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65pt"/>
    </style:style>
    <style:style style:name="co3" style:family="table-column">
      <style:table-column-properties fo:break-before="auto" style:column-width="65.2pt"/>
    </style:style>
    <style:style style:name="co4" style:family="table-column">
      <style:table-column-properties fo:break-before="auto" style:column-width="36.91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48.44pt"/>
    </style:style>
    <style:style style:name="co7" style:family="table-column">
      <style:table-column-properties fo:break-before="auto" style:column-width="70.36pt"/>
    </style:style>
    <style:style style:name="co8" style:family="table-column">
      <style:table-column-properties fo:break-before="auto" style:column-width="42.69pt"/>
    </style:style>
    <style:style style:name="co9" style:family="table-column">
      <style:table-column-properties fo:break-before="auto" style:column-width="78.04pt"/>
    </style:style>
    <style:style style:name="co10" style:family="table-column">
      <style:table-column-properties fo:break-before="auto" style:column-width="34.3pt"/>
    </style:style>
    <style:style style:name="co11" style:family="table-column">
      <style:table-column-properties fo:break-before="auto" style:column-width="72.26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57.49pt"/>
    </style:style>
    <style:style style:name="co14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04pt" fo:break-before="auto" style:use-optimal-row-height="false"/>
    </style:style>
    <style:style style:name="ro3" style:family="table-row">
      <style:table-row-properties style:row-height="37.9pt" fo:break-before="auto" style:use-optimal-row-height="false"/>
    </style:style>
    <style:style style:name="ro4" style:family="table-row">
      <style:table-row-properties style:row-height="38.55pt" fo:break-before="auto" style:use-optimal-row-height="false"/>
    </style:style>
    <style:style style:name="ro5" style:family="table-row">
      <style:table-row-properties style:row-height="37.3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8" style:family="table-cell" style:parent-style-name="Default" style:data-style-name="N4"/>
    <style:style style:name="ce2" style:family="table-cell" style:parent-style-name="Default" style:data-style-name="N134"/>
    <style:style style:name="ce107" style:family="table-cell" style:parent-style-name="Default" style:data-style-name="N11"/>
    <style:style style:name="ce109" style:family="table-cell" style:parent-style-name="Default" style:data-style-name="N136"/>
    <style:style style:name="ce110" style:family="table-cell" style:parent-style-name="Sub-table_20_heading">
      <style:text-properties fo:font-style="italic" style:font-style-asian="italic" style:font-style-complex="italic"/>
    </style:style>
    <style:style style:name="ce111" style:family="table-cell" style:parent-style-name="Default" style:data-style-name="N0"/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</style:style>
    <style:style style:name="ce1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6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17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18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19" style:family="table-cell" style:parent-style-name="Default" style:data-style-name="N136">
      <style:table-cell-properties fo:border-bottom="none" fo:border-left="none" fo:border-right="none" fo:border-top="0.06pt solid #000000"/>
    </style:style>
    <style:style style:name="ce120" style:family="table-cell" style:parent-style-name="Default" style:data-style-name="N136">
      <style:table-cell-properties fo:border-bottom="0.06pt solid #000000" fo:border-left="none" fo:border-right="none" fo:border-top="none"/>
    </style:style>
    <style:style style:name="ce12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23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4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25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126" style:family="table-cell" style:parent-style-name="Default" style:data-style-name="N136">
      <style:table-cell-properties fo:border-bottom="0.06pt solid #000000" fo:border-left="none" fo:border-right="0.06pt solid #000000" fo:border-top="none"/>
    </style:style>
    <style:style style:name="ce12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28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129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30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131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132" style:family="table-cell" style:parent-style-name="Default" style:data-style-name="N4">
      <style:table-cell-properties fo:border="none"/>
    </style:style>
    <style:style style:name="ce133" style:family="table-cell" style:parent-style-name="Default" style:data-style-name="N136">
      <style:table-cell-properties fo:border-bottom="none" fo:border-left="0.06pt solid #000000" fo:border-right="0.06pt solid #000000" fo:border-top="none"/>
    </style:style>
    <style:style style:name="ce134" style:family="table-cell" style:parent-style-name="Default" style:data-style-name="N136">
      <style:table-cell-properties fo:border-bottom="0.06pt solid #000000" fo:border-left="0.06pt solid #000000" fo:border-right="0.06pt solid #000000" fo:border-top="none"/>
    </style:style>
    <style:style style:name="ce135" style:family="table-cell" style:parent-style-name="Default" style:data-style-name="N136">
      <style:table-cell-properties fo:border="none"/>
    </style:style>
    <style:style style:name="ce13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3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38" style:family="table-cell" style:parent-style-name="Default" style:data-style-name="N0">
      <style:table-cell-properties fo:border="none"/>
    </style:style>
    <style:style style:name="ce139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140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141" style:family="table-cell" style:parent-style-name="Default" style:data-style-name="N11">
      <style:table-cell-properties fo:border="none"/>
    </style:style>
    <style:style style:name="ce142" style:family="table-cell" style:parent-style-name="Sub-table_20_heading">
      <style:table-cell-properties style:vertical-align="middle"/>
    </style:style>
    <style:style style:name="ce143" style:family="table-cell" style:parent-style-name="Sub-table_20_heading">
      <style:table-cell-properties fo:border-bottom="0.06pt solid #000000" fo:border-left="0.06pt solid #000000" fo:border-right="none" fo:border-top="0.06pt solid #000000"/>
    </style:style>
    <style:style style:name="ce14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5" style:family="table-cell" style:parent-style-name="Sub-table_20_heading">
      <style:table-cell-properties fo:border-bottom="0.06pt solid #000000" fo:border-left="none" fo:border-right="none" fo:border-top="0.06pt solid #000000"/>
    </style:style>
    <style:style style:name="ce146" style:family="table-cell" style:parent-style-name="Default" style:data-style-name="N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136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8" style:family="table-cell" style:parent-style-name="Default" style:data-style-name="N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9" style:family="table-cell" style:parent-style-name="Default" style:data-style-name="N136">
      <style:table-cell-properties fo:background-color="#ffaa95"/>
    </style:style>
    <style:style style:name="ce150" style:family="table-cell" style:parent-style-name="Sub-table_20_heading">
      <style:table-cell-properties fo:border-bottom="0.06pt solid #000000" fo:border-left="none" fo:border-right="0.06pt solid #000000" fo:border-top="0.06pt solid #000000"/>
    </style:style>
    <style:style style:name="ce151" style:family="table-cell" style:parent-style-name="Default" style:data-style-name="N11">
      <style:table-cell-properties fo:background-color="#f6f9d4"/>
    </style:style>
    <style:style style:name="ce152" style:family="table-cell" style:parent-style-name="Sub-table_20_heading">
      <style:table-cell-properties style:text-align-source="fix" style:repeat-content="false" style:vertical-align="middle"/>
      <style:paragraph-properties fo:text-align="center"/>
    </style:style>
    <style:style style:name="ce153" style:family="table-cell" style:parent-style-name="Sub-table_20_heading" style:data-style-name="N4"/>
    <style:style style:name="ce154" style:family="table-cell" style:parent-style-name="Sub-table_20_heading" style:data-style-name="N4">
      <style:table-cell-properties fo:border-bottom="0.06pt solid #000000" fo:border-left="none" fo:border-right="none" fo:border-top="0.06pt solid #000000"/>
    </style:style>
    <style:style style:name="ce155" style:family="table-cell" style:parent-style-name="Sub-table_20_heading" style:data-style-name="N136"/>
    <style:style style:name="ce156" style:family="table-cell" style:parent-style-name="Sub-table_20_heading" style:data-style-name="N136">
      <style:table-cell-properties fo:border-bottom="0.06pt solid #000000" fo:border-left="none" fo:border-right="none" fo:border-top="0.06pt solid #000000"/>
    </style:style>
    <style:style style:name="ce157" style:family="table-cell" style:parent-style-name="Sub-table_20_heading" style:data-style-name="N11"/>
    <style:style style:name="ce158" style:family="table-cell" style:parent-style-name="Sub-table_20_heading" style:data-style-name="N11">
      <style:table-cell-properties fo:border-bottom="0.06pt solid #000000" fo:border-left="none" fo:border-right="none" fo:border-top="0.06pt solid #000000"/>
    </style:style>
    <style:style style:name="ce159" style:family="table-cell" style:parent-style-name="Sub-table_20_heading" style:data-style-name="N11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UE_by_Source" table:style-name="ta1">
        <table:table-column table:style-name="co1" table:default-cell-style-name="Default"/>
        <table:table-column table:style-name="co1" table:default-cell-style-name="ce108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107"/>
        <table:table-column table:style-name="co1" table:number-columns-repeated="2" table:default-cell-style-name="ce2"/>
        <table:table-column table:style-name="co1" table:default-cell-style-name="ce107"/>
        <table:table-row table:style-name="ro1">
          <table:table-cell table:style-name="Sub-table_20_heading" office:value-type="string" calcext:value-type="string">
            <text:p>source</text:p>
          </table:table-cell>
          <table:table-cell table:style-name="Sub-table_20_heading" office:value-type="string" calcext:value-type="string">
            <text:p>apc</text:p>
          </table:table-cell>
          <table:table-cell table:style-name="Sub-table_20_heading" office:value-type="string" calcext:value-type="string">
            <text:p>avp</text:p>
          </table:table-cell>
          <table:table-cell table:style-name="Sub-table_20_heading" office:value-type="string" calcext:value-type="string">
            <text:p>ua</text:p>
          </table:table-cell>
          <table:table-cell table:style-name="Sub-table_20_heading" office:value-type="string" calcext:value-type="string">
            <text:p>cpa</text:p>
          </table:table-cell>
          <table:table-cell table:style-name="Sub-table_20_heading" office:value-type="string" calcext:value-type="string">
            <text:p>c1%</text:p>
          </table:table-cell>
          <table:table-cell table:style-name="Sub-table_20_heading" office:value-type="string" calcext:value-type="string">
            <text:p>arpc</text:p>
          </table:table-cell>
          <table:table-cell table:style-name="Sub-table_20_heading" office:value-type="string" calcext:value-type="string">
            <text:p>arpu</text:p>
          </table:table-cell>
          <table:table-cell table:style-name="Sub-table_20_heading" office:value-type="string" calcext:value-type="string">
            <text:p>romi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34586466165414" calcext:value-type="float">
            <text:p>2.35</text:p>
          </table:table-cell>
          <table:table-cell office:value-type="currency" office:currency="RUB" office:value="1003.91858974359" calcext:value-type="currency">
            <text:p>1,003.92 ₽</text:p>
          </table:table-cell>
          <table:table-cell office:value-type="float" office:value="952" calcext:value-type="float">
            <text:p>952</text:p>
          </table:table-cell>
          <table:table-cell office:value-type="currency" office:currency="RUB" office:value="346.16281512605" calcext:value-type="currency">
            <text:p>346.16 ₽</text:p>
          </table:table-cell>
          <table:table-cell office:value-type="percentage" office:value="0.698529411764706" calcext:value-type="percentage">
            <text:p>69.85%</text:p>
          </table:table-cell>
          <table:table-cell office:value-type="currency" office:currency="RUB" office:value="2355.05714285714" calcext:value-type="currency">
            <text:p>2,355.06 ₽</text:p>
          </table:table-cell>
          <table:table-cell office:value-type="currency" office:currency="RUB" office:value="1645.07668067227" calcext:value-type="currency">
            <text:p>1,645.08 ₽</text:p>
          </table:table-cell>
          <table:table-cell office:value-type="percentage" office:value="4.7523206098068" calcext:value-type="percentage">
            <text:p>475.23%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2.42880523731588" calcext:value-type="float">
            <text:p>2.43</text:p>
          </table:table-cell>
          <table:table-cell office:value-type="currency" office:currency="RUB" office:value="943.514824797844" calcext:value-type="currency">
            <text:p>943.51 ₽</text:p>
          </table:table-cell>
          <table:table-cell office:value-type="float" office:value="900" calcext:value-type="float">
            <text:p>900</text:p>
          </table:table-cell>
          <table:table-cell office:value-type="currency" office:currency="RUB" office:value="349.626666666667" calcext:value-type="currency">
            <text:p>349.63 ₽</text:p>
          </table:table-cell>
          <table:table-cell office:value-type="percentage" office:value="0.678888888888889" calcext:value-type="percentage">
            <text:p>67.89%</text:p>
          </table:table-cell>
          <table:table-cell office:value-type="currency" office:currency="RUB" office:value="2291.61374795417" calcext:value-type="currency">
            <text:p>2,291.61 ₽</text:p>
          </table:table-cell>
          <table:table-cell office:value-type="currency" office:currency="RUB" office:value="1555.75111111111" calcext:value-type="currency">
            <text:p>1,555.75 ₽</text:p>
          </table:table-cell>
          <table:table-cell office:value-type="percentage" office:value="4.44974957414893" calcext:value-type="percentage">
            <text:p>444.97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32586206896552" calcext:value-type="float">
            <text:p>2.33</text:p>
          </table:table-cell>
          <table:table-cell office:value-type="currency" office:currency="RUB" office:value="856.551519644181" calcext:value-type="currency">
            <text:p>856.55 ₽</text:p>
          </table:table-cell>
          <table:table-cell office:value-type="float" office:value="847" calcext:value-type="float">
            <text:p>847</text:p>
          </table:table-cell>
          <table:table-cell office:value-type="currency" office:currency="RUB" office:value="353.635182998819" calcext:value-type="currency">
            <text:p>353.64 ₽</text:p>
          </table:table-cell>
          <table:table-cell office:value-type="percentage" office:value="0.684769775678867" calcext:value-type="percentage">
            <text:p>68.48%</text:p>
          </table:table-cell>
          <table:table-cell office:value-type="currency" office:currency="RUB" office:value="1992.22068965517" calcext:value-type="currency">
            <text:p>1,992.22 ₽</text:p>
          </table:table-cell>
          <table:table-cell office:value-type="currency" office:currency="RUB" office:value="1364.21251475797" calcext:value-type="currency">
            <text:p>1,364.21 ₽</text:p>
          </table:table-cell>
          <table:table-cell office:value-type="percentage" office:value="3.85768322933672" calcext:value-type="percentage">
            <text:p>385.77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31669266770671" calcext:value-type="float">
            <text:p>2.32</text:p>
          </table:table-cell>
          <table:table-cell office:value-type="currency" office:currency="RUB" office:value="676.873400673401" calcext:value-type="currency">
            <text:p>676.87 ₽</text:p>
          </table:table-cell>
          <table:table-cell office:value-type="float" office:value="938" calcext:value-type="float">
            <text:p>938</text:p>
          </table:table-cell>
          <table:table-cell office:value-type="currency" office:currency="RUB" office:value="349.953091684435" calcext:value-type="currency">
            <text:p>349.95 ₽</text:p>
          </table:table-cell>
          <table:table-cell office:value-type="percentage" office:value="0.683368869936034" calcext:value-type="percentage">
            <text:p>68.34%</text:p>
          </table:table-cell>
          <table:table-cell office:value-type="currency" office:currency="RUB" office:value="1568.10764430577" calcext:value-type="currency">
            <text:p>1,568.11 ₽</text:p>
          </table:table-cell>
          <table:table-cell office:value-type="currency" office:currency="RUB" office:value="1071.59594882729" calcext:value-type="currency">
            <text:p>1,071.60 ₽</text:p>
          </table:table-cell>
          <table:table-cell office:value-type="percentage" office:value="3.06211310684344" calcext:value-type="percentage">
            <text:p>306.21%</text:p>
          </table:table-cell>
        </table:table-row>
      </table:table>
      <table:table table:name="UE_by_region" table:style-name="ta1">
        <table:table-column table:style-name="co1" table:default-cell-style-name="Default"/>
        <table:table-column table:style-name="co1" table:default-cell-style-name="ce108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107"/>
        <table:table-column table:style-name="co1" table:number-columns-repeated="2" table:default-cell-style-name="ce2"/>
        <table:table-column table:style-name="co1" table:default-cell-style-name="ce107"/>
        <table:table-row table:style-name="ro1">
          <table:table-cell table:style-name="Sub-table_20_heading" office:value-type="string" calcext:value-type="string">
            <text:p>region</text:p>
          </table:table-cell>
          <table:table-cell table:style-name="Sub-table_20_heading" office:value-type="string" calcext:value-type="string">
            <text:p>apc</text:p>
          </table:table-cell>
          <table:table-cell table:style-name="Sub-table_20_heading" office:value-type="string" calcext:value-type="string">
            <text:p>avp</text:p>
          </table:table-cell>
          <table:table-cell table:style-name="Sub-table_20_heading" office:value-type="string" calcext:value-type="string">
            <text:p>ua</text:p>
          </table:table-cell>
          <table:table-cell table:style-name="Sub-table_20_heading" office:value-type="string" calcext:value-type="string">
            <text:p>cpa</text:p>
          </table:table-cell>
          <table:table-cell table:style-name="Sub-table_20_heading" office:value-type="string" calcext:value-type="string">
            <text:p>c1%</text:p>
          </table:table-cell>
          <table:table-cell table:style-name="Sub-table_20_heading" office:value-type="string" calcext:value-type="string">
            <text:p>arpc</text:p>
          </table:table-cell>
          <table:table-cell table:style-name="Sub-table_20_heading" office:value-type="string" calcext:value-type="string">
            <text:p>arpu</text:p>
          </table:table-cell>
          <table:table-cell table:style-name="Sub-table_20_heading" office:value-type="string" calcext:value-type="string">
            <text:p>romi%</text:p>
          </table:table-cell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2.30864197530864" calcext:value-type="float">
            <text:p>2.31</text:p>
          </table:table-cell>
          <table:table-cell office:value-type="currency" office:currency="RUB" office:value="1164.04705882353" calcext:value-type="currency">
            <text:p>1,164.05 ₽</text:p>
          </table:table-cell>
          <table:table-cell office:value-type="float" office:value="596" calcext:value-type="float">
            <text:p>596</text:p>
          </table:table-cell>
          <table:table-cell office:value-type="currency" office:currency="RUB" office:value="352.58389261745" calcext:value-type="currency">
            <text:p>352.58 ₽</text:p>
          </table:table-cell>
          <table:table-cell office:value-type="percentage" office:value="0.679530201342282" calcext:value-type="percentage">
            <text:p>67.95%</text:p>
          </table:table-cell>
          <table:table-cell office:value-type="currency" office:currency="RUB" office:value="2687.36790123457" calcext:value-type="currency">
            <text:p>2,687.37 ₽</text:p>
          </table:table-cell>
          <table:table-cell office:value-type="currency" office:currency="RUB" office:value="1826.14765100671" calcext:value-type="currency">
            <text:p>1,826.15 ₽</text:p>
          </table:table-cell>
          <table:table-cell office:value-type="percentage" office:value="5.17932806700295" calcext:value-type="percentage">
            <text:p>517.93%</text:p>
          </table:table-cell>
        </table:table-row>
        <table:table-row table:style-name="ro1">
          <table:table-cell office:value-type="string" calcext:value-type="string">
            <text:p>spb</text:p>
          </table:table-cell>
          <table:table-cell office:value-type="float" office:value="2.43192488262911" calcext:value-type="float">
            <text:p>2.43</text:p>
          </table:table-cell>
          <table:table-cell office:value-type="currency" office:currency="RUB" office:value="1057.94305019305" calcext:value-type="currency">
            <text:p>1,057.94 ₽</text:p>
          </table:table-cell>
          <table:table-cell office:value-type="float" office:value="628" calcext:value-type="float">
            <text:p>628</text:p>
          </table:table-cell>
          <table:table-cell office:value-type="currency" office:currency="RUB" office:value="351.289808917197" calcext:value-type="currency">
            <text:p>351.29 ₽</text:p>
          </table:table-cell>
          <table:table-cell office:value-type="percentage" office:value="0.678343949044586" calcext:value-type="percentage">
            <text:p>67.83%</text:p>
          </table:table-cell>
          <table:table-cell office:value-type="currency" office:currency="RUB" office:value="2572.83802816901" calcext:value-type="currency">
            <text:p>2,572.84 ₽</text:p>
          </table:table-cell>
          <table:table-cell office:value-type="currency" office:currency="RUB" office:value="1745.26910828025" calcext:value-type="currency">
            <text:p>1,745.27 ₽</text:p>
          </table:table-cell>
          <table:table-cell office:value-type="percentage" office:value="4.96817460677213" calcext:value-type="percentage">
            <text:p>496.82%</text:p>
          </table:table-cell>
        </table:table-row>
        <table:table-row table:style-name="ro1">
          <table:table-cell office:value-type="string" calcext:value-type="string">
            <text:p>ekb</text:p>
          </table:table-cell>
          <table:table-cell office:value-type="float" office:value="2.38582677165354" calcext:value-type="float">
            <text:p>2.39</text:p>
          </table:table-cell>
          <table:table-cell office:value-type="currency" office:currency="RUB" office:value="885.985698569857" calcext:value-type="currency">
            <text:p>885.99 ₽</text:p>
          </table:table-cell>
          <table:table-cell office:value-type="float" office:value="562" calcext:value-type="float">
            <text:p>562</text:p>
          </table:table-cell>
          <table:table-cell office:value-type="currency" office:currency="RUB" office:value="355.17615658363" calcext:value-type="currency">
            <text:p>355.18 ₽</text:p>
          </table:table-cell>
          <table:table-cell office:value-type="percentage" office:value="0.677935943060498" calcext:value-type="percentage">
            <text:p>67.79%</text:p>
          </table:table-cell>
          <table:table-cell office:value-type="currency" office:currency="RUB" office:value="2113.80839895013" calcext:value-type="currency">
            <text:p>2,113.81 ₽</text:p>
          </table:table-cell>
          <table:table-cell office:value-type="currency" office:currency="RUB" office:value="1433.02669039146" calcext:value-type="currency">
            <text:p>1,433.03 ₽</text:p>
          </table:table-cell>
          <table:table-cell office:value-type="percentage" office:value="4.03469282447184" calcext:value-type="percentage">
            <text:p>403.47%</text:p>
          </table:table-cell>
        </table:table-row>
        <table:table-row table:style-name="ro1">
          <table:table-cell office:value-type="string" calcext:value-type="string">
            <text:p>volgograd</text:p>
          </table:table-cell>
          <table:table-cell office:value-type="float" office:value="2.31140350877193" calcext:value-type="float">
            <text:p>2.31</text:p>
          </table:table-cell>
          <table:table-cell office:value-type="currency" office:currency="RUB" office:value="802.629032258064" calcext:value-type="currency">
            <text:p>802.63 ₽</text:p>
          </table:table-cell>
          <table:table-cell office:value-type="float" office:value="636" calcext:value-type="float">
            <text:p>636</text:p>
          </table:table-cell>
          <table:table-cell office:value-type="currency" office:currency="RUB" office:value="344.930817610063" calcext:value-type="currency">
            <text:p>344.93 ₽</text:p>
          </table:table-cell>
          <table:table-cell office:value-type="percentage" office:value="0.716981132075472" calcext:value-type="percentage">
            <text:p>71.70%</text:p>
          </table:table-cell>
          <table:table-cell office:value-type="currency" office:currency="RUB" office:value="1855.19956140351" calcext:value-type="currency">
            <text:p>1,855.20 ₽</text:p>
          </table:table-cell>
          <table:table-cell office:value-type="currency" office:currency="RUB" office:value="1330.14308176101" calcext:value-type="currency">
            <text:p>1,330.14 ₽</text:p>
          </table:table-cell>
          <table:table-cell office:value-type="percentage" office:value="3.85626048428269" calcext:value-type="percentage">
            <text:p>385.63%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2.4025" calcext:value-type="float">
            <text:p>2.40</text:p>
          </table:table-cell>
          <table:table-cell office:value-type="currency" office:currency="RUB" office:value="714.037460978148" calcext:value-type="currency">
            <text:p>714.04 ₽</text:p>
          </table:table-cell>
          <table:table-cell office:value-type="float" office:value="577" calcext:value-type="float">
            <text:p>577</text:p>
          </table:table-cell>
          <table:table-cell office:value-type="currency" office:currency="RUB" office:value="352.100519930676" calcext:value-type="currency">
            <text:p>352.10 ₽</text:p>
          </table:table-cell>
          <table:table-cell office:value-type="percentage" office:value="0.693240901213172" calcext:value-type="percentage">
            <text:p>69.32%</text:p>
          </table:table-cell>
          <table:table-cell office:value-type="currency" office:currency="RUB" office:value="1715.475" calcext:value-type="currency">
            <text:p>1,715.48 ₽</text:p>
          </table:table-cell>
          <table:table-cell office:value-type="currency" office:currency="RUB" office:value="1189.23743500867" calcext:value-type="currency">
            <text:p>1,189.24 ₽</text:p>
          </table:table-cell>
          <table:table-cell office:value-type="percentage" office:value="3.3775509199555" calcext:value-type="percentage">
            <text:p>337.76%</text:p>
          </table:table-cell>
        </table:table-row>
        <table:table-row table:style-name="ro1">
          <table:table-cell office:value-type="string" calcext:value-type="string">
            <text:p>orel</text:p>
          </table:table-cell>
          <table:table-cell office:value-type="float" office:value="2.29137529137529" calcext:value-type="float">
            <text:p>2.29</text:p>
          </table:table-cell>
          <table:table-cell office:value-type="currency" office:currency="RUB" office:value="615.461851475076" calcext:value-type="currency">
            <text:p>615.46 ₽</text:p>
          </table:table-cell>
          <table:table-cell office:value-type="float" office:value="638" calcext:value-type="float">
            <text:p>638</text:p>
          </table:table-cell>
          <table:table-cell office:value-type="currency" office:currency="RUB" office:value="343.415360501567" calcext:value-type="currency">
            <text:p>343.42 ₽</text:p>
          </table:table-cell>
          <table:table-cell office:value-type="percentage" office:value="0.672413793103448" calcext:value-type="percentage">
            <text:p>67.24%</text:p>
          </table:table-cell>
          <table:table-cell office:value-type="currency" office:currency="RUB" office:value="1410.25407925408" calcext:value-type="currency">
            <text:p>1,410.25 ₽</text:p>
          </table:table-cell>
          <table:table-cell office:value-type="currency" office:currency="RUB" office:value="948.274294670846" calcext:value-type="currency">
            <text:p>948.27 ₽</text:p>
          </table:table-cell>
          <table:table-cell office:value-type="percentage" office:value="2.76130425058992" calcext:value-type="percentage">
            <text:p>276.13%</text:p>
          </table:table-cell>
        </table:table-row>
      </table:table>
      <table:table table:name="Сводная источник регион UE" table:style-name="ta1">
        <table:table-column table:style-name="co2" table:default-cell-style-name="Default"/>
        <table:table-column table:style-name="co3" table:default-cell-style-name="ce108"/>
        <table:table-column table:style-name="co4" table:default-cell-style-name="ce108"/>
        <table:table-column table:style-name="co5" table:default-cell-style-name="ce109"/>
        <table:table-column table:style-name="co6" table:default-cell-style-name="ce108"/>
        <table:table-column table:style-name="co7" table:default-cell-style-name="ce109"/>
        <table:table-column table:style-name="co8" table:default-cell-style-name="ce108"/>
        <table:table-column table:style-name="co5" table:number-columns-repeated="2" table:default-cell-style-name="ce109"/>
        <table:table-column table:style-name="co6" table:default-cell-style-name="ce108"/>
        <table:table-column table:style-name="co1" table:number-columns-repeated="3" table:default-cell-style-name="Default"/>
        <table:table-row table:style-name="ro1">
          <table:table-cell table:style-name="Sub-table_20_heading" office:value-type="string" calcext:value-type="string">
            <text:p>source</text:p>
          </table:table-cell>
          <table:table-cell table:style-name="Sub-table_20_heading" office:value-type="string" calcext:value-type="string">
            <text:p>region</text:p>
          </table:table-cell>
          <table:table-cell table:style-name="Sub-table_20_heading" office:value-type="string" calcext:value-type="string">
            <text:p>apc</text:p>
          </table:table-cell>
          <table:table-cell table:style-name="Sub-table_20_heading" office:value-type="string" calcext:value-type="string">
            <text:p>avp</text:p>
          </table:table-cell>
          <table:table-cell table:style-name="Sub-table_20_heading" office:value-type="string" calcext:value-type="string">
            <text:p>ua</text:p>
          </table:table-cell>
          <table:table-cell table:style-name="Sub-table_20_heading" office:value-type="string" calcext:value-type="string">
            <text:p>cpa</text:p>
          </table:table-cell>
          <table:table-cell table:style-name="Sub-table_20_heading" office:value-type="string" calcext:value-type="string">
            <text:p>c1%</text:p>
          </table:table-cell>
          <table:table-cell table:style-name="Sub-table_20_heading" office:value-type="string" calcext:value-type="string">
            <text:p>arpc</text:p>
          </table:table-cell>
          <table:table-cell table:style-name="Sub-table_20_heading" office:value-type="string" calcext:value-type="string">
            <text:p>arpu</text:p>
          </table:table-cell>
          <table:table-cell table:style-name="ce110" office:value-type="string" calcext:value-type="string">
            <text:p>romi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ekb <text:s text:c="6"/></text:p>
          </table:table-cell>
          <table:table-cell office:value-type="float" office:value="2.54716981132075" calcext:value-type="float">
            <text:p>2.55</text:p>
          </table:table-cell>
          <table:table-cell office:value-type="currency" office:currency="руб." office:value="905.314814814815" calcext:value-type="currency">
            <text:p>905.31 руб.</text:p>
          </table:table-cell>
          <table:table-cell office:value-type="float" office:value="152" calcext:value-type="float">
            <text:p>152.00</text:p>
          </table:table-cell>
          <table:table-cell office:value-type="currency" office:currency="руб." office:value="346.230263157895" calcext:value-type="currency">
            <text:p>346.23 руб.</text:p>
          </table:table-cell>
          <table:table-cell office:value-type="float" office:value="69.7368421052632" calcext:value-type="float">
            <text:p>69.74</text:p>
          </table:table-cell>
          <table:table-cell office:value-type="currency" office:currency="руб." office:value="2305.99056603774" calcext:value-type="currency">
            <text:p>2,305.99 руб.</text:p>
          </table:table-cell>
          <table:table-cell office:value-type="currency" office:currency="руб." office:value="1608.125" calcext:value-type="currency">
            <text:p>1,608.13 руб.</text:p>
          </table:table-cell>
          <table:table-cell office:value-type="float" office:value="464.46690862105" calcext:value-type="float">
            <text:p>464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59375" calcext:value-type="float">
            <text:p>2.59</text:p>
          </table:table-cell>
          <table:table-cell office:value-type="currency" office:currency="руб." office:value="1270.53012048193" calcext:value-type="currency">
            <text:p>1,270.53 руб.</text:p>
          </table:table-cell>
          <table:table-cell office:value-type="float" office:value="142" calcext:value-type="float">
            <text:p>142.00</text:p>
          </table:table-cell>
          <table:table-cell office:value-type="currency" office:currency="руб." office:value="352.154929577465" calcext:value-type="currency">
            <text:p>352.15 руб.</text:p>
          </table:table-cell>
          <table:table-cell office:value-type="float" office:value="67.6056338028169" calcext:value-type="float">
            <text:p>67.61</text:p>
          </table:table-cell>
          <table:table-cell office:value-type="currency" office:currency="руб." office:value="3295.4375" calcext:value-type="currency">
            <text:p>3,295.44 руб.</text:p>
          </table:table-cell>
          <table:table-cell office:value-type="currency" office:currency="руб." office:value="2227.9014084507" calcext:value-type="currency">
            <text:p>2,227.90 руб.</text:p>
          </table:table-cell>
          <table:table-cell office:value-type="float" office:value="632.648082230132" calcext:value-type="float">
            <text:p>63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orel <text:s text:c="5"/></text:p>
          </table:table-cell>
          <table:table-cell office:value-type="float" office:value="1.96296296296296" calcext:value-type="float">
            <text:p>1.96</text:p>
          </table:table-cell>
          <table:table-cell office:value-type="currency" office:currency="руб." office:value="653.424528301887" calcext:value-type="currency">
            <text:p>653.42 руб.</text:p>
          </table:table-cell>
          <table:table-cell office:value-type="float" office:value="157" calcext:value-type="float">
            <text:p>157.00</text:p>
          </table:table-cell>
          <table:table-cell office:value-type="currency" office:currency="руб." office:value="351.407643312102" calcext:value-type="currency">
            <text:p>351.41 руб.</text:p>
          </table:table-cell>
          <table:table-cell office:value-type="float" office:value="68.7898089171974" calcext:value-type="float">
            <text:p>68.79</text:p>
          </table:table-cell>
          <table:table-cell office:value-type="currency" office:currency="руб." office:value="1282.64814814815" calcext:value-type="currency">
            <text:p>1,282.65 руб.</text:p>
          </table:table-cell>
          <table:table-cell office:value-type="currency" office:currency="руб." office:value="882.331210191083" calcext:value-type="currency">
            <text:p>882.33 руб.</text:p>
          </table:table-cell>
          <table:table-cell office:value-type="float" office:value="251.084809048232" calcext:value-type="float">
            <text:p>251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spb <text:s text:c="6"/></text:p>
          </table:table-cell>
          <table:table-cell office:value-type="float" office:value="2.62857142857143" calcext:value-type="float">
            <text:p>2.63</text:p>
          </table:table-cell>
          <table:table-cell office:value-type="currency" office:currency="руб." office:value="1124.30797101449" calcext:value-type="currency">
            <text:p>1,124.31 руб.</text:p>
          </table:table-cell>
          <table:table-cell office:value-type="float" office:value="161" calcext:value-type="float">
            <text:p>161.00</text:p>
          </table:table-cell>
          <table:table-cell office:value-type="currency" office:currency="руб." office:value="354.453416149068" calcext:value-type="currency">
            <text:p>354.45 руб.</text:p>
          </table:table-cell>
          <table:table-cell office:value-type="float" office:value="65.2173913043478" calcext:value-type="float">
            <text:p>65.22</text:p>
          </table:table-cell>
          <table:table-cell office:value-type="currency" office:currency="руб." office:value="2955.32380952381" calcext:value-type="currency">
            <text:p>2,955.32 руб.</text:p>
          </table:table-cell>
          <table:table-cell office:value-type="currency" office:currency="руб." office:value="1927.3850931677" calcext:value-type="currency">
            <text:p>1,927.39 руб.</text:p>
          </table:table-cell>
          <table:table-cell office:value-type="float" office:value="543.762594844656" calcext:value-type="float">
            <text:p>543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vladimir <text:s/></text:p>
          </table:table-cell>
          <table:table-cell office:value-type="float" office:value="2.3448275862069" calcext:value-type="float">
            <text:p>2.34</text:p>
          </table:table-cell>
          <table:table-cell office:value-type="currency" office:currency="руб." office:value="736.916666666667" calcext:value-type="currency">
            <text:p>736.92 руб.</text:p>
          </table:table-cell>
          <table:table-cell office:value-type="float" office:value="128" calcext:value-type="float">
            <text:p>128.00</text:p>
          </table:table-cell>
          <table:table-cell office:value-type="currency" office:currency="руб." office:value="356.125" calcext:value-type="currency">
            <text:p>356.13 руб.</text:p>
          </table:table-cell>
          <table:table-cell office:value-type="float" office:value="67.96875" calcext:value-type="float">
            <text:p>67.97</text:p>
          </table:table-cell>
          <table:table-cell office:value-type="currency" office:currency="руб." office:value="1727.94252873563" calcext:value-type="currency">
            <text:p>1,727.94 руб.</text:p>
          </table:table-cell>
          <table:table-cell office:value-type="currency" office:currency="руб." office:value="1174.4609375" calcext:value-type="currency">
            <text:p>1,174.46 руб.</text:p>
          </table:table-cell>
          <table:table-cell office:value-type="float" office:value="329.788961038961" calcext:value-type="float">
            <text:p>329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volgograd </text:p>
          </table:table-cell>
          <table:table-cell office:value-type="float" office:value="2.5045871559633" calcext:value-type="float">
            <text:p>2.50</text:p>
          </table:table-cell>
          <table:table-cell office:value-type="currency" office:currency="руб." office:value="879.901098901099" calcext:value-type="currency">
            <text:p>879.90 руб.</text:p>
          </table:table-cell>
          <table:table-cell office:value-type="float" office:value="160" calcext:value-type="float">
            <text:p>160.00</text:p>
          </table:table-cell>
          <table:table-cell office:value-type="currency" office:currency="руб." office:value="338.80625" calcext:value-type="currency">
            <text:p>338.81 руб.</text:p>
          </table:table-cell>
          <table:table-cell office:value-type="float" office:value="68.125" calcext:value-type="float">
            <text:p>68.13</text:p>
          </table:table-cell>
          <table:table-cell office:value-type="currency" office:currency="руб." office:value="2203.78899082569" calcext:value-type="currency">
            <text:p>2,203.79 руб.</text:p>
          </table:table-cell>
          <table:table-cell office:value-type="currency" office:currency="руб." office:value="1501.33125" calcext:value-type="currency">
            <text:p>1,501.33 руб.</text:p>
          </table:table-cell>
          <table:table-cell office:value-type="float" office:value="443.123835525466" calcext:value-type="float">
            <text:p>44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ekb <text:s text:c="6"/></text:p>
          </table:table-cell>
          <table:table-cell office:value-type="float" office:value="2.25490196078431" calcext:value-type="float">
            <text:p>2.25</text:p>
          </table:table-cell>
          <table:table-cell office:value-type="currency" office:currency="руб." office:value="862.017391304348" calcext:value-type="currency">
            <text:p>862.02 руб.</text:p>
          </table:table-cell>
          <table:table-cell office:value-type="float" office:value="140" calcext:value-type="float">
            <text:p>140.00</text:p>
          </table:table-cell>
          <table:table-cell office:value-type="currency" office:currency="руб." office:value="361.65" calcext:value-type="currency">
            <text:p>361.65 руб.</text:p>
          </table:table-cell>
          <table:table-cell office:value-type="float" office:value="72.8571428571429" calcext:value-type="float">
            <text:p>72.86</text:p>
          </table:table-cell>
          <table:table-cell office:value-type="currency" office:currency="руб." office:value="1943.76470588235" calcext:value-type="currency">
            <text:p>1,943.76 руб.</text:p>
          </table:table-cell>
          <table:table-cell office:value-type="currency" office:currency="руб." office:value="1416.17142857143" calcext:value-type="currency">
            <text:p>1,416.17 руб.</text:p>
          </table:table-cell>
          <table:table-cell office:value-type="float" office:value="391.586182378385" calcext:value-type="float">
            <text:p>391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13253012048193" calcext:value-type="float">
            <text:p>2.13</text:p>
          </table:table-cell>
          <table:table-cell office:value-type="currency" office:currency="руб." office:value="1122.91525423729" calcext:value-type="currency">
            <text:p>1,122.92 руб.</text:p>
          </table:table-cell>
          <table:table-cell office:value-type="float" office:value="126" calcext:value-type="float">
            <text:p>126.00</text:p>
          </table:table-cell>
          <table:table-cell office:value-type="currency" office:currency="руб." office:value="359.269841269841" calcext:value-type="currency">
            <text:p>359.27 руб.</text:p>
          </table:table-cell>
          <table:table-cell office:value-type="float" office:value="65.8730158730159" calcext:value-type="float">
            <text:p>65.87</text:p>
          </table:table-cell>
          <table:table-cell office:value-type="currency" office:currency="руб." office:value="2394.65060240964" calcext:value-type="currency">
            <text:p>2,394.65 руб.</text:p>
          </table:table-cell>
          <table:table-cell office:value-type="currency" office:currency="руб." office:value="1577.42857142857" calcext:value-type="currency">
            <text:p>1,577.43 руб.</text:p>
          </table:table-cell>
          <table:table-cell office:value-type="float" office:value="439.065123265883" calcext:value-type="float">
            <text:p>439.07</text:p>
          </table:table-cell>
          <table:table-cell table:number-columns-repeated="2"/>
          <table:table-cell table:style-name="ce111"/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orel <text:s text:c="5"/></text:p>
          </table:table-cell>
          <table:table-cell office:value-type="float" office:value="2.23958333333333" calcext:value-type="float">
            <text:p>2.24</text:p>
          </table:table-cell>
          <table:table-cell office:value-type="currency" office:currency="руб." office:value="599.655813953488" calcext:value-type="currency">
            <text:p>599.66 руб.</text:p>
          </table:table-cell>
          <table:table-cell office:value-type="float" office:value="152" calcext:value-type="float">
            <text:p>152.00</text:p>
          </table:table-cell>
          <table:table-cell office:value-type="currency" office:currency="руб." office:value="346.572368421053" calcext:value-type="currency">
            <text:p>346.57 руб.</text:p>
          </table:table-cell>
          <table:table-cell office:value-type="float" office:value="63.1578947368421" calcext:value-type="float">
            <text:p>63.16</text:p>
          </table:table-cell>
          <table:table-cell office:value-type="currency" office:currency="руб." office:value="1342.97916666667" calcext:value-type="currency">
            <text:p>1,342.98 руб.</text:p>
          </table:table-cell>
          <table:table-cell office:value-type="currency" office:currency="руб." office:value="848.197368421053" calcext:value-type="currency">
            <text:p>848.20 руб.</text:p>
          </table:table-cell>
          <table:table-cell office:value-type="float" office:value="244.738890259876" calcext:value-type="float">
            <text:p>244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spb <text:s text:c="6"/></text:p>
          </table:table-cell>
          <table:table-cell office:value-type="float" office:value="2.47572815533981" calcext:value-type="float">
            <text:p>2.48</text:p>
          </table:table-cell>
          <table:table-cell office:value-type="currency" office:currency="руб." office:value="1053.00392156863" calcext:value-type="currency">
            <text:p>1,053.00 руб.</text:p>
          </table:table-cell>
          <table:table-cell office:value-type="float" office:value="142" calcext:value-type="float">
            <text:p>142.00</text:p>
          </table:table-cell>
          <table:table-cell office:value-type="currency" office:currency="руб." office:value="356.894366197183" calcext:value-type="currency">
            <text:p>356.89 руб.</text:p>
          </table:table-cell>
          <table:table-cell office:value-type="float" office:value="72.5352112676056" calcext:value-type="float">
            <text:p>72.54</text:p>
          </table:table-cell>
          <table:table-cell office:value-type="currency" office:currency="руб." office:value="2606.95145631068" calcext:value-type="currency">
            <text:p>2,606.95 руб.</text:p>
          </table:table-cell>
          <table:table-cell office:value-type="currency" office:currency="руб." office:value="1890.95774647887" calcext:value-type="currency">
            <text:p>1,890.96 руб.</text:p>
          </table:table-cell>
          <table:table-cell office:value-type="float" office:value="529.836816038201" calcext:value-type="float">
            <text:p>529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vladimir <text:s/></text:p>
          </table:table-cell>
          <table:table-cell office:value-type="float" office:value="2.51282051282051" calcext:value-type="float">
            <text:p>2.51</text:p>
          </table:table-cell>
          <table:table-cell office:value-type="currency" office:currency="руб." office:value="735.061224489796" calcext:value-type="currency">
            <text:p>735.06 руб.</text:p>
          </table:table-cell>
          <table:table-cell office:value-type="float" office:value="130" calcext:value-type="float">
            <text:p>130.00</text:p>
          </table:table-cell>
          <table:table-cell office:value-type="currency" office:currency="руб." office:value="360.592307692308" calcext:value-type="currency">
            <text:p>360.59 руб.</text:p>
          </table:table-cell>
          <table:table-cell office:value-type="float" office:value="60" calcext:value-type="float">
            <text:p>60.00</text:p>
          </table:table-cell>
          <table:table-cell office:value-type="currency" office:currency="руб." office:value="1847.07692307692" calcext:value-type="currency">
            <text:p>1,847.08 руб.</text:p>
          </table:table-cell>
          <table:table-cell office:value-type="currency" office:currency="руб." office:value="1108.24615384615" calcext:value-type="currency">
            <text:p>1,108.25 руб.</text:p>
          </table:table-cell>
          <table:table-cell office:value-type="float" office:value="307.340486805896" calcext:value-type="float">
            <text:p>307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volgograd </text:p>
          </table:table-cell>
          <table:table-cell office:value-type="float" office:value="2.33898305084746" calcext:value-type="float">
            <text:p>2.34</text:p>
          </table:table-cell>
          <table:table-cell office:value-type="currency" office:currency="руб." office:value="786.065217391304" calcext:value-type="currency">
            <text:p>786.07 руб.</text:p>
          </table:table-cell>
          <table:table-cell office:value-type="float" office:value="157" calcext:value-type="float">
            <text:p>157.00</text:p>
          </table:table-cell>
          <table:table-cell office:value-type="currency" office:currency="руб." office:value="340.095541401274" calcext:value-type="currency">
            <text:p>340.10 руб.</text:p>
          </table:table-cell>
          <table:table-cell office:value-type="float" office:value="75.1592356687898" calcext:value-type="float">
            <text:p>75.16</text:p>
          </table:table-cell>
          <table:table-cell office:value-type="currency" office:currency="руб." office:value="1838.59322033898" calcext:value-type="currency">
            <text:p>1,838.59 руб.</text:p>
          </table:table-cell>
          <table:table-cell office:value-type="currency" office:currency="руб." office:value="1381.87261146497" calcext:value-type="currency">
            <text:p>1,381.87 руб.</text:p>
          </table:table-cell>
          <table:table-cell office:value-type="float" office:value="406.318943721322" calcext:value-type="float">
            <text:p>406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ekb <text:s text:c="6"/></text:p>
          </table:table-cell>
          <table:table-cell office:value-type="float" office:value="2.25531914893617" calcext:value-type="float">
            <text:p>2.26</text:p>
          </table:table-cell>
          <table:table-cell office:value-type="currency" office:currency="руб." office:value="1102.66981132075" calcext:value-type="currency">
            <text:p>1,102.67 руб.</text:p>
          </table:table-cell>
          <table:table-cell office:value-type="float" office:value="139" calcext:value-type="float">
            <text:p>139.00</text:p>
          </table:table-cell>
          <table:table-cell office:value-type="currency" office:currency="руб." office:value="364.374100719424" calcext:value-type="currency">
            <text:p>364.37 руб.</text:p>
          </table:table-cell>
          <table:table-cell office:value-type="float" office:value="67.6258992805755" calcext:value-type="float">
            <text:p>67.63</text:p>
          </table:table-cell>
          <table:table-cell office:value-type="currency" office:currency="руб." office:value="2486.87234042553" calcext:value-type="currency">
            <text:p>2,486.87 руб.</text:p>
          </table:table-cell>
          <table:table-cell office:value-type="currency" office:currency="руб." office:value="1681.76978417266" calcext:value-type="currency">
            <text:p>1,681.77 руб.</text:p>
          </table:table-cell>
          <table:table-cell office:value-type="float" office:value="461.550308008214" calcext:value-type="float">
            <text:p>461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29059829059829" calcext:value-type="float">
            <text:p>2.29</text:p>
          </table:table-cell>
          <table:table-cell office:value-type="currency" office:currency="руб." office:value="1314.22388059701" calcext:value-type="currency">
            <text:p>1,314.22 руб.</text:p>
          </table:table-cell>
          <table:table-cell office:value-type="float" office:value="165" calcext:value-type="float">
            <text:p>165.00</text:p>
          </table:table-cell>
          <table:table-cell office:value-type="currency" office:currency="руб." office:value="360.333333333333" calcext:value-type="currency">
            <text:p>360.33 руб.</text:p>
          </table:table-cell>
          <table:table-cell office:value-type="float" office:value="70.9090909090909" calcext:value-type="float">
            <text:p>70.91</text:p>
          </table:table-cell>
          <table:table-cell office:value-type="currency" office:currency="руб." office:value="3010.35897435897" calcext:value-type="currency">
            <text:p>3,010.36 руб.</text:p>
          </table:table-cell>
          <table:table-cell office:value-type="currency" office:currency="руб." office:value="2134.61818181818" calcext:value-type="currency">
            <text:p>2,134.62 руб.</text:p>
          </table:table-cell>
          <table:table-cell office:value-type="float" office:value="592.40097552771" calcext:value-type="float">
            <text:p>592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orel <text:s text:c="5"/></text:p>
          </table:table-cell>
          <table:table-cell office:value-type="float" office:value="2.65486725663717" calcext:value-type="float">
            <text:p>2.65</text:p>
          </table:table-cell>
          <table:table-cell office:value-type="currency" office:currency="руб." office:value="708.46" calcext:value-type="currency">
            <text:p>708.46 руб.</text:p>
          </table:table-cell>
          <table:table-cell office:value-type="float" office:value="166" calcext:value-type="float">
            <text:p>166.00</text:p>
          </table:table-cell>
          <table:table-cell office:value-type="currency" office:currency="руб." office:value="325.072289156626" calcext:value-type="currency">
            <text:p>325.07 руб.</text:p>
          </table:table-cell>
          <table:table-cell office:value-type="float" office:value="68.0722891566265" calcext:value-type="float">
            <text:p>68.07</text:p>
          </table:table-cell>
          <table:table-cell office:value-type="currency" office:currency="руб." office:value="1880.86725663717" calcext:value-type="currency">
            <text:p>1,880.87 руб.</text:p>
          </table:table-cell>
          <table:table-cell office:value-type="currency" office:currency="руб." office:value="1280.34939759036" calcext:value-type="currency">
            <text:p>1,280.35 руб.</text:p>
          </table:table-cell>
          <table:table-cell office:value-type="float" office:value="393.866053889774" calcext:value-type="float">
            <text:p>393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spb <text:s text:c="6"/></text:p>
          </table:table-cell>
          <table:table-cell office:value-type="float" office:value="2.28828828828829" calcext:value-type="float">
            <text:p>2.29</text:p>
          </table:table-cell>
          <table:table-cell office:value-type="currency" office:currency="руб." office:value="1219.07480314961" calcext:value-type="currency">
            <text:p>1,219.07 руб.</text:p>
          </table:table-cell>
          <table:table-cell office:value-type="float" office:value="174" calcext:value-type="float">
            <text:p>174.00</text:p>
          </table:table-cell>
          <table:table-cell office:value-type="currency" office:currency="руб." office:value="340.511494252874" calcext:value-type="currency">
            <text:p>340.51 руб.</text:p>
          </table:table-cell>
          <table:table-cell office:value-type="float" office:value="63.7931034482759" calcext:value-type="float">
            <text:p>63.79</text:p>
          </table:table-cell>
          <table:table-cell office:value-type="currency" office:currency="руб." office:value="2789.5945945946" calcext:value-type="currency">
            <text:p>2,789.59 руб.</text:p>
          </table:table-cell>
          <table:table-cell office:value-type="currency" office:currency="руб." office:value="1779.56896551724" calcext:value-type="currency">
            <text:p>1,779.57 руб.</text:p>
          </table:table-cell>
          <table:table-cell office:value-type="float" office:value="522.616415466928" calcext:value-type="float">
            <text:p>522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vladimir <text:s/></text:p>
          </table:table-cell>
          <table:table-cell office:value-type="float" office:value="2.39449541284404" calcext:value-type="float">
            <text:p>2.39</text:p>
          </table:table-cell>
          <table:table-cell office:value-type="currency" office:currency="руб." office:value="844.590038314176" calcext:value-type="currency">
            <text:p>844.59 руб.</text:p>
          </table:table-cell>
          <table:table-cell office:value-type="float" office:value="143" calcext:value-type="float">
            <text:p>143.00</text:p>
          </table:table-cell>
          <table:table-cell office:value-type="currency" office:currency="руб." office:value="343.055944055944" calcext:value-type="currency">
            <text:p>343.06 руб.</text:p>
          </table:table-cell>
          <table:table-cell office:value-type="float" office:value="76.2237762237762" calcext:value-type="float">
            <text:p>76.22</text:p>
          </table:table-cell>
          <table:table-cell office:value-type="currency" office:currency="руб." office:value="2022.36697247706" calcext:value-type="currency">
            <text:p>2,022.37 руб.</text:p>
          </table:table-cell>
          <table:table-cell office:value-type="currency" office:currency="руб." office:value="1541.52447552448" calcext:value-type="currency">
            <text:p>1,541.52 руб.</text:p>
          </table:table-cell>
          <table:table-cell office:value-type="float" office:value="449.3507552439" calcext:value-type="float">
            <text:p>449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volgograd </text:p>
          </table:table-cell>
          <table:table-cell office:value-type="float" office:value="2.1900826446281" calcext:value-type="float">
            <text:p>2.19</text:p>
          </table:table-cell>
          <table:table-cell office:value-type="currency" office:currency="руб." office:value="896.279245283019" calcext:value-type="currency">
            <text:p>896.28 руб.</text:p>
          </table:table-cell>
          <table:table-cell office:value-type="float" office:value="165" calcext:value-type="float">
            <text:p>165.00</text:p>
          </table:table-cell>
          <table:table-cell office:value-type="currency" office:currency="руб." office:value="346.521212121212" calcext:value-type="currency">
            <text:p>346.52 руб.</text:p>
          </table:table-cell>
          <table:table-cell office:value-type="float" office:value="73.3333333333333" calcext:value-type="float">
            <text:p>73.33</text:p>
          </table:table-cell>
          <table:table-cell office:value-type="currency" office:currency="руб." office:value="1962.92561983471" calcext:value-type="currency">
            <text:p>1,962.93 руб.</text:p>
          </table:table-cell>
          <table:table-cell office:value-type="currency" office:currency="руб." office:value="1439.47878787879" calcext:value-type="currency">
            <text:p>1,439.48 руб.</text:p>
          </table:table-cell>
          <table:table-cell office:value-type="float" office:value="415.408563033441" calcext:value-type="float">
            <text:p>415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ekb <text:s text:c="6"/></text:p>
          </table:table-cell>
          <table:table-cell office:value-type="float" office:value="2.49367088607595" calcext:value-type="float">
            <text:p>2.49</text:p>
          </table:table-cell>
          <table:table-cell office:value-type="currency" office:currency="руб." office:value="654.294416243655" calcext:value-type="currency">
            <text:p>654.29 руб.</text:p>
          </table:table-cell>
          <table:table-cell office:value-type="float" office:value="131" calcext:value-type="float">
            <text:p>131.00</text:p>
          </table:table-cell>
          <table:table-cell office:value-type="currency" office:currency="руб." office:value="348.87786259542" calcext:value-type="currency">
            <text:p>348.88 руб.</text:p>
          </table:table-cell>
          <table:table-cell office:value-type="float" office:value="60.3053435114504" calcext:value-type="float">
            <text:p>60.31</text:p>
          </table:table-cell>
          <table:table-cell office:value-type="currency" office:currency="руб." office:value="1631.59493670886" calcext:value-type="currency">
            <text:p>1,631.59 руб.</text:p>
          </table:table-cell>
          <table:table-cell office:value-type="currency" office:currency="руб." office:value="983.93893129771" calcext:value-type="currency">
            <text:p>983.94 руб.</text:p>
          </table:table-cell>
          <table:table-cell office:value-type="float" office:value="282.029626063935" calcext:value-type="float">
            <text:p>282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21100917431193" calcext:value-type="float">
            <text:p>2.21</text:p>
          </table:table-cell>
          <table:table-cell office:value-type="currency" office:currency="руб." office:value="917.236514522822" calcext:value-type="currency">
            <text:p>917.24 руб.</text:p>
          </table:table-cell>
          <table:table-cell office:value-type="float" office:value="163" calcext:value-type="float">
            <text:p>163.00</text:p>
          </table:table-cell>
          <table:table-cell office:value-type="currency" office:currency="руб." office:value="339.944785276074" calcext:value-type="currency">
            <text:p>339.94 руб.</text:p>
          </table:table-cell>
          <table:table-cell office:value-type="float" office:value="66.8711656441718" calcext:value-type="float">
            <text:p>66.87</text:p>
          </table:table-cell>
          <table:table-cell office:value-type="currency" office:currency="руб." office:value="2028.01834862385" calcext:value-type="currency">
            <text:p>2,028.02 руб.</text:p>
          </table:table-cell>
          <table:table-cell office:value-type="currency" office:currency="руб." office:value="1356.15950920245" calcext:value-type="currency">
            <text:p>1,356.16 руб.</text:p>
          </table:table-cell>
          <table:table-cell office:value-type="float" office:value="398.935229467073" calcext:value-type="float">
            <text:p>398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orel <text:s text:c="5"/></text:p>
          </table:table-cell>
          <table:table-cell office:value-type="float" office:value="2.28571428571429" calcext:value-type="float">
            <text:p>2.29</text:p>
          </table:table-cell>
          <table:table-cell office:value-type="currency" office:currency="руб." office:value="488.31640625" calcext:value-type="currency">
            <text:p>488.32 руб.</text:p>
          </table:table-cell>
          <table:table-cell office:value-type="float" office:value="163" calcext:value-type="float">
            <text:p>163.00</text:p>
          </table:table-cell>
          <table:table-cell office:value-type="currency" office:currency="руб." office:value="351.453987730061" calcext:value-type="currency">
            <text:p>351.45 руб.</text:p>
          </table:table-cell>
          <table:table-cell office:value-type="float" office:value="68.7116564417178" calcext:value-type="float">
            <text:p>68.71</text:p>
          </table:table-cell>
          <table:table-cell office:value-type="currency" office:currency="руб." office:value="1116.15178571429" calcext:value-type="currency">
            <text:p>1,116.15 руб.</text:p>
          </table:table-cell>
          <table:table-cell office:value-type="currency" office:currency="руб." office:value="766.926380368098" calcext:value-type="currency">
            <text:p>766.93 руб.</text:p>
          </table:table-cell>
          <table:table-cell office:value-type="float" office:value="218.215301900955" calcext:value-type="float">
            <text:p>218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spb <text:s text:c="6"/></text:p>
          </table:table-cell>
          <table:table-cell office:value-type="float" office:value="2.34579439252336" calcext:value-type="float">
            <text:p>2.35</text:p>
          </table:table-cell>
          <table:table-cell office:value-type="currency" office:currency="руб." office:value="826.92828685259" calcext:value-type="currency">
            <text:p>826.93 руб.</text:p>
          </table:table-cell>
          <table:table-cell office:value-type="float" office:value="151" calcext:value-type="float">
            <text:p>151.00</text:p>
          </table:table-cell>
          <table:table-cell office:value-type="currency" office:currency="руб." office:value="355.066225165563" calcext:value-type="currency">
            <text:p>355.07 руб.</text:p>
          </table:table-cell>
          <table:table-cell office:value-type="float" office:value="70.8609271523179" calcext:value-type="float">
            <text:p>70.86</text:p>
          </table:table-cell>
          <table:table-cell office:value-type="currency" office:currency="руб." office:value="1939.80373831776" calcext:value-type="currency">
            <text:p>1,939.80 руб.</text:p>
          </table:table-cell>
          <table:table-cell office:value-type="currency" office:currency="руб." office:value="1374.56291390728" calcext:value-type="currency">
            <text:p>1,374.56 руб.</text:p>
          </table:table-cell>
          <table:table-cell office:value-type="float" office:value="387.128602070316" calcext:value-type="float">
            <text:p>387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vladimir <text:s/></text:p>
          </table:table-cell>
          <table:table-cell office:value-type="float" office:value="2.38095238095238" calcext:value-type="float">
            <text:p>2.38</text:p>
          </table:table-cell>
          <table:table-cell office:value-type="currency" office:currency="руб." office:value="571.163333333333" calcext:value-type="currency">
            <text:p>571.16 руб.</text:p>
          </table:table-cell>
          <table:table-cell office:value-type="float" office:value="176" calcext:value-type="float">
            <text:p>176.00</text:p>
          </table:table-cell>
          <table:table-cell office:value-type="currency" office:currency="руб." office:value="350.25" calcext:value-type="currency">
            <text:p>350.25 руб.</text:p>
          </table:table-cell>
          <table:table-cell office:value-type="float" office:value="71.5909090909091" calcext:value-type="float">
            <text:p>71.59</text:p>
          </table:table-cell>
          <table:table-cell office:value-type="currency" office:currency="руб." office:value="1359.9126984127" calcext:value-type="currency">
            <text:p>1,359.91 руб.</text:p>
          </table:table-cell>
          <table:table-cell office:value-type="currency" office:currency="руб." office:value="973.573863636364" calcext:value-type="currency">
            <text:p>973.57 руб.</text:p>
          </table:table-cell>
          <table:table-cell office:value-type="float" office:value="277.965414314451" calcext:value-type="float">
            <text:p>277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volgograd </text:p>
          </table:table-cell>
          <table:table-cell office:value-type="float" office:value="2.22222222222222" calcext:value-type="float">
            <text:p>2.22</text:p>
          </table:table-cell>
          <table:table-cell office:value-type="currency" office:currency="руб." office:value="630.375" calcext:value-type="currency">
            <text:p>630.38 руб.</text:p>
          </table:table-cell>
          <table:table-cell office:value-type="float" office:value="154" calcext:value-type="float">
            <text:p>154.00</text:p>
          </table:table-cell>
          <table:table-cell office:value-type="currency" office:currency="руб." office:value="354.519480519481" calcext:value-type="currency">
            <text:p>354.52 руб.</text:p>
          </table:table-cell>
          <table:table-cell office:value-type="float" office:value="70.1298701298701" calcext:value-type="float">
            <text:p>70.13</text:p>
          </table:table-cell>
          <table:table-cell office:value-type="currency" office:currency="руб." office:value="1400.83333333333" calcext:value-type="currency">
            <text:p>1,400.83 руб.</text:p>
          </table:table-cell>
          <table:table-cell office:value-type="currency" office:currency="руб." office:value="982.402597402598" calcext:value-type="currency">
            <text:p>982.40 руб.</text:p>
          </table:table-cell>
          <table:table-cell office:value-type="float" office:value="277.108213055902" calcext:value-type="float">
            <text:p>277.11</text:p>
          </table:table-cell>
          <table:table-cell table:number-columns-repeated="3"/>
        </table:table-row>
      </table:table>
      <table:table table:name="Параметры UE по источнику и региону" table:style-name="ta1">
        <table:table-column table:style-name="co1" table:default-cell-style-name="ce114"/>
        <table:table-column table:style-name="co1" table:number-columns-repeated="6" table:default-cell-style-name="Default"/>
        <table:table-column table:style-name="co1" table:default-cell-style-name="ce133"/>
        <table:table-row table:style-name="ro2">
          <table:table-cell table:style-name="ce112" office:value-type="string" calcext:value-type="string" table:number-columns-spanned="6" table:number-rows-spanned="1">
            <text:p>APC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113" office:value-type="string" calcext:value-type="string">
            <text:p>source</text:p>
          </table:table-cell>
          <table:table-cell table:style-name="ce116" office:value-type="string" calcext:value-type="string">
            <text:p>ekb</text:p>
          </table:table-cell>
          <table:table-cell table:style-name="ce116" office:value-type="string" calcext:value-type="string">
            <text:p>moscow</text:p>
          </table:table-cell>
          <table:table-cell table:style-name="ce116" office:value-type="string" calcext:value-type="string">
            <text:p>orel</text:p>
          </table:table-cell>
          <table:table-cell table:style-name="ce116" office:value-type="string" calcext:value-type="string">
            <text:p>spb</text:p>
          </table:table-cell>
          <table:table-cell table:style-name="ce116" office:value-type="string" calcext:value-type="string">
            <text:p>vladimir</text:p>
          </table:table-cell>
          <table:table-cell table:style-name="ce116" office:value-type="string" calcext:value-type="string">
            <text:p>volgograd</text:p>
          </table:table-cell>
          <table:table-cell table:style-name="ce129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117" office:value-type="float" office:value="2.54716981132075" calcext:value-type="float">
            <text:p>2.55</text:p>
          </table:table-cell>
          <table:table-cell table:style-name="ce117" office:value-type="float" office:value="2.59375" calcext:value-type="float">
            <text:p>2.59</text:p>
          </table:table-cell>
          <table:table-cell table:style-name="ce117" office:value-type="float" office:value="1.96296296296296" calcext:value-type="float">
            <text:p>1.96</text:p>
          </table:table-cell>
          <table:table-cell table:style-name="ce117" office:value-type="float" office:value="2.62857142857143" calcext:value-type="float">
            <text:p>2.63</text:p>
          </table:table-cell>
          <table:table-cell table:style-name="ce117" office:value-type="float" office:value="2.3448275862069" calcext:value-type="float">
            <text:p>2.34</text:p>
          </table:table-cell>
          <table:table-cell table:style-name="ce117" office:value-type="float" office:value="2.5045871559633" calcext:value-type="float">
            <text:p>2.50</text:p>
          </table:table-cell>
          <table:table-cell table:style-name="ce130" office:value-type="float" office:value="2.42880523731588" calcext:value-type="float">
            <text:p>2.43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108" office:value-type="float" office:value="2.25490196078431" calcext:value-type="float">
            <text:p>2.25</text:p>
          </table:table-cell>
          <table:table-cell table:style-name="ce108" office:value-type="float" office:value="2.13253012048193" calcext:value-type="float">
            <text:p>2.13</text:p>
          </table:table-cell>
          <table:table-cell table:style-name="ce108" office:value-type="float" office:value="2.23958333333333" calcext:value-type="float">
            <text:p>2.24</text:p>
          </table:table-cell>
          <table:table-cell table:style-name="ce108" office:value-type="float" office:value="2.47572815533981" calcext:value-type="float">
            <text:p>2.48</text:p>
          </table:table-cell>
          <table:table-cell table:style-name="ce108" office:value-type="float" office:value="2.51282051282051" calcext:value-type="float">
            <text:p>2.51</text:p>
          </table:table-cell>
          <table:table-cell table:style-name="ce108" office:value-type="float" office:value="2.33898305084746" calcext:value-type="float">
            <text:p>2.34</text:p>
          </table:table-cell>
          <table:table-cell table:style-name="ce130" office:value-type="float" office:value="2.32586206896552" calcext:value-type="float">
            <text:p>2.33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108" office:value-type="float" office:value="2.25531914893617" calcext:value-type="float">
            <text:p>2.26</text:p>
          </table:table-cell>
          <table:table-cell table:style-name="ce108" office:value-type="float" office:value="2.29059829059829" calcext:value-type="float">
            <text:p>2.29</text:p>
          </table:table-cell>
          <table:table-cell table:style-name="ce108" office:value-type="float" office:value="2.65486725663717" calcext:value-type="float">
            <text:p>2.65</text:p>
          </table:table-cell>
          <table:table-cell table:style-name="ce108" office:value-type="float" office:value="2.28828828828829" calcext:value-type="float">
            <text:p>2.29</text:p>
          </table:table-cell>
          <table:table-cell table:style-name="ce108" office:value-type="float" office:value="2.39449541284404" calcext:value-type="float">
            <text:p>2.39</text:p>
          </table:table-cell>
          <table:table-cell table:style-name="ce108" office:value-type="float" office:value="2.1900826446281" calcext:value-type="float">
            <text:p>2.19</text:p>
          </table:table-cell>
          <table:table-cell table:style-name="ce130" office:value-type="float" office:value="2.34586466165414" calcext:value-type="float">
            <text:p>2.35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118" office:value-type="float" office:value="2.49367088607595" calcext:value-type="float">
            <text:p>2.49</text:p>
          </table:table-cell>
          <table:table-cell table:style-name="ce118" office:value-type="float" office:value="2.21100917431193" calcext:value-type="float">
            <text:p>2.21</text:p>
          </table:table-cell>
          <table:table-cell table:style-name="ce118" office:value-type="float" office:value="2.28571428571429" calcext:value-type="float">
            <text:p>2.29</text:p>
          </table:table-cell>
          <table:table-cell table:style-name="ce118" office:value-type="float" office:value="2.34579439252336" calcext:value-type="float">
            <text:p>2.35</text:p>
          </table:table-cell>
          <table:table-cell table:style-name="ce118" office:value-type="float" office:value="2.38095238095238" calcext:value-type="float">
            <text:p>2.38</text:p>
          </table:table-cell>
          <table:table-cell table:style-name="ce118" office:value-type="float" office:value="2.22222222222222" calcext:value-type="float">
            <text:p>2.22</text:p>
          </table:table-cell>
          <table:table-cell table:style-name="ce131" office:value-type="float" office:value="2.31669266770671" calcext:value-type="float">
            <text:p>2.32</text:p>
          </table:table-cell>
        </table:table-row>
        <table:table-row table:style-name="ro1">
          <table:table-cell table:style-name="ce115" office:value-type="string" calcext:value-type="string">
            <text:p>total_region</text:p>
          </table:table-cell>
          <table:table-cell table:style-name="ce118" office:value-type="float" office:value="2.38582677165354" calcext:value-type="float">
            <text:p>2.39</text:p>
          </table:table-cell>
          <table:table-cell table:style-name="ce118" office:value-type="float" office:value="2.30864197530864" calcext:value-type="float">
            <text:p>2.31</text:p>
          </table:table-cell>
          <table:table-cell table:style-name="ce118" office:value-type="float" office:value="2.29137529137529" calcext:value-type="float">
            <text:p>2.29</text:p>
          </table:table-cell>
          <table:table-cell table:style-name="ce118" office:value-type="float" office:value="2.43192488262911" calcext:value-type="float">
            <text:p>2.43</text:p>
          </table:table-cell>
          <table:table-cell table:style-name="ce118" office:value-type="float" office:value="2.4025" calcext:value-type="float">
            <text:p>2.40</text:p>
          </table:table-cell>
          <table:table-cell table:style-name="ce125" office:value-type="float" office:value="2.31140350877193" calcext:value-type="float">
            <text:p>2.31</text:p>
          </table:table-cell>
          <table:table-cell table:style-name="ce132"/>
        </table:table-row>
        <table:table-row table:style-name="ro3">
          <table:table-cell table:style-name="ce112" office:value-type="string" calcext:value-type="string" table:number-columns-spanned="6" table:number-rows-spanned="1">
            <text:p>AvP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113" office:value-type="string" calcext:value-type="string">
            <text:p>source</text:p>
          </table:table-cell>
          <table:table-cell table:style-name="ce116" office:value-type="string" calcext:value-type="string">
            <text:p>ekb</text:p>
          </table:table-cell>
          <table:table-cell table:style-name="ce116" office:value-type="string" calcext:value-type="string">
            <text:p>moscow</text:p>
          </table:table-cell>
          <table:table-cell table:style-name="ce116" office:value-type="string" calcext:value-type="string">
            <text:p>orel</text:p>
          </table:table-cell>
          <table:table-cell table:style-name="ce116" office:value-type="string" calcext:value-type="string">
            <text:p>spb</text:p>
          </table:table-cell>
          <table:table-cell table:style-name="ce116" office:value-type="string" calcext:value-type="string">
            <text:p>vladimir</text:p>
          </table:table-cell>
          <table:table-cell table:style-name="ce116" office:value-type="string" calcext:value-type="string">
            <text:p>volgograd</text:p>
          </table:table-cell>
          <table:table-cell table:style-name="ce129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119" office:value-type="currency" office:currency="руб." office:value="905.314814814815" calcext:value-type="currency">
            <text:p>905.31 руб.</text:p>
          </table:table-cell>
          <table:table-cell table:style-name="ce119" office:value-type="currency" office:currency="руб." office:value="1270.53012048193" calcext:value-type="currency">
            <text:p>1,270.53 руб.</text:p>
          </table:table-cell>
          <table:table-cell table:style-name="ce119" office:value-type="currency" office:currency="руб." office:value="653.424528301887" calcext:value-type="currency">
            <text:p>653.42 руб.</text:p>
          </table:table-cell>
          <table:table-cell table:style-name="ce119" office:value-type="currency" office:currency="руб." office:value="1124.30797101449" calcext:value-type="currency">
            <text:p>1,124.31 руб.</text:p>
          </table:table-cell>
          <table:table-cell table:style-name="ce119" office:value-type="currency" office:currency="руб." office:value="736.916666666667" calcext:value-type="currency">
            <text:p>736.92 руб.</text:p>
          </table:table-cell>
          <table:table-cell table:style-name="ce119" office:value-type="currency" office:currency="руб." office:value="879.901098901099" calcext:value-type="currency">
            <text:p>879.90 руб.</text:p>
          </table:table-cell>
          <table:table-cell office:value-type="currency" office:currency="руб." office:value="943.514824797844" calcext:value-type="currency">
            <text:p>943.51 руб.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109" office:value-type="currency" office:currency="руб." office:value="862.017391304348" calcext:value-type="currency">
            <text:p>862.02 руб.</text:p>
          </table:table-cell>
          <table:table-cell table:style-name="ce109" office:value-type="currency" office:currency="руб." office:value="1122.91525423729" calcext:value-type="currency">
            <text:p>1,122.92 руб.</text:p>
          </table:table-cell>
          <table:table-cell table:style-name="ce109" office:value-type="currency" office:currency="руб." office:value="599.655813953488" calcext:value-type="currency">
            <text:p>599.66 руб.</text:p>
          </table:table-cell>
          <table:table-cell table:style-name="ce109" office:value-type="currency" office:currency="руб." office:value="1053.00392156863" calcext:value-type="currency">
            <text:p>1,053.00 руб.</text:p>
          </table:table-cell>
          <table:table-cell table:style-name="ce109" office:value-type="currency" office:currency="руб." office:value="735.061224489796" calcext:value-type="currency">
            <text:p>735.06 руб.</text:p>
          </table:table-cell>
          <table:table-cell table:style-name="ce109" office:value-type="currency" office:currency="руб." office:value="786.065217391304" calcext:value-type="currency">
            <text:p>786.07 руб.</text:p>
          </table:table-cell>
          <table:table-cell office:value-type="currency" office:currency="руб." office:value="856.551519644181" calcext:value-type="currency">
            <text:p>856.55 руб.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109" office:value-type="currency" office:currency="руб." office:value="1102.66981132075" calcext:value-type="currency">
            <text:p>1,102.67 руб.</text:p>
          </table:table-cell>
          <table:table-cell table:style-name="ce109" office:value-type="currency" office:currency="руб." office:value="1314.22388059701" calcext:value-type="currency">
            <text:p>1,314.22 руб.</text:p>
          </table:table-cell>
          <table:table-cell table:style-name="ce109" office:value-type="currency" office:currency="руб." office:value="708.46" calcext:value-type="currency">
            <text:p>708.46 руб.</text:p>
          </table:table-cell>
          <table:table-cell table:style-name="ce109" office:value-type="currency" office:currency="руб." office:value="1219.07480314961" calcext:value-type="currency">
            <text:p>1,219.07 руб.</text:p>
          </table:table-cell>
          <table:table-cell table:style-name="ce109" office:value-type="currency" office:currency="руб." office:value="844.590038314176" calcext:value-type="currency">
            <text:p>844.59 руб.</text:p>
          </table:table-cell>
          <table:table-cell table:style-name="ce109" office:value-type="currency" office:currency="руб." office:value="896.279245283019" calcext:value-type="currency">
            <text:p>896.28 руб.</text:p>
          </table:table-cell>
          <table:table-cell office:value-type="currency" office:currency="руб." office:value="1003.91858974359" calcext:value-type="currency">
            <text:p>1,003.92 руб.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120" office:value-type="currency" office:currency="руб." office:value="654.294416243655" calcext:value-type="currency">
            <text:p>654.29 руб.</text:p>
          </table:table-cell>
          <table:table-cell table:style-name="ce120" office:value-type="currency" office:currency="руб." office:value="917.236514522822" calcext:value-type="currency">
            <text:p>917.24 руб.</text:p>
          </table:table-cell>
          <table:table-cell table:style-name="ce120" office:value-type="currency" office:currency="руб." office:value="488.31640625" calcext:value-type="currency">
            <text:p>488.32 руб.</text:p>
          </table:table-cell>
          <table:table-cell table:style-name="ce120" office:value-type="currency" office:currency="руб." office:value="826.92828685259" calcext:value-type="currency">
            <text:p>826.93 руб.</text:p>
          </table:table-cell>
          <table:table-cell table:style-name="ce120" office:value-type="currency" office:currency="руб." office:value="571.163333333333" calcext:value-type="currency">
            <text:p>571.16 руб.</text:p>
          </table:table-cell>
          <table:table-cell table:style-name="ce120" office:value-type="currency" office:currency="руб." office:value="630.375" calcext:value-type="currency">
            <text:p>630.38 руб.</text:p>
          </table:table-cell>
          <table:table-cell table:style-name="ce134" office:value-type="currency" office:currency="руб." office:value="676.873400673401" calcext:value-type="currency">
            <text:p>676.87 руб.</text:p>
          </table:table-cell>
        </table:table-row>
        <table:table-row table:style-name="ro1">
          <table:table-cell table:style-name="ce115" office:value-type="string" calcext:value-type="string">
            <text:p>total_region</text:p>
          </table:table-cell>
          <table:table-cell table:style-name="ce120" office:value-type="currency" office:currency="руб." office:value="885.985698569857" calcext:value-type="currency">
            <text:p>885.99 руб.</text:p>
          </table:table-cell>
          <table:table-cell table:style-name="ce120" office:value-type="currency" office:currency="руб." office:value="1164.04705882353" calcext:value-type="currency">
            <text:p>1,164.05 руб.</text:p>
          </table:table-cell>
          <table:table-cell table:style-name="ce120" office:value-type="currency" office:currency="руб." office:value="615.461851475076" calcext:value-type="currency">
            <text:p>615.46 руб.</text:p>
          </table:table-cell>
          <table:table-cell table:style-name="ce120" office:value-type="currency" office:currency="руб." office:value="1057.94305019305" calcext:value-type="currency">
            <text:p>1,057.94 руб.</text:p>
          </table:table-cell>
          <table:table-cell table:style-name="ce120" office:value-type="currency" office:currency="руб." office:value="714.037460978148" calcext:value-type="currency">
            <text:p>714.04 руб.</text:p>
          </table:table-cell>
          <table:table-cell table:style-name="ce126" office:value-type="currency" office:currency="руб." office:value="802.629032258064" calcext:value-type="currency">
            <text:p>802.63 руб.</text:p>
          </table:table-cell>
          <table:table-cell table:style-name="ce135"/>
        </table:table-row>
        <table:table-row table:style-name="ro4">
          <table:table-cell table:style-name="ce112" office:value-type="string" calcext:value-type="string" table:number-columns-spanned="6" table:number-rows-spanned="1">
            <text:p>UA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Sub-table_20_heading" office:value-type="string" calcext:value-type="string">
            <text:p>source</text:p>
          </table:table-cell>
          <table:table-cell table:style-name="Sub-table_20_heading" office:value-type="string" calcext:value-type="string">
            <text:p>ekb</text:p>
          </table:table-cell>
          <table:table-cell table:style-name="Sub-table_20_heading" office:value-type="string" calcext:value-type="string">
            <text:p>moscow</text:p>
          </table:table-cell>
          <table:table-cell table:style-name="Sub-table_20_heading" office:value-type="string" calcext:value-type="string">
            <text:p>orel</text:p>
          </table:table-cell>
          <table:table-cell table:style-name="Sub-table_20_heading" office:value-type="string" calcext:value-type="string">
            <text:p>spb</text:p>
          </table:table-cell>
          <table:table-cell table:style-name="Sub-table_20_heading" office:value-type="string" calcext:value-type="string">
            <text:p>vladimir</text:p>
          </table:table-cell>
          <table:table-cell table:style-name="Sub-table_20_heading" office:value-type="string" calcext:value-type="string">
            <text:p>volgograd</text:p>
          </table:table-cell>
          <table:table-cell table:style-name="Sub-table_20_heading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121" office:value-type="float" office:value="152" calcext:value-type="float">
            <text:p>152</text:p>
          </table:table-cell>
          <table:table-cell table:style-name="ce121" office:value-type="float" office:value="142" calcext:value-type="float">
            <text:p>142</text:p>
          </table:table-cell>
          <table:table-cell table:style-name="ce121" office:value-type="float" office:value="157" calcext:value-type="float">
            <text:p>157</text:p>
          </table:table-cell>
          <table:table-cell table:style-name="ce121" office:value-type="float" office:value="161" calcext:value-type="float">
            <text:p>161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160" calcext:value-type="float">
            <text:p>160</text:p>
          </table:table-cell>
          <table:table-cell table:style-name="ce136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float" office:value="126" calcext:value-type="float">
            <text:p>126</text:p>
          </table:table-cell>
          <table:table-cell table:style-name="ce111" office:value-type="float" office:value="152" calcext:value-type="float">
            <text:p>152</text:p>
          </table:table-cell>
          <table:table-cell table:style-name="ce111" office:value-type="float" office:value="142" calcext:value-type="float">
            <text:p>142</text:p>
          </table:table-cell>
          <table:table-cell table:style-name="ce111" office:value-type="float" office:value="130" calcext:value-type="float">
            <text:p>130</text:p>
          </table:table-cell>
          <table:table-cell table:style-name="ce111" office:value-type="float" office:value="157" calcext:value-type="float">
            <text:p>157</text:p>
          </table:table-cell>
          <table:table-cell table:style-name="ce136"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111" office:value-type="float" office:value="139" calcext:value-type="float">
            <text:p>139</text:p>
          </table:table-cell>
          <table:table-cell table:style-name="ce111" office:value-type="float" office:value="165" calcext:value-type="float">
            <text:p>165</text:p>
          </table:table-cell>
          <table:table-cell table:style-name="ce111" office:value-type="float" office:value="166" calcext:value-type="float">
            <text:p>166</text:p>
          </table:table-cell>
          <table:table-cell table:style-name="ce111" office:value-type="float" office:value="174" calcext:value-type="float">
            <text:p>174</text:p>
          </table:table-cell>
          <table:table-cell table:style-name="ce111" office:value-type="float" office:value="143" calcext:value-type="float">
            <text:p>143</text:p>
          </table:table-cell>
          <table:table-cell table:style-name="ce111" office:value-type="float" office:value="165" calcext:value-type="float">
            <text:p>165</text:p>
          </table:table-cell>
          <table:table-cell table:style-name="ce136"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122" office:value-type="float" office:value="131" calcext:value-type="float">
            <text:p>131</text:p>
          </table:table-cell>
          <table:table-cell table:number-columns-repeated="2" table:style-name="ce122" office:value-type="float" office:value="163" calcext:value-type="float">
            <text:p>163</text:p>
          </table:table-cell>
          <table:table-cell table:style-name="ce122" office:value-type="float" office:value="151" calcext:value-type="float">
            <text:p>151</text:p>
          </table:table-cell>
          <table:table-cell table:style-name="ce122" office:value-type="float" office:value="176" calcext:value-type="float">
            <text:p>176</text:p>
          </table:table-cell>
          <table:table-cell table:style-name="ce122" office:value-type="float" office:value="154" calcext:value-type="float">
            <text:p>154</text:p>
          </table:table-cell>
          <table:table-cell table:style-name="ce137" office:value-type="float" office:value="938" calcext:value-type="float">
            <text:p>938</text:p>
          </table:table-cell>
        </table:table-row>
        <table:table-row table:style-name="ro1">
          <table:table-cell table:style-name="ce115" office:value-type="string" calcext:value-type="string">
            <text:p>total_region</text:p>
          </table:table-cell>
          <table:table-cell table:style-name="ce122" office:value-type="float" office:value="562" calcext:value-type="float">
            <text:p>562</text:p>
          </table:table-cell>
          <table:table-cell table:style-name="ce122" office:value-type="float" office:value="596" calcext:value-type="float">
            <text:p>596</text:p>
          </table:table-cell>
          <table:table-cell table:style-name="ce122" office:value-type="float" office:value="638" calcext:value-type="float">
            <text:p>638</text:p>
          </table:table-cell>
          <table:table-cell table:style-name="ce122" office:value-type="float" office:value="628" calcext:value-type="float">
            <text:p>628</text:p>
          </table:table-cell>
          <table:table-cell table:style-name="ce122" office:value-type="float" office:value="577" calcext:value-type="float">
            <text:p>577</text:p>
          </table:table-cell>
          <table:table-cell table:style-name="ce127" office:value-type="float" office:value="636" calcext:value-type="float">
            <text:p>636</text:p>
          </table:table-cell>
          <table:table-cell table:style-name="ce138"/>
        </table:table-row>
        <table:table-row table:style-name="ro5">
          <table:table-cell table:style-name="ce112" office:value-type="string" calcext:value-type="string" table:number-columns-spanned="6" table:number-rows-spanned="1">
            <text:p>CPA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113" office:value-type="string" calcext:value-type="string">
            <text:p>source</text:p>
          </table:table-cell>
          <table:table-cell table:style-name="ce116" office:value-type="string" calcext:value-type="string">
            <text:p>ekb</text:p>
          </table:table-cell>
          <table:table-cell table:style-name="ce116" office:value-type="string" calcext:value-type="string">
            <text:p>moscow</text:p>
          </table:table-cell>
          <table:table-cell table:style-name="ce116" office:value-type="string" calcext:value-type="string">
            <text:p>orel</text:p>
          </table:table-cell>
          <table:table-cell table:style-name="ce116" office:value-type="string" calcext:value-type="string">
            <text:p>spb</text:p>
          </table:table-cell>
          <table:table-cell table:style-name="ce116" office:value-type="string" calcext:value-type="string">
            <text:p>vladimir</text:p>
          </table:table-cell>
          <table:table-cell table:style-name="ce116" office:value-type="string" calcext:value-type="string">
            <text:p>volgograd</text:p>
          </table:table-cell>
          <table:table-cell table:style-name="ce129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119" office:value-type="currency" office:currency="руб." office:value="346.230263157895" calcext:value-type="currency">
            <text:p>346.23 руб.</text:p>
          </table:table-cell>
          <table:table-cell table:style-name="ce119" office:value-type="currency" office:currency="руб." office:value="352.154929577465" calcext:value-type="currency">
            <text:p>352.15 руб.</text:p>
          </table:table-cell>
          <table:table-cell table:style-name="ce119" office:value-type="currency" office:currency="руб." office:value="351.407643312102" calcext:value-type="currency">
            <text:p>351.41 руб.</text:p>
          </table:table-cell>
          <table:table-cell table:style-name="ce119" office:value-type="currency" office:currency="руб." office:value="354.453416149068" calcext:value-type="currency">
            <text:p>354.45 руб.</text:p>
          </table:table-cell>
          <table:table-cell table:style-name="ce119" office:value-type="currency" office:currency="руб." office:value="356.125" calcext:value-type="currency">
            <text:p>356.13 руб.</text:p>
          </table:table-cell>
          <table:table-cell table:style-name="ce119" office:value-type="currency" office:currency="руб." office:value="338.80625" calcext:value-type="currency">
            <text:p>338.81 руб.</text:p>
          </table:table-cell>
          <table:table-cell office:value-type="currency" office:currency="руб." office:value="349.626666666667" calcext:value-type="currency">
            <text:p>349.63 руб.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109" office:value-type="currency" office:currency="руб." office:value="361.65" calcext:value-type="currency">
            <text:p>361.65 руб.</text:p>
          </table:table-cell>
          <table:table-cell table:style-name="ce109" office:value-type="currency" office:currency="руб." office:value="359.269841269841" calcext:value-type="currency">
            <text:p>359.27 руб.</text:p>
          </table:table-cell>
          <table:table-cell table:style-name="ce109" office:value-type="currency" office:currency="руб." office:value="346.572368421053" calcext:value-type="currency">
            <text:p>346.57 руб.</text:p>
          </table:table-cell>
          <table:table-cell table:style-name="ce109" office:value-type="currency" office:currency="руб." office:value="356.894366197183" calcext:value-type="currency">
            <text:p>356.89 руб.</text:p>
          </table:table-cell>
          <table:table-cell table:style-name="ce109" office:value-type="currency" office:currency="руб." office:value="360.592307692308" calcext:value-type="currency">
            <text:p>360.59 руб.</text:p>
          </table:table-cell>
          <table:table-cell table:style-name="ce109" office:value-type="currency" office:currency="руб." office:value="340.095541401274" calcext:value-type="currency">
            <text:p>340.10 руб.</text:p>
          </table:table-cell>
          <table:table-cell office:value-type="currency" office:currency="руб." office:value="353.635182998819" calcext:value-type="currency">
            <text:p>353.64 руб.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109" office:value-type="currency" office:currency="руб." office:value="364.374100719424" calcext:value-type="currency">
            <text:p>364.37 руб.</text:p>
          </table:table-cell>
          <table:table-cell table:style-name="ce109" office:value-type="currency" office:currency="руб." office:value="360.333333333333" calcext:value-type="currency">
            <text:p>360.33 руб.</text:p>
          </table:table-cell>
          <table:table-cell table:style-name="ce109" office:value-type="currency" office:currency="руб." office:value="325.072289156626" calcext:value-type="currency">
            <text:p>325.07 руб.</text:p>
          </table:table-cell>
          <table:table-cell table:style-name="ce109" office:value-type="currency" office:currency="руб." office:value="340.511494252874" calcext:value-type="currency">
            <text:p>340.51 руб.</text:p>
          </table:table-cell>
          <table:table-cell table:style-name="ce109" office:value-type="currency" office:currency="руб." office:value="343.055944055944" calcext:value-type="currency">
            <text:p>343.06 руб.</text:p>
          </table:table-cell>
          <table:table-cell table:style-name="ce109" office:value-type="currency" office:currency="руб." office:value="346.521212121212" calcext:value-type="currency">
            <text:p>346.52 руб.</text:p>
          </table:table-cell>
          <table:table-cell office:value-type="currency" office:currency="руб." office:value="346.16281512605" calcext:value-type="currency">
            <text:p>346.16 руб.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120" office:value-type="currency" office:currency="руб." office:value="348.87786259542" calcext:value-type="currency">
            <text:p>348.88 руб.</text:p>
          </table:table-cell>
          <table:table-cell table:style-name="ce120" office:value-type="currency" office:currency="руб." office:value="339.944785276074" calcext:value-type="currency">
            <text:p>339.94 руб.</text:p>
          </table:table-cell>
          <table:table-cell table:style-name="ce120" office:value-type="currency" office:currency="руб." office:value="351.453987730061" calcext:value-type="currency">
            <text:p>351.45 руб.</text:p>
          </table:table-cell>
          <table:table-cell table:style-name="ce120" office:value-type="currency" office:currency="руб." office:value="355.066225165563" calcext:value-type="currency">
            <text:p>355.07 руб.</text:p>
          </table:table-cell>
          <table:table-cell table:style-name="ce120" office:value-type="currency" office:currency="руб." office:value="350.25" calcext:value-type="currency">
            <text:p>350.25 руб.</text:p>
          </table:table-cell>
          <table:table-cell table:style-name="ce120" office:value-type="currency" office:currency="руб." office:value="354.51948051948" calcext:value-type="currency">
            <text:p>354.52 руб.</text:p>
          </table:table-cell>
          <table:table-cell table:style-name="ce134" office:value-type="currency" office:currency="руб." office:value="349.953091684435" calcext:value-type="currency">
            <text:p>349.95 руб.</text:p>
          </table:table-cell>
        </table:table-row>
        <table:table-row table:style-name="ro1">
          <table:table-cell table:style-name="ce115" office:value-type="string" calcext:value-type="string">
            <text:p>total_region</text:p>
          </table:table-cell>
          <table:table-cell table:style-name="ce120" office:value-type="currency" office:currency="руб." office:value="355.17615658363" calcext:value-type="currency">
            <text:p>355.18 руб.</text:p>
          </table:table-cell>
          <table:table-cell table:style-name="ce120" office:value-type="currency" office:currency="руб." office:value="352.58389261745" calcext:value-type="currency">
            <text:p>352.58 руб.</text:p>
          </table:table-cell>
          <table:table-cell table:style-name="ce120" office:value-type="currency" office:currency="руб." office:value="343.415360501567" calcext:value-type="currency">
            <text:p>343.42 руб.</text:p>
          </table:table-cell>
          <table:table-cell table:style-name="ce120" office:value-type="currency" office:currency="руб." office:value="351.289808917197" calcext:value-type="currency">
            <text:p>351.29 руб.</text:p>
          </table:table-cell>
          <table:table-cell table:style-name="ce120" office:value-type="currency" office:currency="руб." office:value="352.100519930676" calcext:value-type="currency">
            <text:p>352.10 руб.</text:p>
          </table:table-cell>
          <table:table-cell table:style-name="ce126" office:value-type="currency" office:currency="руб." office:value="344.930817610063" calcext:value-type="currency">
            <text:p>344.93 руб.</text:p>
          </table:table-cell>
          <table:table-cell table:style-name="ce135"/>
        </table:table-row>
        <table:table-row table:style-name="ro5">
          <table:table-cell table:style-name="ce112" office:value-type="string" calcext:value-type="string" table:number-columns-spanned="6" table:number-rows-spanned="1">
            <text:p>C1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113" office:value-type="string" calcext:value-type="string">
            <text:p>source</text:p>
          </table:table-cell>
          <table:table-cell table:style-name="ce116" office:value-type="string" calcext:value-type="string">
            <text:p>ekb</text:p>
          </table:table-cell>
          <table:table-cell table:style-name="ce116" office:value-type="string" calcext:value-type="string">
            <text:p>moscow</text:p>
          </table:table-cell>
          <table:table-cell table:style-name="ce116" office:value-type="string" calcext:value-type="string">
            <text:p>orel</text:p>
          </table:table-cell>
          <table:table-cell table:style-name="ce116" office:value-type="string" calcext:value-type="string">
            <text:p>spb</text:p>
          </table:table-cell>
          <table:table-cell table:style-name="ce116" office:value-type="string" calcext:value-type="string">
            <text:p>vladimir</text:p>
          </table:table-cell>
          <table:table-cell table:style-name="ce116" office:value-type="string" calcext:value-type="string">
            <text:p>volgograd</text:p>
          </table:table-cell>
          <table:table-cell table:style-name="ce129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123" office:value-type="percentage" office:value="0.697368421052632" calcext:value-type="percentage">
            <text:p>69.74%</text:p>
          </table:table-cell>
          <table:table-cell table:style-name="ce123" office:value-type="percentage" office:value="0.676056338028169" calcext:value-type="percentage">
            <text:p>67.61%</text:p>
          </table:table-cell>
          <table:table-cell table:style-name="ce123" office:value-type="percentage" office:value="0.687898089171974" calcext:value-type="percentage">
            <text:p>68.79%</text:p>
          </table:table-cell>
          <table:table-cell table:style-name="ce123" office:value-type="percentage" office:value="0.652173913043478" calcext:value-type="percentage">
            <text:p>65.22%</text:p>
          </table:table-cell>
          <table:table-cell table:style-name="ce123" office:value-type="percentage" office:value="0.6796875" calcext:value-type="percentage">
            <text:p>67.97%</text:p>
          </table:table-cell>
          <table:table-cell table:style-name="ce123" office:value-type="percentage" office:value="0.68125" calcext:value-type="percentage">
            <text:p>68.13%</text:p>
          </table:table-cell>
          <table:table-cell table:style-name="ce139" office:value-type="percentage" office:value="0.678888888888889" calcext:value-type="percentage">
            <text:p>67.89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107" office:value-type="percentage" office:value="0.728571428571428" calcext:value-type="percentage">
            <text:p>72.86%</text:p>
          </table:table-cell>
          <table:table-cell table:style-name="ce107" office:value-type="percentage" office:value="0.658730158730159" calcext:value-type="percentage">
            <text:p>65.87%</text:p>
          </table:table-cell>
          <table:table-cell table:style-name="ce107" office:value-type="percentage" office:value="0.631578947368421" calcext:value-type="percentage">
            <text:p>63.16%</text:p>
          </table:table-cell>
          <table:table-cell table:style-name="ce107" office:value-type="percentage" office:value="0.725352112676056" calcext:value-type="percentage">
            <text:p>72.54%</text:p>
          </table:table-cell>
          <table:table-cell table:style-name="ce107" office:value-type="percentage" office:value="0.6" calcext:value-type="percentage">
            <text:p>60.00%</text:p>
          </table:table-cell>
          <table:table-cell table:style-name="ce107" office:value-type="percentage" office:value="0.751592356687898" calcext:value-type="percentage">
            <text:p>75.16%</text:p>
          </table:table-cell>
          <table:table-cell table:style-name="ce139" office:value-type="percentage" office:value="0.684769775678867" calcext:value-type="percentage">
            <text:p>68.48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107" office:value-type="percentage" office:value="0.676258992805755" calcext:value-type="percentage">
            <text:p>67.63%</text:p>
          </table:table-cell>
          <table:table-cell table:style-name="ce107" office:value-type="percentage" office:value="0.709090909090909" calcext:value-type="percentage">
            <text:p>70.91%</text:p>
          </table:table-cell>
          <table:table-cell table:style-name="ce107" office:value-type="percentage" office:value="0.680722891566265" calcext:value-type="percentage">
            <text:p>68.07%</text:p>
          </table:table-cell>
          <table:table-cell table:style-name="ce107" office:value-type="percentage" office:value="0.637931034482758" calcext:value-type="percentage">
            <text:p>63.79%</text:p>
          </table:table-cell>
          <table:table-cell table:style-name="ce107" office:value-type="percentage" office:value="0.762237762237762" calcext:value-type="percentage">
            <text:p>76.22%</text:p>
          </table:table-cell>
          <table:table-cell table:style-name="ce107" office:value-type="percentage" office:value="0.733333333333333" calcext:value-type="percentage">
            <text:p>73.33%</text:p>
          </table:table-cell>
          <table:table-cell table:style-name="ce139" office:value-type="percentage" office:value="0.698529411764706" calcext:value-type="percentage">
            <text:p>69.85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124" office:value-type="percentage" office:value="0.603053435114504" calcext:value-type="percentage">
            <text:p>60.31%</text:p>
          </table:table-cell>
          <table:table-cell table:style-name="ce124" office:value-type="percentage" office:value="0.668711656441718" calcext:value-type="percentage">
            <text:p>66.87%</text:p>
          </table:table-cell>
          <table:table-cell table:style-name="ce124" office:value-type="percentage" office:value="0.687116564417178" calcext:value-type="percentage">
            <text:p>68.71%</text:p>
          </table:table-cell>
          <table:table-cell table:style-name="ce124" office:value-type="percentage" office:value="0.708609271523179" calcext:value-type="percentage">
            <text:p>70.86%</text:p>
          </table:table-cell>
          <table:table-cell table:style-name="ce124" office:value-type="percentage" office:value="0.715909090909091" calcext:value-type="percentage">
            <text:p>71.59%</text:p>
          </table:table-cell>
          <table:table-cell table:style-name="ce124" office:value-type="percentage" office:value="0.701298701298701" calcext:value-type="percentage">
            <text:p>70.13%</text:p>
          </table:table-cell>
          <table:table-cell table:style-name="ce140" office:value-type="percentage" office:value="0.683368869936034" calcext:value-type="percentage">
            <text:p>68.34%</text:p>
          </table:table-cell>
        </table:table-row>
        <table:table-row table:style-name="ro1">
          <table:table-cell table:style-name="ce115" office:value-type="string" calcext:value-type="string">
            <text:p>total_region</text:p>
          </table:table-cell>
          <table:table-cell table:style-name="ce124" office:value-type="percentage" office:value="0.677935943060498" calcext:value-type="percentage">
            <text:p>67.79%</text:p>
          </table:table-cell>
          <table:table-cell table:style-name="ce124" office:value-type="percentage" office:value="0.679530201342282" calcext:value-type="percentage">
            <text:p>67.95%</text:p>
          </table:table-cell>
          <table:table-cell table:style-name="ce124" office:value-type="percentage" office:value="0.672413793103448" calcext:value-type="percentage">
            <text:p>67.24%</text:p>
          </table:table-cell>
          <table:table-cell table:style-name="ce124" office:value-type="percentage" office:value="0.678343949044586" calcext:value-type="percentage">
            <text:p>67.83%</text:p>
          </table:table-cell>
          <table:table-cell table:style-name="ce124" office:value-type="percentage" office:value="0.693240901213172" calcext:value-type="percentage">
            <text:p>69.32%</text:p>
          </table:table-cell>
          <table:table-cell table:style-name="ce128" office:value-type="percentage" office:value="0.716981132075472" calcext:value-type="percentage">
            <text:p>71.70%</text:p>
          </table:table-cell>
          <table:table-cell table:style-name="ce141"/>
        </table:table-row>
        <table:table-row table:style-name="ro5">
          <table:table-cell table:style-name="ce112" office:value-type="string" calcext:value-type="string" table:number-columns-spanned="6" table:number-rows-spanned="1">
            <text:p>ARPC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113" office:value-type="string" calcext:value-type="string">
            <text:p>source</text:p>
          </table:table-cell>
          <table:table-cell table:style-name="ce116" office:value-type="string" calcext:value-type="string">
            <text:p>ekb</text:p>
          </table:table-cell>
          <table:table-cell table:style-name="ce116" office:value-type="string" calcext:value-type="string">
            <text:p>moscow</text:p>
          </table:table-cell>
          <table:table-cell table:style-name="ce116" office:value-type="string" calcext:value-type="string">
            <text:p>orel</text:p>
          </table:table-cell>
          <table:table-cell table:style-name="ce116" office:value-type="string" calcext:value-type="string">
            <text:p>spb</text:p>
          </table:table-cell>
          <table:table-cell table:style-name="ce116" office:value-type="string" calcext:value-type="string">
            <text:p>vladimir</text:p>
          </table:table-cell>
          <table:table-cell table:style-name="ce116" office:value-type="string" calcext:value-type="string">
            <text:p>volgograd</text:p>
          </table:table-cell>
          <table:table-cell table:style-name="ce129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119" office:value-type="currency" office:currency="руб." office:value="2305.99056603774" calcext:value-type="currency">
            <text:p>2,305.99 руб.</text:p>
          </table:table-cell>
          <table:table-cell table:style-name="ce119" office:value-type="currency" office:currency="руб." office:value="3295.4375" calcext:value-type="currency">
            <text:p>3,295.44 руб.</text:p>
          </table:table-cell>
          <table:table-cell table:style-name="ce119" office:value-type="currency" office:currency="руб." office:value="1282.64814814815" calcext:value-type="currency">
            <text:p>1,282.65 руб.</text:p>
          </table:table-cell>
          <table:table-cell table:style-name="ce119" office:value-type="currency" office:currency="руб." office:value="2955.32380952381" calcext:value-type="currency">
            <text:p>2,955.32 руб.</text:p>
          </table:table-cell>
          <table:table-cell table:style-name="ce119" office:value-type="currency" office:currency="руб." office:value="1727.94252873563" calcext:value-type="currency">
            <text:p>1,727.94 руб.</text:p>
          </table:table-cell>
          <table:table-cell table:style-name="ce119" office:value-type="currency" office:currency="руб." office:value="2203.78899082569" calcext:value-type="currency">
            <text:p>2,203.79 руб.</text:p>
          </table:table-cell>
          <table:table-cell office:value-type="currency" office:currency="руб." office:value="2291.61374795417" calcext:value-type="currency">
            <text:p>2,291.61 руб.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109" office:value-type="currency" office:currency="руб." office:value="1943.76470588235" calcext:value-type="currency">
            <text:p>1,943.76 руб.</text:p>
          </table:table-cell>
          <table:table-cell table:style-name="ce109" office:value-type="currency" office:currency="руб." office:value="2394.65060240964" calcext:value-type="currency">
            <text:p>2,394.65 руб.</text:p>
          </table:table-cell>
          <table:table-cell table:style-name="ce109" office:value-type="currency" office:currency="руб." office:value="1342.97916666667" calcext:value-type="currency">
            <text:p>1,342.98 руб.</text:p>
          </table:table-cell>
          <table:table-cell table:style-name="ce109" office:value-type="currency" office:currency="руб." office:value="2606.95145631068" calcext:value-type="currency">
            <text:p>2,606.95 руб.</text:p>
          </table:table-cell>
          <table:table-cell table:style-name="ce109" office:value-type="currency" office:currency="руб." office:value="1847.07692307692" calcext:value-type="currency">
            <text:p>1,847.08 руб.</text:p>
          </table:table-cell>
          <table:table-cell table:style-name="ce109" office:value-type="currency" office:currency="руб." office:value="1838.59322033898" calcext:value-type="currency">
            <text:p>1,838.59 руб.</text:p>
          </table:table-cell>
          <table:table-cell office:value-type="currency" office:currency="руб." office:value="1992.22068965517" calcext:value-type="currency">
            <text:p>1,992.22 руб.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109" office:value-type="currency" office:currency="руб." office:value="2486.87234042553" calcext:value-type="currency">
            <text:p>2,486.87 руб.</text:p>
          </table:table-cell>
          <table:table-cell table:style-name="ce109" office:value-type="currency" office:currency="руб." office:value="3010.35897435897" calcext:value-type="currency">
            <text:p>3,010.36 руб.</text:p>
          </table:table-cell>
          <table:table-cell table:style-name="ce109" office:value-type="currency" office:currency="руб." office:value="1880.86725663717" calcext:value-type="currency">
            <text:p>1,880.87 руб.</text:p>
          </table:table-cell>
          <table:table-cell table:style-name="ce109" office:value-type="currency" office:currency="руб." office:value="2789.59459459459" calcext:value-type="currency">
            <text:p>2,789.59 руб.</text:p>
          </table:table-cell>
          <table:table-cell table:style-name="ce109" office:value-type="currency" office:currency="руб." office:value="2022.36697247706" calcext:value-type="currency">
            <text:p>2,022.37 руб.</text:p>
          </table:table-cell>
          <table:table-cell table:style-name="ce109" office:value-type="currency" office:currency="руб." office:value="1962.92561983471" calcext:value-type="currency">
            <text:p>1,962.93 руб.</text:p>
          </table:table-cell>
          <table:table-cell office:value-type="currency" office:currency="руб." office:value="2355.05714285714" calcext:value-type="currency">
            <text:p>2,355.06 руб.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120" office:value-type="currency" office:currency="руб." office:value="1631.59493670886" calcext:value-type="currency">
            <text:p>1,631.59 руб.</text:p>
          </table:table-cell>
          <table:table-cell table:style-name="ce120" office:value-type="currency" office:currency="руб." office:value="2028.01834862385" calcext:value-type="currency">
            <text:p>2,028.02 руб.</text:p>
          </table:table-cell>
          <table:table-cell table:style-name="ce120" office:value-type="currency" office:currency="руб." office:value="1116.15178571429" calcext:value-type="currency">
            <text:p>1,116.15 руб.</text:p>
          </table:table-cell>
          <table:table-cell table:style-name="ce120" office:value-type="currency" office:currency="руб." office:value="1939.80373831776" calcext:value-type="currency">
            <text:p>1,939.80 руб.</text:p>
          </table:table-cell>
          <table:table-cell table:style-name="ce120" office:value-type="currency" office:currency="руб." office:value="1359.9126984127" calcext:value-type="currency">
            <text:p>1,359.91 руб.</text:p>
          </table:table-cell>
          <table:table-cell table:style-name="ce120" office:value-type="currency" office:currency="руб." office:value="1400.83333333333" calcext:value-type="currency">
            <text:p>1,400.83 руб.</text:p>
          </table:table-cell>
          <table:table-cell table:style-name="ce134" office:value-type="currency" office:currency="руб." office:value="1568.10764430577" calcext:value-type="currency">
            <text:p>1,568.11 руб.</text:p>
          </table:table-cell>
        </table:table-row>
        <table:table-row table:style-name="ro1">
          <table:table-cell table:style-name="ce115" office:value-type="string" calcext:value-type="string">
            <text:p>total_region</text:p>
          </table:table-cell>
          <table:table-cell table:style-name="ce120" office:value-type="currency" office:currency="руб." office:value="2113.80839895013" calcext:value-type="currency">
            <text:p>2,113.81 руб.</text:p>
          </table:table-cell>
          <table:table-cell table:style-name="ce120" office:value-type="currency" office:currency="руб." office:value="2687.36790123457" calcext:value-type="currency">
            <text:p>2,687.37 руб.</text:p>
          </table:table-cell>
          <table:table-cell table:style-name="ce120" office:value-type="currency" office:currency="руб." office:value="1410.25407925408" calcext:value-type="currency">
            <text:p>1,410.25 руб.</text:p>
          </table:table-cell>
          <table:table-cell table:style-name="ce120" office:value-type="currency" office:currency="руб." office:value="2572.83802816901" calcext:value-type="currency">
            <text:p>2,572.84 руб.</text:p>
          </table:table-cell>
          <table:table-cell table:style-name="ce120" office:value-type="currency" office:currency="руб." office:value="1715.475" calcext:value-type="currency">
            <text:p>1,715.48 руб.</text:p>
          </table:table-cell>
          <table:table-cell table:style-name="ce126" office:value-type="currency" office:currency="руб." office:value="1855.19956140351" calcext:value-type="currency">
            <text:p>1,855.20 руб.</text:p>
          </table:table-cell>
          <table:table-cell table:style-name="ce135"/>
        </table:table-row>
        <table:table-row table:style-name="ro3">
          <table:table-cell table:style-name="ce112" office:value-type="string" calcext:value-type="string" table:number-columns-spanned="6" table:number-rows-spanned="1">
            <text:p>ARPU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113" office:value-type="string" calcext:value-type="string">
            <text:p>source</text:p>
          </table:table-cell>
          <table:table-cell table:style-name="ce116" office:value-type="string" calcext:value-type="string">
            <text:p>ekb</text:p>
          </table:table-cell>
          <table:table-cell table:style-name="ce116" office:value-type="string" calcext:value-type="string">
            <text:p>moscow</text:p>
          </table:table-cell>
          <table:table-cell table:style-name="ce116" office:value-type="string" calcext:value-type="string">
            <text:p>orel</text:p>
          </table:table-cell>
          <table:table-cell table:style-name="ce116" office:value-type="string" calcext:value-type="string">
            <text:p>spb</text:p>
          </table:table-cell>
          <table:table-cell table:style-name="ce116" office:value-type="string" calcext:value-type="string">
            <text:p>vladimir</text:p>
          </table:table-cell>
          <table:table-cell table:style-name="ce116" office:value-type="string" calcext:value-type="string">
            <text:p>volgograd</text:p>
          </table:table-cell>
          <table:table-cell table:style-name="ce129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119" office:value-type="currency" office:currency="руб." office:value="1608.125" calcext:value-type="currency">
            <text:p>1,608.13 руб.</text:p>
          </table:table-cell>
          <table:table-cell table:style-name="ce119" office:value-type="currency" office:currency="руб." office:value="2227.9014084507" calcext:value-type="currency">
            <text:p>2,227.90 руб.</text:p>
          </table:table-cell>
          <table:table-cell table:style-name="ce119" office:value-type="currency" office:currency="руб." office:value="882.331210191083" calcext:value-type="currency">
            <text:p>882.33 руб.</text:p>
          </table:table-cell>
          <table:table-cell table:style-name="ce119" office:value-type="currency" office:currency="руб." office:value="1927.3850931677" calcext:value-type="currency">
            <text:p>1,927.39 руб.</text:p>
          </table:table-cell>
          <table:table-cell table:style-name="ce119" office:value-type="currency" office:currency="руб." office:value="1174.4609375" calcext:value-type="currency">
            <text:p>1,174.46 руб.</text:p>
          </table:table-cell>
          <table:table-cell table:style-name="ce119" office:value-type="currency" office:currency="руб." office:value="1501.33125" calcext:value-type="currency">
            <text:p>1,501.33 руб.</text:p>
          </table:table-cell>
          <table:table-cell office:value-type="currency" office:currency="руб." office:value="1555.75111111111" calcext:value-type="currency">
            <text:p>1,555.75 руб.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109" office:value-type="currency" office:currency="руб." office:value="1416.17142857143" calcext:value-type="currency">
            <text:p>1,416.17 руб.</text:p>
          </table:table-cell>
          <table:table-cell table:style-name="ce109" office:value-type="currency" office:currency="руб." office:value="1577.42857142857" calcext:value-type="currency">
            <text:p>1,577.43 руб.</text:p>
          </table:table-cell>
          <table:table-cell table:style-name="ce109" office:value-type="currency" office:currency="руб." office:value="848.197368421053" calcext:value-type="currency">
            <text:p>848.20 руб.</text:p>
          </table:table-cell>
          <table:table-cell table:style-name="ce109" office:value-type="currency" office:currency="руб." office:value="1890.95774647887" calcext:value-type="currency">
            <text:p>1,890.96 руб.</text:p>
          </table:table-cell>
          <table:table-cell table:style-name="ce109" office:value-type="currency" office:currency="руб." office:value="1108.24615384615" calcext:value-type="currency">
            <text:p>1,108.25 руб.</text:p>
          </table:table-cell>
          <table:table-cell table:style-name="ce109" office:value-type="currency" office:currency="руб." office:value="1381.87261146497" calcext:value-type="currency">
            <text:p>1,381.87 руб.</text:p>
          </table:table-cell>
          <table:table-cell office:value-type="currency" office:currency="руб." office:value="1364.21251475797" calcext:value-type="currency">
            <text:p>1,364.21 руб.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109" office:value-type="currency" office:currency="руб." office:value="1681.76978417266" calcext:value-type="currency">
            <text:p>1,681.77 руб.</text:p>
          </table:table-cell>
          <table:table-cell table:style-name="ce109" office:value-type="currency" office:currency="руб." office:value="2134.61818181818" calcext:value-type="currency">
            <text:p>2,134.62 руб.</text:p>
          </table:table-cell>
          <table:table-cell table:style-name="ce109" office:value-type="currency" office:currency="руб." office:value="1280.34939759036" calcext:value-type="currency">
            <text:p>1,280.35 руб.</text:p>
          </table:table-cell>
          <table:table-cell table:style-name="ce109" office:value-type="currency" office:currency="руб." office:value="1779.56896551724" calcext:value-type="currency">
            <text:p>1,779.57 руб.</text:p>
          </table:table-cell>
          <table:table-cell table:style-name="ce109" office:value-type="currency" office:currency="руб." office:value="1541.52447552448" calcext:value-type="currency">
            <text:p>1,541.52 руб.</text:p>
          </table:table-cell>
          <table:table-cell table:style-name="ce109" office:value-type="currency" office:currency="руб." office:value="1439.47878787879" calcext:value-type="currency">
            <text:p>1,439.48 руб.</text:p>
          </table:table-cell>
          <table:table-cell office:value-type="currency" office:currency="руб." office:value="1645.07668067227" calcext:value-type="currency">
            <text:p>1,645.08 руб.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120" office:value-type="currency" office:currency="руб." office:value="983.93893129771" calcext:value-type="currency">
            <text:p>983.94 руб.</text:p>
          </table:table-cell>
          <table:table-cell table:style-name="ce120" office:value-type="currency" office:currency="руб." office:value="1356.15950920245" calcext:value-type="currency">
            <text:p>1,356.16 руб.</text:p>
          </table:table-cell>
          <table:table-cell table:style-name="ce120" office:value-type="currency" office:currency="руб." office:value="766.926380368098" calcext:value-type="currency">
            <text:p>766.93 руб.</text:p>
          </table:table-cell>
          <table:table-cell table:style-name="ce120" office:value-type="currency" office:currency="руб." office:value="1374.56291390728" calcext:value-type="currency">
            <text:p>1,374.56 руб.</text:p>
          </table:table-cell>
          <table:table-cell table:style-name="ce120" office:value-type="currency" office:currency="руб." office:value="973.573863636364" calcext:value-type="currency">
            <text:p>973.57 руб.</text:p>
          </table:table-cell>
          <table:table-cell table:style-name="ce120" office:value-type="currency" office:currency="руб." office:value="982.402597402598" calcext:value-type="currency">
            <text:p>982.40 руб.</text:p>
          </table:table-cell>
          <table:table-cell table:style-name="ce134" office:value-type="currency" office:currency="руб." office:value="1071.59594882729" calcext:value-type="currency">
            <text:p>1,071.60 руб.</text:p>
          </table:table-cell>
        </table:table-row>
        <table:table-row table:style-name="ro1">
          <table:table-cell table:style-name="ce115" office:value-type="string" calcext:value-type="string">
            <text:p>total_region</text:p>
          </table:table-cell>
          <table:table-cell table:style-name="ce120" office:value-type="currency" office:currency="руб." office:value="1433.02669039146" calcext:value-type="currency">
            <text:p>1,433.03 руб.</text:p>
          </table:table-cell>
          <table:table-cell table:style-name="ce120" office:value-type="currency" office:currency="руб." office:value="1826.14765100671" calcext:value-type="currency">
            <text:p>1,826.15 руб.</text:p>
          </table:table-cell>
          <table:table-cell table:style-name="ce120" office:value-type="currency" office:currency="руб." office:value="948.274294670846" calcext:value-type="currency">
            <text:p>948.27 руб.</text:p>
          </table:table-cell>
          <table:table-cell table:style-name="ce120" office:value-type="currency" office:currency="руб." office:value="1745.26910828025" calcext:value-type="currency">
            <text:p>1,745.27 руб.</text:p>
          </table:table-cell>
          <table:table-cell table:style-name="ce120" office:value-type="currency" office:currency="руб." office:value="1189.23743500867" calcext:value-type="currency">
            <text:p>1,189.24 руб.</text:p>
          </table:table-cell>
          <table:table-cell table:style-name="ce126" office:value-type="currency" office:currency="руб." office:value="1330.14308176101" calcext:value-type="currency">
            <text:p>1,330.14 руб.</text:p>
          </table:table-cell>
          <table:table-cell table:style-name="ce135"/>
        </table:table-row>
        <table:table-row table:style-name="ro5">
          <table:table-cell table:style-name="ce112" office:value-type="string" calcext:value-type="string" table:number-columns-spanned="6" table:number-rows-spanned="1">
            <text:p>ROMI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113" office:value-type="string" calcext:value-type="string">
            <text:p>source</text:p>
          </table:table-cell>
          <table:table-cell table:style-name="ce116" office:value-type="string" calcext:value-type="string">
            <text:p>ekb</text:p>
          </table:table-cell>
          <table:table-cell table:style-name="ce116" office:value-type="string" calcext:value-type="string">
            <text:p>moscow</text:p>
          </table:table-cell>
          <table:table-cell table:style-name="ce116" office:value-type="string" calcext:value-type="string">
            <text:p>orel</text:p>
          </table:table-cell>
          <table:table-cell table:style-name="ce116" office:value-type="string" calcext:value-type="string">
            <text:p>spb</text:p>
          </table:table-cell>
          <table:table-cell table:style-name="ce116" office:value-type="string" calcext:value-type="string">
            <text:p>vladimir</text:p>
          </table:table-cell>
          <table:table-cell table:style-name="ce116" office:value-type="string" calcext:value-type="string">
            <text:p>volgograd</text:p>
          </table:table-cell>
          <table:table-cell table:style-name="ce129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123" office:value-type="percentage" office:value="4.6446690862105" calcext:value-type="percentage">
            <text:p>464.47%</text:p>
          </table:table-cell>
          <table:table-cell table:style-name="ce123" office:value-type="percentage" office:value="6.32648082230133" calcext:value-type="percentage">
            <text:p>632.65%</text:p>
          </table:table-cell>
          <table:table-cell table:style-name="ce123" office:value-type="percentage" office:value="2.51084809048232" calcext:value-type="percentage">
            <text:p>251.08%</text:p>
          </table:table-cell>
          <table:table-cell table:style-name="ce123" office:value-type="percentage" office:value="5.43762594844656" calcext:value-type="percentage">
            <text:p>543.76%</text:p>
          </table:table-cell>
          <table:table-cell table:style-name="ce123" office:value-type="percentage" office:value="3.29788961038961" calcext:value-type="percentage">
            <text:p>329.79%</text:p>
          </table:table-cell>
          <table:table-cell table:style-name="ce123" office:value-type="percentage" office:value="4.43123835525466" calcext:value-type="percentage">
            <text:p>443.12%</text:p>
          </table:table-cell>
          <table:table-cell table:style-name="ce139" office:value-type="percentage" office:value="4.44974957414893" calcext:value-type="percentage">
            <text:p>444.97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107" office:value-type="percentage" office:value="3.91586182378385" calcext:value-type="percentage">
            <text:p>391.59%</text:p>
          </table:table-cell>
          <table:table-cell table:style-name="ce107" office:value-type="percentage" office:value="4.39065123265883" calcext:value-type="percentage">
            <text:p>439.07%</text:p>
          </table:table-cell>
          <table:table-cell table:style-name="ce107" office:value-type="percentage" office:value="2.44738890259876" calcext:value-type="percentage">
            <text:p>244.74%</text:p>
          </table:table-cell>
          <table:table-cell table:style-name="ce107" office:value-type="percentage" office:value="5.29836816038201" calcext:value-type="percentage">
            <text:p>529.84%</text:p>
          </table:table-cell>
          <table:table-cell table:style-name="ce107" office:value-type="percentage" office:value="3.07340486805896" calcext:value-type="percentage">
            <text:p>307.34%</text:p>
          </table:table-cell>
          <table:table-cell table:style-name="ce107" office:value-type="percentage" office:value="4.06318943721322" calcext:value-type="percentage">
            <text:p>406.32%</text:p>
          </table:table-cell>
          <table:table-cell table:style-name="ce139" office:value-type="percentage" office:value="3.85768322933672" calcext:value-type="percentage">
            <text:p>385.77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107" office:value-type="percentage" office:value="4.61550308008214" calcext:value-type="percentage">
            <text:p>461.55%</text:p>
          </table:table-cell>
          <table:table-cell table:style-name="ce107" office:value-type="percentage" office:value="5.9240097552771" calcext:value-type="percentage">
            <text:p>592.40%</text:p>
          </table:table-cell>
          <table:table-cell table:style-name="ce107" office:value-type="percentage" office:value="3.93866053889774" calcext:value-type="percentage">
            <text:p>393.87%</text:p>
          </table:table-cell>
          <table:table-cell table:style-name="ce107" office:value-type="percentage" office:value="5.22616415466928" calcext:value-type="percentage">
            <text:p>522.62%</text:p>
          </table:table-cell>
          <table:table-cell table:style-name="ce107" office:value-type="percentage" office:value="4.493507552439" calcext:value-type="percentage">
            <text:p>449.35%</text:p>
          </table:table-cell>
          <table:table-cell table:style-name="ce107" office:value-type="percentage" office:value="4.15408563033441" calcext:value-type="percentage">
            <text:p>415.41%</text:p>
          </table:table-cell>
          <table:table-cell table:style-name="ce139" office:value-type="percentage" office:value="4.7523206098068" calcext:value-type="percentage">
            <text:p>475.23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124" office:value-type="percentage" office:value="2.82029626063935" calcext:value-type="percentage">
            <text:p>282.03%</text:p>
          </table:table-cell>
          <table:table-cell table:style-name="ce124" office:value-type="percentage" office:value="3.98935229467073" calcext:value-type="percentage">
            <text:p>398.94%</text:p>
          </table:table-cell>
          <table:table-cell table:style-name="ce124" office:value-type="percentage" office:value="2.18215301900955" calcext:value-type="percentage">
            <text:p>218.22%</text:p>
          </table:table-cell>
          <table:table-cell table:style-name="ce124" office:value-type="percentage" office:value="3.87128602070316" calcext:value-type="percentage">
            <text:p>387.13%</text:p>
          </table:table-cell>
          <table:table-cell table:style-name="ce124" office:value-type="percentage" office:value="2.77965414314451" calcext:value-type="percentage">
            <text:p>277.97%</text:p>
          </table:table-cell>
          <table:table-cell table:style-name="ce124" office:value-type="percentage" office:value="2.77108213055902" calcext:value-type="percentage">
            <text:p>277.11%</text:p>
          </table:table-cell>
          <table:table-cell table:style-name="ce140" office:value-type="percentage" office:value="3.06211310684344" calcext:value-type="percentage">
            <text:p>306.21%</text:p>
          </table:table-cell>
        </table:table-row>
        <table:table-row table:style-name="ro1">
          <table:table-cell table:style-name="ce115" office:value-type="string" calcext:value-type="string">
            <text:p>total_region</text:p>
          </table:table-cell>
          <table:table-cell table:style-name="ce124" office:value-type="percentage" office:value="4.03469282447184" calcext:value-type="percentage">
            <text:p>403.47%</text:p>
          </table:table-cell>
          <table:table-cell table:style-name="ce124" office:value-type="percentage" office:value="5.17932806700295" calcext:value-type="percentage">
            <text:p>517.93%</text:p>
          </table:table-cell>
          <table:table-cell table:style-name="ce124" office:value-type="percentage" office:value="2.76130425058992" calcext:value-type="percentage">
            <text:p>276.13%</text:p>
          </table:table-cell>
          <table:table-cell table:style-name="ce124" office:value-type="percentage" office:value="4.96817460677213" calcext:value-type="percentage">
            <text:p>496.82%</text:p>
          </table:table-cell>
          <table:table-cell table:style-name="ce124" office:value-type="percentage" office:value="3.3775509199555" calcext:value-type="percentage">
            <text:p>337.76%</text:p>
          </table:table-cell>
          <table:table-cell table:style-name="ce128" office:value-type="percentage" office:value="3.85626048428269" calcext:value-type="percentage">
            <text:p>385.63%</text:p>
          </table:table-cell>
          <table:table-cell table:style-name="ce141"/>
        </table:table-row>
      </table:table>
      <table:table table:name="UE разных регионов по источникам" table:style-name="ta1">
        <table:table-column table:style-name="co9" table:default-cell-style-name="Default"/>
        <table:table-column table:style-name="co4" table:default-cell-style-name="ce108"/>
        <table:table-column table:style-name="co2" table:default-cell-style-name="ce109"/>
        <table:table-column table:style-name="co10" table:default-cell-style-name="Default"/>
        <table:table-column table:style-name="co11" table:default-cell-style-name="ce109"/>
        <table:table-column table:style-name="co12" table:default-cell-style-name="ce107"/>
        <table:table-column table:style-name="co2" table:number-columns-repeated="2" table:default-cell-style-name="ce109"/>
        <table:table-column table:style-name="co13" table:default-cell-style-name="ce107"/>
        <table:table-row table:style-name="ro1">
          <table:table-cell table:style-name="ce142" office:value-type="string" calcext:value-type="string" table:number-columns-spanned="9" table:number-rows-spanned="1">
            <text:p>Регион: Екатеринбург (ekb)</text:p>
          </table:table-cell>
          <table:covered-table-cell table:number-columns-repeated="8" table:style-name="Sub-table_20_heading"/>
        </table:table-row>
        <table:table-row table:style-name="ro1">
          <table:table-cell table:style-name="ce143" office:value-type="string" calcext:value-type="string">
            <text:p>source</text:p>
          </table:table-cell>
          <table:table-cell table:style-name="ce145" office:value-type="string" calcext:value-type="string">
            <text:p>apc</text:p>
          </table:table-cell>
          <table:table-cell table:style-name="ce145" office:value-type="string" calcext:value-type="string">
            <text:p>avp</text:p>
          </table:table-cell>
          <table:table-cell table:style-name="ce145" office:value-type="string" calcext:value-type="string">
            <text:p>ua</text:p>
          </table:table-cell>
          <table:table-cell table:style-name="ce145" office:value-type="string" calcext:value-type="string">
            <text:p>cpa</text:p>
          </table:table-cell>
          <table:table-cell table:style-name="ce145" office:value-type="string" calcext:value-type="string">
            <text:p>c1</text:p>
          </table:table-cell>
          <table:table-cell table:style-name="ce145" office:value-type="string" calcext:value-type="string">
            <text:p>arpc</text:p>
          </table:table-cell>
          <table:table-cell table:style-name="ce145" office:value-type="string" calcext:value-type="string">
            <text:p>arpu</text:p>
          </table:table-cell>
          <table:table-cell table:style-name="ce150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2.54716981132075" calcext:value-type="float">
            <text:p>2.55</text:p>
          </table:table-cell>
          <table:table-cell office:value-type="currency" office:currency="руб." office:value="905.314814814815" calcext:value-type="currency">
            <text:p>905.31 руб.</text:p>
          </table:table-cell>
          <table:table-cell office:value-type="float" office:value="152" calcext:value-type="float">
            <text:p>152</text:p>
          </table:table-cell>
          <table:table-cell office:value-type="currency" office:currency="руб." office:value="346.230263157895" calcext:value-type="currency">
            <text:p>346.23 руб.</text:p>
          </table:table-cell>
          <table:table-cell office:value-type="percentage" office:value="0.697368421052632" calcext:value-type="percentage">
            <text:p>69.74%</text:p>
          </table:table-cell>
          <table:table-cell office:value-type="currency" office:currency="руб." office:value="2305.99056603774" calcext:value-type="currency">
            <text:p>2,305.99 руб.</text:p>
          </table:table-cell>
          <table:table-cell office:value-type="currency" office:currency="руб." office:value="1608.125" calcext:value-type="currency">
            <text:p>1,608.13 руб.</text:p>
          </table:table-cell>
          <table:table-cell table:style-name="ce151" office:value-type="percentage" office:value="4.6446690862105" calcext:value-type="percentage">
            <text:p>464.47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25531914893617" calcext:value-type="float">
            <text:p>2.26</text:p>
          </table:table-cell>
          <table:table-cell office:value-type="currency" office:currency="руб." office:value="1102.66981132075" calcext:value-type="currency">
            <text:p>1,102.67 руб.</text:p>
          </table:table-cell>
          <table:table-cell office:value-type="float" office:value="139" calcext:value-type="float">
            <text:p>139</text:p>
          </table:table-cell>
          <table:table-cell office:value-type="currency" office:currency="руб." office:value="364.374100719424" calcext:value-type="currency">
            <text:p>364.37 руб.</text:p>
          </table:table-cell>
          <table:table-cell office:value-type="percentage" office:value="0.676258992805755" calcext:value-type="percentage">
            <text:p>67.63%</text:p>
          </table:table-cell>
          <table:table-cell office:value-type="currency" office:currency="руб." office:value="2486.87234042553" calcext:value-type="currency">
            <text:p>2,486.87 руб.</text:p>
          </table:table-cell>
          <table:table-cell office:value-type="currency" office:currency="руб." office:value="1681.76978417266" calcext:value-type="currency">
            <text:p>1,681.77 руб.</text:p>
          </table:table-cell>
          <table:table-cell table:style-name="ce151" office:value-type="percentage" office:value="4.61550308008214" calcext:value-type="percentage">
            <text:p>461.55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25490196078431" calcext:value-type="float">
            <text:p>2.25</text:p>
          </table:table-cell>
          <table:table-cell office:value-type="currency" office:currency="руб." office:value="862.017391304348" calcext:value-type="currency">
            <text:p>862.02 руб.</text:p>
          </table:table-cell>
          <table:table-cell office:value-type="float" office:value="140" calcext:value-type="float">
            <text:p>140</text:p>
          </table:table-cell>
          <table:table-cell office:value-type="currency" office:currency="руб." office:value="361.65" calcext:value-type="currency">
            <text:p>361.65 руб.</text:p>
          </table:table-cell>
          <table:table-cell office:value-type="percentage" office:value="0.728571428571428" calcext:value-type="percentage">
            <text:p>72.86%</text:p>
          </table:table-cell>
          <table:table-cell office:value-type="currency" office:currency="руб." office:value="1943.76470588235" calcext:value-type="currency">
            <text:p>1,943.76 руб.</text:p>
          </table:table-cell>
          <table:table-cell office:value-type="currency" office:currency="руб." office:value="1416.17142857143" calcext:value-type="currency">
            <text:p>1,416.17 руб.</text:p>
          </table:table-cell>
          <table:table-cell office:value-type="percentage" office:value="3.91586182378385" calcext:value-type="percentage">
            <text:p>391.59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49367088607595" calcext:value-type="float">
            <text:p>2.49</text:p>
          </table:table-cell>
          <table:table-cell office:value-type="currency" office:currency="руб." office:value="654.294416243655" calcext:value-type="currency">
            <text:p>654.29 руб.</text:p>
          </table:table-cell>
          <table:table-cell office:value-type="float" office:value="131" calcext:value-type="float">
            <text:p>131</text:p>
          </table:table-cell>
          <table:table-cell office:value-type="currency" office:currency="руб." office:value="348.87786259542" calcext:value-type="currency">
            <text:p>348.88 руб.</text:p>
          </table:table-cell>
          <table:table-cell office:value-type="percentage" office:value="0.603053435114504" calcext:value-type="percentage">
            <text:p>60.31%</text:p>
          </table:table-cell>
          <table:table-cell office:value-type="currency" office:currency="руб." office:value="1631.59493670886" calcext:value-type="currency">
            <text:p>1,631.59 руб.</text:p>
          </table:table-cell>
          <table:table-cell office:value-type="currency" office:currency="руб." office:value="983.93893129771" calcext:value-type="currency">
            <text:p>983.94 руб.</text:p>
          </table:table-cell>
          <table:table-cell office:value-type="percentage" office:value="2.82029626063935" calcext:value-type="percentage">
            <text:p>282.03%</text:p>
          </table:table-cell>
        </table:table-row>
        <table:table-row table:style-name="ro1">
          <table:table-cell table:style-name="ce144" office:value-type="string" calcext:value-type="string">
            <text:p>AVERAGES</text:p>
          </table:table-cell>
          <table:table-cell table:style-name="ce146" office:value-type="float" office:value="2.38582677165354" calcext:value-type="float">
            <text:p>2.39</text:p>
          </table:table-cell>
          <table:table-cell table:style-name="ce147" office:value-type="currency" office:currency="руб." office:value="885.985698569857" calcext:value-type="currency">
            <text:p>885.99 руб.</text:p>
          </table:table-cell>
          <table:table-cell table:style-name="ce144" office:value-type="float" office:value="562" calcext:value-type="float">
            <text:p>562</text:p>
          </table:table-cell>
          <table:table-cell table:style-name="ce147" office:value-type="currency" office:currency="руб." office:value="355.17615658363" calcext:value-type="currency">
            <text:p>355.18 руб.</text:p>
          </table:table-cell>
          <table:table-cell table:style-name="ce148" office:value-type="percentage" office:value="0.677935943060498" calcext:value-type="percentage">
            <text:p>67.79%</text:p>
          </table:table-cell>
          <table:table-cell table:style-name="ce147" office:value-type="currency" office:currency="руб." office:value="2113.80839895013" calcext:value-type="currency">
            <text:p>2,113.81 руб.</text:p>
          </table:table-cell>
          <table:table-cell table:style-name="ce147" office:value-type="currency" office:currency="руб." office:value="1433.02669039146" calcext:value-type="currency">
            <text:p>1,433.03 руб.</text:p>
          </table:table-cell>
          <table:table-cell table:style-name="ce148" office:value-type="percentage" office:value="4.03469282447184" calcext:value-type="percentage">
            <text:p>403.47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142" office:value-type="string" calcext:value-type="string" table:number-columns-spanned="9" table:number-rows-spanned="1">
            <text:p>Регион: Москва (moscow)</text:p>
          </table:table-cell>
          <table:covered-table-cell table:number-columns-repeated="8" table:style-name="Sub-table_20_heading"/>
        </table:table-row>
        <table:table-row table:style-name="ro1">
          <table:table-cell table:style-name="ce143" office:value-type="string" calcext:value-type="string">
            <text:p>source</text:p>
          </table:table-cell>
          <table:table-cell table:style-name="ce145" office:value-type="string" calcext:value-type="string">
            <text:p>apc</text:p>
          </table:table-cell>
          <table:table-cell table:style-name="ce145" office:value-type="string" calcext:value-type="string">
            <text:p>avp</text:p>
          </table:table-cell>
          <table:table-cell table:style-name="ce145" office:value-type="string" calcext:value-type="string">
            <text:p>ua</text:p>
          </table:table-cell>
          <table:table-cell table:style-name="ce145" office:value-type="string" calcext:value-type="string">
            <text:p>cpa</text:p>
          </table:table-cell>
          <table:table-cell table:style-name="ce145" office:value-type="string" calcext:value-type="string">
            <text:p>c1</text:p>
          </table:table-cell>
          <table:table-cell table:style-name="ce145" office:value-type="string" calcext:value-type="string">
            <text:p>arpc</text:p>
          </table:table-cell>
          <table:table-cell table:style-name="ce145" office:value-type="string" calcext:value-type="string">
            <text:p>arpu</text:p>
          </table:table-cell>
          <table:table-cell table:style-name="ce150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2.59375" calcext:value-type="float">
            <text:p>2.59</text:p>
          </table:table-cell>
          <table:table-cell office:value-type="currency" office:currency="руб." office:value="1270.53012048193" calcext:value-type="currency">
            <text:p>1,270.53 руб.</text:p>
          </table:table-cell>
          <table:table-cell office:value-type="float" office:value="142" calcext:value-type="float">
            <text:p>142</text:p>
          </table:table-cell>
          <table:table-cell office:value-type="currency" office:currency="руб." office:value="352.154929577465" calcext:value-type="currency">
            <text:p>352.15 руб.</text:p>
          </table:table-cell>
          <table:table-cell office:value-type="percentage" office:value="0.676056338028169" calcext:value-type="percentage">
            <text:p>67.61%</text:p>
          </table:table-cell>
          <table:table-cell office:value-type="currency" office:currency="руб." office:value="3295.4375" calcext:value-type="currency">
            <text:p>3,295.44 руб.</text:p>
          </table:table-cell>
          <table:table-cell office:value-type="currency" office:currency="руб." office:value="2227.9014084507" calcext:value-type="currency">
            <text:p>2,227.90 руб.</text:p>
          </table:table-cell>
          <table:table-cell table:style-name="ce151" office:value-type="percentage" office:value="6.32648082230132" calcext:value-type="percentage">
            <text:p>632.65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29059829059829" calcext:value-type="float">
            <text:p>2.29</text:p>
          </table:table-cell>
          <table:table-cell office:value-type="currency" office:currency="руб." office:value="1314.22388059701" calcext:value-type="currency">
            <text:p>1,314.22 руб.</text:p>
          </table:table-cell>
          <table:table-cell office:value-type="float" office:value="165" calcext:value-type="float">
            <text:p>165</text:p>
          </table:table-cell>
          <table:table-cell office:value-type="currency" office:currency="руб." office:value="360.333333333333" calcext:value-type="currency">
            <text:p>360.33 руб.</text:p>
          </table:table-cell>
          <table:table-cell office:value-type="percentage" office:value="0.709090909090909" calcext:value-type="percentage">
            <text:p>70.91%</text:p>
          </table:table-cell>
          <table:table-cell office:value-type="currency" office:currency="руб." office:value="3010.35897435897" calcext:value-type="currency">
            <text:p>3,010.36 руб.</text:p>
          </table:table-cell>
          <table:table-cell office:value-type="currency" office:currency="руб." office:value="2134.61818181818" calcext:value-type="currency">
            <text:p>2,134.62 руб.</text:p>
          </table:table-cell>
          <table:table-cell table:style-name="ce151" office:value-type="percentage" office:value="5.9240097552771" calcext:value-type="percentage">
            <text:p>592.40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13253012048193" calcext:value-type="float">
            <text:p>2.13</text:p>
          </table:table-cell>
          <table:table-cell office:value-type="currency" office:currency="руб." office:value="1122.91525423729" calcext:value-type="currency">
            <text:p>1,122.92 руб.</text:p>
          </table:table-cell>
          <table:table-cell office:value-type="float" office:value="126" calcext:value-type="float">
            <text:p>126</text:p>
          </table:table-cell>
          <table:table-cell office:value-type="currency" office:currency="руб." office:value="359.269841269841" calcext:value-type="currency">
            <text:p>359.27 руб.</text:p>
          </table:table-cell>
          <table:table-cell office:value-type="percentage" office:value="0.658730158730159" calcext:value-type="percentage">
            <text:p>65.87%</text:p>
          </table:table-cell>
          <table:table-cell office:value-type="currency" office:currency="руб." office:value="2394.65060240964" calcext:value-type="currency">
            <text:p>2,394.65 руб.</text:p>
          </table:table-cell>
          <table:table-cell office:value-type="currency" office:currency="руб." office:value="1577.42857142857" calcext:value-type="currency">
            <text:p>1,577.43 руб.</text:p>
          </table:table-cell>
          <table:table-cell office:value-type="percentage" office:value="4.39065123265883" calcext:value-type="percentage">
            <text:p>439.07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21100917431193" calcext:value-type="float">
            <text:p>2.21</text:p>
          </table:table-cell>
          <table:table-cell office:value-type="currency" office:currency="руб." office:value="917.236514522822" calcext:value-type="currency">
            <text:p>917.24 руб.</text:p>
          </table:table-cell>
          <table:table-cell office:value-type="float" office:value="163" calcext:value-type="float">
            <text:p>163</text:p>
          </table:table-cell>
          <table:table-cell office:value-type="currency" office:currency="руб." office:value="339.944785276074" calcext:value-type="currency">
            <text:p>339.94 руб.</text:p>
          </table:table-cell>
          <table:table-cell office:value-type="percentage" office:value="0.668711656441718" calcext:value-type="percentage">
            <text:p>66.87%</text:p>
          </table:table-cell>
          <table:table-cell office:value-type="currency" office:currency="руб." office:value="2028.01834862385" calcext:value-type="currency">
            <text:p>2,028.02 руб.</text:p>
          </table:table-cell>
          <table:table-cell office:value-type="currency" office:currency="руб." office:value="1356.15950920245" calcext:value-type="currency">
            <text:p>1,356.16 руб.</text:p>
          </table:table-cell>
          <table:table-cell office:value-type="percentage" office:value="3.98935229467073" calcext:value-type="percentage">
            <text:p>398.94%</text:p>
          </table:table-cell>
        </table:table-row>
        <table:table-row table:style-name="ro1">
          <table:table-cell table:style-name="ce144" office:value-type="string" calcext:value-type="string">
            <text:p>AVERAGES</text:p>
          </table:table-cell>
          <table:table-cell table:style-name="ce146" office:value-type="float" office:value="2.30864197530864" calcext:value-type="float">
            <text:p>2.31</text:p>
          </table:table-cell>
          <table:table-cell table:style-name="ce147" office:value-type="currency" office:currency="руб." office:value="1164.04705882353" calcext:value-type="currency">
            <text:p>1,164.05 руб.</text:p>
          </table:table-cell>
          <table:table-cell table:style-name="ce144" office:value-type="float" office:value="596" calcext:value-type="float">
            <text:p>596</text:p>
          </table:table-cell>
          <table:table-cell table:style-name="ce147" office:value-type="currency" office:currency="руб." office:value="352.58389261745" calcext:value-type="currency">
            <text:p>352.58 руб.</text:p>
          </table:table-cell>
          <table:table-cell table:style-name="ce148" office:value-type="percentage" office:value="0.679530201342282" calcext:value-type="percentage">
            <text:p>67.95%</text:p>
          </table:table-cell>
          <table:table-cell table:style-name="ce147" office:value-type="currency" office:currency="руб." office:value="2687.36790123457" calcext:value-type="currency">
            <text:p>2,687.37 руб.</text:p>
          </table:table-cell>
          <table:table-cell table:style-name="ce147" office:value-type="currency" office:currency="руб." office:value="1826.14765100671" calcext:value-type="currency">
            <text:p>1,826.15 руб.</text:p>
          </table:table-cell>
          <table:table-cell table:style-name="ce148" office:value-type="percentage" office:value="5.17932806700295" calcext:value-type="percentage">
            <text:p>517.93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142" office:value-type="string" calcext:value-type="string" table:number-columns-spanned="9" table:number-rows-spanned="1">
            <text:p>Регион: Орёл (orel)</text:p>
          </table:table-cell>
          <table:covered-table-cell table:number-columns-repeated="8" table:style-name="Sub-table_20_heading"/>
        </table:table-row>
        <table:table-row table:style-name="ro1">
          <table:table-cell table:style-name="ce143" office:value-type="string" calcext:value-type="string">
            <text:p>source</text:p>
          </table:table-cell>
          <table:table-cell table:style-name="ce145" office:value-type="string" calcext:value-type="string">
            <text:p>apc</text:p>
          </table:table-cell>
          <table:table-cell table:style-name="ce145" office:value-type="string" calcext:value-type="string">
            <text:p>avp</text:p>
          </table:table-cell>
          <table:table-cell table:style-name="ce145" office:value-type="string" calcext:value-type="string">
            <text:p>ua</text:p>
          </table:table-cell>
          <table:table-cell table:style-name="ce145" office:value-type="string" calcext:value-type="string">
            <text:p>cpa</text:p>
          </table:table-cell>
          <table:table-cell table:style-name="ce145" office:value-type="string" calcext:value-type="string">
            <text:p>c1</text:p>
          </table:table-cell>
          <table:table-cell table:style-name="ce145" office:value-type="string" calcext:value-type="string">
            <text:p>arpc</text:p>
          </table:table-cell>
          <table:table-cell table:style-name="ce145" office:value-type="string" calcext:value-type="string">
            <text:p>arpu</text:p>
          </table:table-cell>
          <table:table-cell table:style-name="ce150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65486725663717" calcext:value-type="float">
            <text:p>2.65</text:p>
          </table:table-cell>
          <table:table-cell office:value-type="currency" office:currency="руб." office:value="708.46" calcext:value-type="currency">
            <text:p>708.46 руб.</text:p>
          </table:table-cell>
          <table:table-cell office:value-type="float" office:value="166" calcext:value-type="float">
            <text:p>166</text:p>
          </table:table-cell>
          <table:table-cell office:value-type="currency" office:currency="руб." office:value="325.072289156626" calcext:value-type="currency">
            <text:p>325.07 руб.</text:p>
          </table:table-cell>
          <table:table-cell office:value-type="percentage" office:value="0.680722891566265" calcext:value-type="percentage">
            <text:p>68.07%</text:p>
          </table:table-cell>
          <table:table-cell office:value-type="currency" office:currency="руб." office:value="1880.86725663717" calcext:value-type="currency">
            <text:p>1,880.87 руб.</text:p>
          </table:table-cell>
          <table:table-cell office:value-type="currency" office:currency="руб." office:value="1280.34939759036" calcext:value-type="currency">
            <text:p>1,280.35 руб.</text:p>
          </table:table-cell>
          <table:table-cell office:value-type="percentage" office:value="3.93866053889774" calcext:value-type="percentage">
            <text:p>393.87%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1.96296296296296" calcext:value-type="float">
            <text:p>1.96</text:p>
          </table:table-cell>
          <table:table-cell office:value-type="currency" office:currency="руб." office:value="653.424528301887" calcext:value-type="currency">
            <text:p>653.42 руб.</text:p>
          </table:table-cell>
          <table:table-cell office:value-type="float" office:value="157" calcext:value-type="float">
            <text:p>157</text:p>
          </table:table-cell>
          <table:table-cell office:value-type="currency" office:currency="руб." office:value="351.407643312102" calcext:value-type="currency">
            <text:p>351.41 руб.</text:p>
          </table:table-cell>
          <table:table-cell office:value-type="percentage" office:value="0.687898089171974" calcext:value-type="percentage">
            <text:p>68.79%</text:p>
          </table:table-cell>
          <table:table-cell office:value-type="currency" office:currency="руб." office:value="1282.64814814815" calcext:value-type="currency">
            <text:p>1,282.65 руб.</text:p>
          </table:table-cell>
          <table:table-cell office:value-type="currency" office:currency="руб." office:value="882.331210191083" calcext:value-type="currency">
            <text:p>882.33 руб.</text:p>
          </table:table-cell>
          <table:table-cell office:value-type="percentage" office:value="2.51084809048232" calcext:value-type="percentage">
            <text:p>251.08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23958333333333" calcext:value-type="float">
            <text:p>2.24</text:p>
          </table:table-cell>
          <table:table-cell office:value-type="currency" office:currency="руб." office:value="599.655813953488" calcext:value-type="currency">
            <text:p>599.66 руб.</text:p>
          </table:table-cell>
          <table:table-cell office:value-type="float" office:value="152" calcext:value-type="float">
            <text:p>152</text:p>
          </table:table-cell>
          <table:table-cell office:value-type="currency" office:currency="руб." office:value="346.572368421053" calcext:value-type="currency">
            <text:p>346.57 руб.</text:p>
          </table:table-cell>
          <table:table-cell office:value-type="percentage" office:value="0.631578947368421" calcext:value-type="percentage">
            <text:p>63.16%</text:p>
          </table:table-cell>
          <table:table-cell office:value-type="currency" office:currency="руб." office:value="1342.97916666667" calcext:value-type="currency">
            <text:p>1,342.98 руб.</text:p>
          </table:table-cell>
          <table:table-cell office:value-type="currency" office:currency="руб." office:value="848.197368421053" calcext:value-type="currency">
            <text:p>848.20 руб.</text:p>
          </table:table-cell>
          <table:table-cell office:value-type="percentage" office:value="2.44738890259876" calcext:value-type="percentage">
            <text:p>244.74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28571428571429" calcext:value-type="float">
            <text:p>2.29</text:p>
          </table:table-cell>
          <table:table-cell office:value-type="currency" office:currency="руб." office:value="488.31640625" calcext:value-type="currency">
            <text:p>488.32 руб.</text:p>
          </table:table-cell>
          <table:table-cell office:value-type="float" office:value="163" calcext:value-type="float">
            <text:p>163</text:p>
          </table:table-cell>
          <table:table-cell office:value-type="currency" office:currency="руб." office:value="351.453987730061" calcext:value-type="currency">
            <text:p>351.45 руб.</text:p>
          </table:table-cell>
          <table:table-cell office:value-type="percentage" office:value="0.687116564417178" calcext:value-type="percentage">
            <text:p>68.71%</text:p>
          </table:table-cell>
          <table:table-cell table:style-name="ce149" office:value-type="currency" office:currency="руб." office:value="1116.15178571429" calcext:value-type="currency">
            <text:p>1,116.15 руб.</text:p>
          </table:table-cell>
          <table:table-cell office:value-type="currency" office:currency="руб." office:value="766.926380368098" calcext:value-type="currency">
            <text:p>766.93 руб.</text:p>
          </table:table-cell>
          <table:table-cell office:value-type="percentage" office:value="2.18215301900955" calcext:value-type="percentage">
            <text:p>218.22%</text:p>
          </table:table-cell>
        </table:table-row>
        <table:table-row table:style-name="ro1">
          <table:table-cell table:style-name="ce144" office:value-type="string" calcext:value-type="string">
            <text:p>AVERAGES</text:p>
          </table:table-cell>
          <table:table-cell table:style-name="ce146" office:value-type="float" office:value="2.29137529137529" calcext:value-type="float">
            <text:p>2.29</text:p>
          </table:table-cell>
          <table:table-cell table:style-name="ce147" office:value-type="currency" office:currency="руб." office:value="615.461851475076" calcext:value-type="currency">
            <text:p>615.46 руб.</text:p>
          </table:table-cell>
          <table:table-cell table:style-name="ce144" office:value-type="float" office:value="638" calcext:value-type="float">
            <text:p>638</text:p>
          </table:table-cell>
          <table:table-cell table:style-name="ce147" office:value-type="currency" office:currency="руб." office:value="343.415360501567" calcext:value-type="currency">
            <text:p>343.42 руб.</text:p>
          </table:table-cell>
          <table:table-cell table:style-name="ce148" office:value-type="percentage" office:value="0.672413793103448" calcext:value-type="percentage">
            <text:p>67.24%</text:p>
          </table:table-cell>
          <table:table-cell table:style-name="ce147" office:value-type="currency" office:currency="руб." office:value="1410.25407925408" calcext:value-type="currency">
            <text:p>1,410.25 руб.</text:p>
          </table:table-cell>
          <table:table-cell table:style-name="ce147" office:value-type="currency" office:currency="руб." office:value="948.274294670846" calcext:value-type="currency">
            <text:p>948.27 руб.</text:p>
          </table:table-cell>
          <table:table-cell table:style-name="ce148" office:value-type="percentage" office:value="2.76130425058992" calcext:value-type="percentage">
            <text:p>276.13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142" office:value-type="string" calcext:value-type="string" table:number-columns-spanned="9" table:number-rows-spanned="1">
            <text:p>Регион: Санкт-Петербург (spb)</text:p>
          </table:table-cell>
          <table:covered-table-cell table:number-columns-repeated="8" table:style-name="Sub-table_20_heading"/>
        </table:table-row>
        <table:table-row table:style-name="ro1">
          <table:table-cell table:style-name="ce143" office:value-type="string" calcext:value-type="string">
            <text:p>source</text:p>
          </table:table-cell>
          <table:table-cell table:style-name="ce145" office:value-type="string" calcext:value-type="string">
            <text:p>apc</text:p>
          </table:table-cell>
          <table:table-cell table:style-name="ce145" office:value-type="string" calcext:value-type="string">
            <text:p>avp</text:p>
          </table:table-cell>
          <table:table-cell table:style-name="ce145" office:value-type="string" calcext:value-type="string">
            <text:p>ua</text:p>
          </table:table-cell>
          <table:table-cell table:style-name="ce145" office:value-type="string" calcext:value-type="string">
            <text:p>cpa</text:p>
          </table:table-cell>
          <table:table-cell table:style-name="ce145" office:value-type="string" calcext:value-type="string">
            <text:p>c1</text:p>
          </table:table-cell>
          <table:table-cell table:style-name="ce145" office:value-type="string" calcext:value-type="string">
            <text:p>arpc</text:p>
          </table:table-cell>
          <table:table-cell table:style-name="ce145" office:value-type="string" calcext:value-type="string">
            <text:p>arpu</text:p>
          </table:table-cell>
          <table:table-cell table:style-name="ce150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2.62857142857143" calcext:value-type="float">
            <text:p>2.63</text:p>
          </table:table-cell>
          <table:table-cell office:value-type="currency" office:currency="руб." office:value="1124.30797101449" calcext:value-type="currency">
            <text:p>1,124.31 руб.</text:p>
          </table:table-cell>
          <table:table-cell office:value-type="float" office:value="161" calcext:value-type="float">
            <text:p>161</text:p>
          </table:table-cell>
          <table:table-cell office:value-type="currency" office:currency="руб." office:value="354.453416149068" calcext:value-type="currency">
            <text:p>354.45 руб.</text:p>
          </table:table-cell>
          <table:table-cell office:value-type="percentage" office:value="0.652173913043478" calcext:value-type="percentage">
            <text:p>65.22%</text:p>
          </table:table-cell>
          <table:table-cell office:value-type="currency" office:currency="руб." office:value="2955.32380952381" calcext:value-type="currency">
            <text:p>2,955.32 руб.</text:p>
          </table:table-cell>
          <table:table-cell office:value-type="currency" office:currency="руб." office:value="1927.3850931677" calcext:value-type="currency">
            <text:p>1,927.39 руб.</text:p>
          </table:table-cell>
          <table:table-cell table:style-name="ce151" office:value-type="percentage" office:value="5.43762594844656" calcext:value-type="percentage">
            <text:p>543.76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47572815533981" calcext:value-type="float">
            <text:p>2.48</text:p>
          </table:table-cell>
          <table:table-cell office:value-type="currency" office:currency="руб." office:value="1053.00392156863" calcext:value-type="currency">
            <text:p>1,053.00 руб.</text:p>
          </table:table-cell>
          <table:table-cell office:value-type="float" office:value="142" calcext:value-type="float">
            <text:p>142</text:p>
          </table:table-cell>
          <table:table-cell office:value-type="currency" office:currency="руб." office:value="356.894366197183" calcext:value-type="currency">
            <text:p>356.89 руб.</text:p>
          </table:table-cell>
          <table:table-cell office:value-type="percentage" office:value="0.725352112676056" calcext:value-type="percentage">
            <text:p>72.54%</text:p>
          </table:table-cell>
          <table:table-cell office:value-type="currency" office:currency="руб." office:value="2606.95145631068" calcext:value-type="currency">
            <text:p>2,606.95 руб.</text:p>
          </table:table-cell>
          <table:table-cell office:value-type="currency" office:currency="руб." office:value="1890.95774647887" calcext:value-type="currency">
            <text:p>1,890.96 руб.</text:p>
          </table:table-cell>
          <table:table-cell table:style-name="ce151" office:value-type="percentage" office:value="5.29836816038201" calcext:value-type="percentage">
            <text:p>529.84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28828828828829" calcext:value-type="float">
            <text:p>2.29</text:p>
          </table:table-cell>
          <table:table-cell office:value-type="currency" office:currency="руб." office:value="1219.07480314961" calcext:value-type="currency">
            <text:p>1,219.07 руб.</text:p>
          </table:table-cell>
          <table:table-cell office:value-type="float" office:value="174" calcext:value-type="float">
            <text:p>174</text:p>
          </table:table-cell>
          <table:table-cell office:value-type="currency" office:currency="руб." office:value="340.511494252874" calcext:value-type="currency">
            <text:p>340.51 руб.</text:p>
          </table:table-cell>
          <table:table-cell office:value-type="percentage" office:value="0.637931034482758" calcext:value-type="percentage">
            <text:p>63.79%</text:p>
          </table:table-cell>
          <table:table-cell office:value-type="currency" office:currency="руб." office:value="2789.5945945946" calcext:value-type="currency">
            <text:p>2,789.59 руб.</text:p>
          </table:table-cell>
          <table:table-cell office:value-type="currency" office:currency="руб." office:value="1779.56896551724" calcext:value-type="currency">
            <text:p>1,779.57 руб.</text:p>
          </table:table-cell>
          <table:table-cell table:style-name="ce151" office:value-type="percentage" office:value="5.22616415466928" calcext:value-type="percentage">
            <text:p>522.62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34579439252336" calcext:value-type="float">
            <text:p>2.35</text:p>
          </table:table-cell>
          <table:table-cell office:value-type="currency" office:currency="руб." office:value="826.92828685259" calcext:value-type="currency">
            <text:p>826.93 руб.</text:p>
          </table:table-cell>
          <table:table-cell office:value-type="float" office:value="151" calcext:value-type="float">
            <text:p>151</text:p>
          </table:table-cell>
          <table:table-cell office:value-type="currency" office:currency="руб." office:value="355.066225165563" calcext:value-type="currency">
            <text:p>355.07 руб.</text:p>
          </table:table-cell>
          <table:table-cell office:value-type="percentage" office:value="0.708609271523179" calcext:value-type="percentage">
            <text:p>70.86%</text:p>
          </table:table-cell>
          <table:table-cell office:value-type="currency" office:currency="руб." office:value="1939.80373831776" calcext:value-type="currency">
            <text:p>1,939.80 руб.</text:p>
          </table:table-cell>
          <table:table-cell office:value-type="currency" office:currency="руб." office:value="1374.56291390728" calcext:value-type="currency">
            <text:p>1,374.56 руб.</text:p>
          </table:table-cell>
          <table:table-cell office:value-type="percentage" office:value="3.87128602070316" calcext:value-type="percentage">
            <text:p>387.13%</text:p>
          </table:table-cell>
        </table:table-row>
        <table:table-row table:style-name="ro1">
          <table:table-cell table:style-name="ce144" office:value-type="string" calcext:value-type="string">
            <text:p>AVERAGES</text:p>
          </table:table-cell>
          <table:table-cell table:style-name="ce146" office:value-type="float" office:value="2.43192488262911" calcext:value-type="float">
            <text:p>2.43</text:p>
          </table:table-cell>
          <table:table-cell table:style-name="ce147" office:value-type="currency" office:currency="руб." office:value="1057.94305019305" calcext:value-type="currency">
            <text:p>1,057.94 руб.</text:p>
          </table:table-cell>
          <table:table-cell table:style-name="ce144" office:value-type="float" office:value="628" calcext:value-type="float">
            <text:p>628</text:p>
          </table:table-cell>
          <table:table-cell table:style-name="ce147" office:value-type="currency" office:currency="руб." office:value="351.289808917197" calcext:value-type="currency">
            <text:p>351.29 руб.</text:p>
          </table:table-cell>
          <table:table-cell table:style-name="ce148" office:value-type="percentage" office:value="0.678343949044586" calcext:value-type="percentage">
            <text:p>67.83%</text:p>
          </table:table-cell>
          <table:table-cell table:style-name="ce147" office:value-type="currency" office:currency="руб." office:value="2572.83802816901" calcext:value-type="currency">
            <text:p>2,572.84 руб.</text:p>
          </table:table-cell>
          <table:table-cell table:style-name="ce147" office:value-type="currency" office:currency="руб." office:value="1745.26910828025" calcext:value-type="currency">
            <text:p>1,745.27 руб.</text:p>
          </table:table-cell>
          <table:table-cell table:style-name="ce148" office:value-type="percentage" office:value="4.96817460677213" calcext:value-type="percentage">
            <text:p>496.82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142" office:value-type="string" calcext:value-type="string" table:number-columns-spanned="9" table:number-rows-spanned="1">
            <text:p>Регион: Владимир (vladimir)</text:p>
          </table:table-cell>
          <table:covered-table-cell table:number-columns-repeated="8" table:style-name="Sub-table_20_heading"/>
        </table:table-row>
        <table:table-row table:style-name="ro1">
          <table:table-cell table:style-name="ce143" office:value-type="string" calcext:value-type="string">
            <text:p>source</text:p>
          </table:table-cell>
          <table:table-cell table:style-name="ce145" office:value-type="string" calcext:value-type="string">
            <text:p>apc</text:p>
          </table:table-cell>
          <table:table-cell table:style-name="ce145" office:value-type="string" calcext:value-type="string">
            <text:p>avp</text:p>
          </table:table-cell>
          <table:table-cell table:style-name="ce145" office:value-type="string" calcext:value-type="string">
            <text:p>ua</text:p>
          </table:table-cell>
          <table:table-cell table:style-name="ce145" office:value-type="string" calcext:value-type="string">
            <text:p>cpa</text:p>
          </table:table-cell>
          <table:table-cell table:style-name="ce145" office:value-type="string" calcext:value-type="string">
            <text:p>c1</text:p>
          </table:table-cell>
          <table:table-cell table:style-name="ce145" office:value-type="string" calcext:value-type="string">
            <text:p>arpc</text:p>
          </table:table-cell>
          <table:table-cell table:style-name="ce145" office:value-type="string" calcext:value-type="string">
            <text:p>arpu</text:p>
          </table:table-cell>
          <table:table-cell table:style-name="ce150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39449541284404" calcext:value-type="float">
            <text:p>2.39</text:p>
          </table:table-cell>
          <table:table-cell office:value-type="currency" office:currency="руб." office:value="844.590038314176" calcext:value-type="currency">
            <text:p>844.59 руб.</text:p>
          </table:table-cell>
          <table:table-cell office:value-type="float" office:value="143" calcext:value-type="float">
            <text:p>143</text:p>
          </table:table-cell>
          <table:table-cell office:value-type="currency" office:currency="руб." office:value="343.055944055944" calcext:value-type="currency">
            <text:p>343.06 руб.</text:p>
          </table:table-cell>
          <table:table-cell office:value-type="percentage" office:value="0.762237762237762" calcext:value-type="percentage">
            <text:p>76.22%</text:p>
          </table:table-cell>
          <table:table-cell office:value-type="currency" office:currency="руб." office:value="2022.36697247706" calcext:value-type="currency">
            <text:p>2,022.37 руб.</text:p>
          </table:table-cell>
          <table:table-cell office:value-type="currency" office:currency="руб." office:value="1541.52447552448" calcext:value-type="currency">
            <text:p>1,541.52 руб.</text:p>
          </table:table-cell>
          <table:table-cell table:style-name="ce151" office:value-type="percentage" office:value="4.493507552439" calcext:value-type="percentage">
            <text:p>449.35%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2.3448275862069" calcext:value-type="float">
            <text:p>2.34</text:p>
          </table:table-cell>
          <table:table-cell office:value-type="currency" office:currency="руб." office:value="736.916666666667" calcext:value-type="currency">
            <text:p>736.92 руб.</text:p>
          </table:table-cell>
          <table:table-cell office:value-type="float" office:value="128" calcext:value-type="float">
            <text:p>128</text:p>
          </table:table-cell>
          <table:table-cell office:value-type="currency" office:currency="руб." office:value="356.125" calcext:value-type="currency">
            <text:p>356.13 руб.</text:p>
          </table:table-cell>
          <table:table-cell office:value-type="percentage" office:value="0.6796875" calcext:value-type="percentage">
            <text:p>67.97%</text:p>
          </table:table-cell>
          <table:table-cell office:value-type="currency" office:currency="руб." office:value="1727.94252873563" calcext:value-type="currency">
            <text:p>1,727.94 руб.</text:p>
          </table:table-cell>
          <table:table-cell office:value-type="currency" office:currency="руб." office:value="1174.4609375" calcext:value-type="currency">
            <text:p>1,174.46 руб.</text:p>
          </table:table-cell>
          <table:table-cell office:value-type="percentage" office:value="3.29788961038961" calcext:value-type="percentage">
            <text:p>329.79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51282051282051" calcext:value-type="float">
            <text:p>2.51</text:p>
          </table:table-cell>
          <table:table-cell office:value-type="currency" office:currency="руб." office:value="735.061224489796" calcext:value-type="currency">
            <text:p>735.06 руб.</text:p>
          </table:table-cell>
          <table:table-cell office:value-type="float" office:value="130" calcext:value-type="float">
            <text:p>130</text:p>
          </table:table-cell>
          <table:table-cell office:value-type="currency" office:currency="руб." office:value="360.592307692308" calcext:value-type="currency">
            <text:p>360.59 руб.</text:p>
          </table:table-cell>
          <table:table-cell office:value-type="percentage" office:value="0.6" calcext:value-type="percentage">
            <text:p>60.00%</text:p>
          </table:table-cell>
          <table:table-cell office:value-type="currency" office:currency="руб." office:value="1847.07692307692" calcext:value-type="currency">
            <text:p>1,847.08 руб.</text:p>
          </table:table-cell>
          <table:table-cell office:value-type="currency" office:currency="руб." office:value="1108.24615384615" calcext:value-type="currency">
            <text:p>1,108.25 руб.</text:p>
          </table:table-cell>
          <table:table-cell office:value-type="percentage" office:value="3.07340486805896" calcext:value-type="percentage">
            <text:p>307.34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38095238095238" calcext:value-type="float">
            <text:p>2.38</text:p>
          </table:table-cell>
          <table:table-cell office:value-type="currency" office:currency="руб." office:value="571.163333333333" calcext:value-type="currency">
            <text:p>571.16 руб.</text:p>
          </table:table-cell>
          <table:table-cell office:value-type="float" office:value="176" calcext:value-type="float">
            <text:p>176</text:p>
          </table:table-cell>
          <table:table-cell office:value-type="currency" office:currency="руб." office:value="350.25" calcext:value-type="currency">
            <text:p>350.25 руб.</text:p>
          </table:table-cell>
          <table:table-cell office:value-type="percentage" office:value="0.715909090909091" calcext:value-type="percentage">
            <text:p>71.59%</text:p>
          </table:table-cell>
          <table:table-cell office:value-type="currency" office:currency="руб." office:value="1359.9126984127" calcext:value-type="currency">
            <text:p>1,359.91 руб.</text:p>
          </table:table-cell>
          <table:table-cell office:value-type="currency" office:currency="руб." office:value="973.573863636364" calcext:value-type="currency">
            <text:p>973.57 руб.</text:p>
          </table:table-cell>
          <table:table-cell office:value-type="percentage" office:value="2.77965414314451" calcext:value-type="percentage">
            <text:p>277.97%</text:p>
          </table:table-cell>
        </table:table-row>
        <table:table-row table:style-name="ro1">
          <table:table-cell table:style-name="ce144" office:value-type="string" calcext:value-type="string">
            <text:p>AVERAGES</text:p>
          </table:table-cell>
          <table:table-cell table:style-name="ce146" office:value-type="float" office:value="2.4025" calcext:value-type="float">
            <text:p>2.40</text:p>
          </table:table-cell>
          <table:table-cell table:style-name="ce147" office:value-type="currency" office:currency="руб." office:value="714.037460978148" calcext:value-type="currency">
            <text:p>714.04 руб.</text:p>
          </table:table-cell>
          <table:table-cell table:style-name="ce144" office:value-type="float" office:value="577" calcext:value-type="float">
            <text:p>577</text:p>
          </table:table-cell>
          <table:table-cell table:style-name="ce147" office:value-type="currency" office:currency="руб." office:value="352.100519930676" calcext:value-type="currency">
            <text:p>352.10 руб.</text:p>
          </table:table-cell>
          <table:table-cell table:style-name="ce148" office:value-type="percentage" office:value="0.693240901213172" calcext:value-type="percentage">
            <text:p>69.32%</text:p>
          </table:table-cell>
          <table:table-cell table:style-name="ce147" office:value-type="currency" office:currency="руб." office:value="1715.475" calcext:value-type="currency">
            <text:p>1,715.48 руб.</text:p>
          </table:table-cell>
          <table:table-cell table:style-name="ce147" office:value-type="currency" office:currency="руб." office:value="1189.23743500867" calcext:value-type="currency">
            <text:p>1,189.24 руб.</text:p>
          </table:table-cell>
          <table:table-cell table:style-name="ce148" office:value-type="percentage" office:value="3.3775509199555" calcext:value-type="percentage">
            <text:p>337.76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142" office:value-type="string" calcext:value-type="string" table:number-columns-spanned="9" table:number-rows-spanned="1">
            <text:p>Регион: Волгоград (volgograd)</text:p>
          </table:table-cell>
          <table:covered-table-cell table:number-columns-repeated="8" table:style-name="Sub-table_20_heading"/>
        </table:table-row>
        <table:table-row table:style-name="ro1">
          <table:table-cell table:style-name="ce143" office:value-type="string" calcext:value-type="string">
            <text:p>source</text:p>
          </table:table-cell>
          <table:table-cell table:style-name="ce145" office:value-type="string" calcext:value-type="string">
            <text:p>apc</text:p>
          </table:table-cell>
          <table:table-cell table:style-name="ce145" office:value-type="string" calcext:value-type="string">
            <text:p>avp</text:p>
          </table:table-cell>
          <table:table-cell table:style-name="ce145" office:value-type="string" calcext:value-type="string">
            <text:p>ua</text:p>
          </table:table-cell>
          <table:table-cell table:style-name="ce145" office:value-type="string" calcext:value-type="string">
            <text:p>cpa</text:p>
          </table:table-cell>
          <table:table-cell table:style-name="ce145" office:value-type="string" calcext:value-type="string">
            <text:p>c1</text:p>
          </table:table-cell>
          <table:table-cell table:style-name="ce145" office:value-type="string" calcext:value-type="string">
            <text:p>arpc</text:p>
          </table:table-cell>
          <table:table-cell table:style-name="ce145" office:value-type="string" calcext:value-type="string">
            <text:p>arpu</text:p>
          </table:table-cell>
          <table:table-cell table:style-name="ce150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2.5045871559633" calcext:value-type="float">
            <text:p>2.50</text:p>
          </table:table-cell>
          <table:table-cell office:value-type="currency" office:currency="руб." office:value="879.901098901099" calcext:value-type="currency">
            <text:p>879.90 руб.</text:p>
          </table:table-cell>
          <table:table-cell office:value-type="float" office:value="160" calcext:value-type="float">
            <text:p>160</text:p>
          </table:table-cell>
          <table:table-cell office:value-type="currency" office:currency="руб." office:value="338.80625" calcext:value-type="currency">
            <text:p>338.81 руб.</text:p>
          </table:table-cell>
          <table:table-cell office:value-type="percentage" office:value="0.68125" calcext:value-type="percentage">
            <text:p>68.13%</text:p>
          </table:table-cell>
          <table:table-cell office:value-type="currency" office:currency="руб." office:value="2203.78899082569" calcext:value-type="currency">
            <text:p>2,203.79 руб.</text:p>
          </table:table-cell>
          <table:table-cell office:value-type="currency" office:currency="руб." office:value="1501.33125" calcext:value-type="currency">
            <text:p>1,501.33 руб.</text:p>
          </table:table-cell>
          <table:table-cell office:value-type="percentage" office:value="4.43123835525466" calcext:value-type="percentage">
            <text:p>443.12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1900826446281" calcext:value-type="float">
            <text:p>2.19</text:p>
          </table:table-cell>
          <table:table-cell office:value-type="currency" office:currency="руб." office:value="896.279245283019" calcext:value-type="currency">
            <text:p>896.28 руб.</text:p>
          </table:table-cell>
          <table:table-cell office:value-type="float" office:value="165" calcext:value-type="float">
            <text:p>165</text:p>
          </table:table-cell>
          <table:table-cell office:value-type="currency" office:currency="руб." office:value="346.521212121212" calcext:value-type="currency">
            <text:p>346.52 руб.</text:p>
          </table:table-cell>
          <table:table-cell office:value-type="percentage" office:value="0.733333333333333" calcext:value-type="percentage">
            <text:p>73.33%</text:p>
          </table:table-cell>
          <table:table-cell office:value-type="currency" office:currency="руб." office:value="1962.92561983471" calcext:value-type="currency">
            <text:p>1,962.93 руб.</text:p>
          </table:table-cell>
          <table:table-cell office:value-type="currency" office:currency="руб." office:value="1439.47878787879" calcext:value-type="currency">
            <text:p>1,439.48 руб.</text:p>
          </table:table-cell>
          <table:table-cell office:value-type="percentage" office:value="4.15408563033441" calcext:value-type="percentage">
            <text:p>415.41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33898305084746" calcext:value-type="float">
            <text:p>2.34</text:p>
          </table:table-cell>
          <table:table-cell office:value-type="currency" office:currency="руб." office:value="786.065217391304" calcext:value-type="currency">
            <text:p>786.07 руб.</text:p>
          </table:table-cell>
          <table:table-cell office:value-type="float" office:value="157" calcext:value-type="float">
            <text:p>157</text:p>
          </table:table-cell>
          <table:table-cell office:value-type="currency" office:currency="руб." office:value="340.095541401274" calcext:value-type="currency">
            <text:p>340.10 руб.</text:p>
          </table:table-cell>
          <table:table-cell office:value-type="percentage" office:value="0.751592356687898" calcext:value-type="percentage">
            <text:p>75.16%</text:p>
          </table:table-cell>
          <table:table-cell office:value-type="currency" office:currency="руб." office:value="1838.59322033898" calcext:value-type="currency">
            <text:p>1,838.59 руб.</text:p>
          </table:table-cell>
          <table:table-cell office:value-type="currency" office:currency="руб." office:value="1381.87261146497" calcext:value-type="currency">
            <text:p>1,381.87 руб.</text:p>
          </table:table-cell>
          <table:table-cell office:value-type="percentage" office:value="4.06318943721322" calcext:value-type="percentage">
            <text:p>406.32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22222222222222" calcext:value-type="float">
            <text:p>2.22</text:p>
          </table:table-cell>
          <table:table-cell office:value-type="currency" office:currency="руб." office:value="630.375" calcext:value-type="currency">
            <text:p>630.38 руб.</text:p>
          </table:table-cell>
          <table:table-cell office:value-type="float" office:value="154" calcext:value-type="float">
            <text:p>154</text:p>
          </table:table-cell>
          <table:table-cell office:value-type="currency" office:currency="руб." office:value="354.519480519481" calcext:value-type="currency">
            <text:p>354.52 руб.</text:p>
          </table:table-cell>
          <table:table-cell office:value-type="percentage" office:value="0.701298701298701" calcext:value-type="percentage">
            <text:p>70.13%</text:p>
          </table:table-cell>
          <table:table-cell office:value-type="currency" office:currency="руб." office:value="1400.83333333333" calcext:value-type="currency">
            <text:p>1,400.83 руб.</text:p>
          </table:table-cell>
          <table:table-cell office:value-type="currency" office:currency="руб." office:value="982.402597402598" calcext:value-type="currency">
            <text:p>982.40 руб.</text:p>
          </table:table-cell>
          <table:table-cell office:value-type="percentage" office:value="2.77108213055902" calcext:value-type="percentage">
            <text:p>277.11%</text:p>
          </table:table-cell>
        </table:table-row>
        <table:table-row table:style-name="ro1">
          <table:table-cell table:style-name="ce144" office:value-type="string" calcext:value-type="string">
            <text:p>AVERAGES</text:p>
          </table:table-cell>
          <table:table-cell table:style-name="ce146" office:value-type="float" office:value="2.31140350877193" calcext:value-type="float">
            <text:p>2.31</text:p>
          </table:table-cell>
          <table:table-cell table:style-name="ce147" office:value-type="currency" office:currency="руб." office:value="802.629032258065" calcext:value-type="currency">
            <text:p>802.63 руб.</text:p>
          </table:table-cell>
          <table:table-cell table:style-name="ce144" office:value-type="float" office:value="636" calcext:value-type="float">
            <text:p>636</text:p>
          </table:table-cell>
          <table:table-cell table:style-name="ce147" office:value-type="currency" office:currency="руб." office:value="344.930817610063" calcext:value-type="currency">
            <text:p>344.93 руб.</text:p>
          </table:table-cell>
          <table:table-cell table:style-name="ce148" office:value-type="percentage" office:value="0.716981132075472" calcext:value-type="percentage">
            <text:p>71.70%</text:p>
          </table:table-cell>
          <table:table-cell table:style-name="ce147" office:value-type="currency" office:currency="руб." office:value="1855.19956140351" calcext:value-type="currency">
            <text:p>1,855.20 руб.</text:p>
          </table:table-cell>
          <table:table-cell table:style-name="ce147" office:value-type="currency" office:currency="руб." office:value="1330.14308176101" calcext:value-type="currency">
            <text:p>1,330.14 руб.</text:p>
          </table:table-cell>
          <table:table-cell table:style-name="ce148" office:value-type="percentage" office:value="3.85626048428269" calcext:value-type="percentage">
            <text:p>385.63%</text:p>
          </table:table-cell>
        </table:table-row>
      </table:table>
      <table:table table:name="UE разных источников по региону" table:style-name="ta1">
        <table:table-column table:style-name="co14" table:default-cell-style-name="Default"/>
        <table:table-column table:style-name="co4" table:default-cell-style-name="ce108"/>
        <table:table-column table:style-name="co2" table:default-cell-style-name="ce109"/>
        <table:table-column table:style-name="co10" table:default-cell-style-name="Default"/>
        <table:table-column table:style-name="co11" table:default-cell-style-name="ce109"/>
        <table:table-column table:style-name="co12" table:default-cell-style-name="ce107"/>
        <table:table-column table:style-name="co2" table:number-columns-repeated="2" table:default-cell-style-name="ce109"/>
        <table:table-column table:style-name="co13" table:default-cell-style-name="ce107"/>
        <table:table-row table:style-name="ro1">
          <table:table-cell table:style-name="ce152" office:value-type="string" calcext:value-type="string" table:number-columns-spanned="9" table:number-rows-spanned="1">
            <text:p>cpc_adwords</text:p>
          </table:table-cell>
          <table:covered-table-cell table:style-name="ce153"/>
          <table:covered-table-cell table:style-name="ce155"/>
          <table:covered-table-cell table:style-name="Sub-table_20_heading"/>
          <table:covered-table-cell table:style-name="ce155"/>
          <table:covered-table-cell table:style-name="ce157"/>
          <table:covered-table-cell table:number-columns-repeated="2" table:style-name="ce155"/>
          <table:covered-table-cell table:style-name="ce157"/>
        </table:table-row>
        <table:table-row table:style-name="ro1">
          <table:table-cell table:style-name="ce143" office:value-type="string" calcext:value-type="string">
            <text:p>region</text:p>
          </table:table-cell>
          <table:table-cell table:style-name="ce154" office:value-type="string" calcext:value-type="string">
            <text:p>apc</text:p>
          </table:table-cell>
          <table:table-cell table:style-name="ce156" office:value-type="string" calcext:value-type="string">
            <text:p>avp</text:p>
          </table:table-cell>
          <table:table-cell table:style-name="ce145" office:value-type="string" calcext:value-type="string">
            <text:p>ua</text:p>
          </table:table-cell>
          <table:table-cell table:style-name="ce156" office:value-type="string" calcext:value-type="string">
            <text:p>cpa</text:p>
          </table:table-cell>
          <table:table-cell table:style-name="ce158" office:value-type="string" calcext:value-type="string">
            <text:p>c1</text:p>
          </table:table-cell>
          <table:table-cell table:style-name="ce156" office:value-type="string" calcext:value-type="string">
            <text:p>arpc</text:p>
          </table:table-cell>
          <table:table-cell table:style-name="ce156" office:value-type="string" calcext:value-type="string">
            <text:p>arpu</text:p>
          </table:table-cell>
          <table:table-cell table:style-name="ce159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2.59375" calcext:value-type="float">
            <text:p>2.59</text:p>
          </table:table-cell>
          <table:table-cell office:value-type="currency" office:currency="руб." office:value="1270.53012048193" calcext:value-type="currency">
            <text:p>1,270.53 руб.</text:p>
          </table:table-cell>
          <table:table-cell office:value-type="float" office:value="142" calcext:value-type="float">
            <text:p>142</text:p>
          </table:table-cell>
          <table:table-cell office:value-type="currency" office:currency="руб." office:value="352.154929577465" calcext:value-type="currency">
            <text:p>352.15 руб.</text:p>
          </table:table-cell>
          <table:table-cell office:value-type="percentage" office:value="0.676056338028169" calcext:value-type="percentage">
            <text:p>67.61%</text:p>
          </table:table-cell>
          <table:table-cell office:value-type="currency" office:currency="руб." office:value="3295.4375" calcext:value-type="currency">
            <text:p>3,295.44 руб.</text:p>
          </table:table-cell>
          <table:table-cell office:value-type="currency" office:currency="руб." office:value="2227.9014084507" calcext:value-type="currency">
            <text:p>2,227.90 руб.</text:p>
          </table:table-cell>
          <table:table-cell office:value-type="percentage" office:value="6.32648082230132" calcext:value-type="percentage">
            <text:p>632.65%</text:p>
          </table:table-cell>
        </table:table-row>
        <table:table-row table:style-name="ro1">
          <table:table-cell office:value-type="string" calcext:value-type="string">
            <text:p>spb</text:p>
          </table:table-cell>
          <table:table-cell office:value-type="float" office:value="2.62857142857143" calcext:value-type="float">
            <text:p>2.63</text:p>
          </table:table-cell>
          <table:table-cell office:value-type="currency" office:currency="руб." office:value="1124.30797101449" calcext:value-type="currency">
            <text:p>1,124.31 руб.</text:p>
          </table:table-cell>
          <table:table-cell office:value-type="float" office:value="161" calcext:value-type="float">
            <text:p>161</text:p>
          </table:table-cell>
          <table:table-cell office:value-type="currency" office:currency="руб." office:value="354.453416149068" calcext:value-type="currency">
            <text:p>354.45 руб.</text:p>
          </table:table-cell>
          <table:table-cell office:value-type="percentage" office:value="0.652173913043478" calcext:value-type="percentage">
            <text:p>65.22%</text:p>
          </table:table-cell>
          <table:table-cell office:value-type="currency" office:currency="руб." office:value="2955.32380952381" calcext:value-type="currency">
            <text:p>2,955.32 руб.</text:p>
          </table:table-cell>
          <table:table-cell office:value-type="currency" office:currency="руб." office:value="1927.3850931677" calcext:value-type="currency">
            <text:p>1,927.39 руб.</text:p>
          </table:table-cell>
          <table:table-cell office:value-type="percentage" office:value="5.43762594844656" calcext:value-type="percentage">
            <text:p>543.76%</text:p>
          </table:table-cell>
        </table:table-row>
        <table:table-row table:style-name="ro1">
          <table:table-cell office:value-type="string" calcext:value-type="string">
            <text:p>ekb</text:p>
          </table:table-cell>
          <table:table-cell office:value-type="float" office:value="2.54716981132075" calcext:value-type="float">
            <text:p>2.55</text:p>
          </table:table-cell>
          <table:table-cell office:value-type="currency" office:currency="руб." office:value="905.314814814815" calcext:value-type="currency">
            <text:p>905.31 руб.</text:p>
          </table:table-cell>
          <table:table-cell office:value-type="float" office:value="152" calcext:value-type="float">
            <text:p>152</text:p>
          </table:table-cell>
          <table:table-cell office:value-type="currency" office:currency="руб." office:value="346.230263157895" calcext:value-type="currency">
            <text:p>346.23 руб.</text:p>
          </table:table-cell>
          <table:table-cell office:value-type="percentage" office:value="0.697368421052632" calcext:value-type="percentage">
            <text:p>69.74%</text:p>
          </table:table-cell>
          <table:table-cell office:value-type="currency" office:currency="руб." office:value="2305.99056603774" calcext:value-type="currency">
            <text:p>2,305.99 руб.</text:p>
          </table:table-cell>
          <table:table-cell office:value-type="currency" office:currency="руб." office:value="1608.125" calcext:value-type="currency">
            <text:p>1,608.13 руб.</text:p>
          </table:table-cell>
          <table:table-cell office:value-type="percentage" office:value="4.6446690862105" calcext:value-type="percentage">
            <text:p>464.47%</text:p>
          </table:table-cell>
        </table:table-row>
        <table:table-row table:style-name="ro1">
          <table:table-cell office:value-type="string" calcext:value-type="string">
            <text:p>volgograd</text:p>
          </table:table-cell>
          <table:table-cell office:value-type="float" office:value="2.5045871559633" calcext:value-type="float">
            <text:p>2.50</text:p>
          </table:table-cell>
          <table:table-cell office:value-type="currency" office:currency="руб." office:value="879.901098901099" calcext:value-type="currency">
            <text:p>879.90 руб.</text:p>
          </table:table-cell>
          <table:table-cell office:value-type="float" office:value="160" calcext:value-type="float">
            <text:p>160</text:p>
          </table:table-cell>
          <table:table-cell office:value-type="currency" office:currency="руб." office:value="338.80625" calcext:value-type="currency">
            <text:p>338.81 руб.</text:p>
          </table:table-cell>
          <table:table-cell office:value-type="percentage" office:value="0.68125" calcext:value-type="percentage">
            <text:p>68.13%</text:p>
          </table:table-cell>
          <table:table-cell office:value-type="currency" office:currency="руб." office:value="2203.78899082569" calcext:value-type="currency">
            <text:p>2,203.79 руб.</text:p>
          </table:table-cell>
          <table:table-cell office:value-type="currency" office:currency="руб." office:value="1501.33125" calcext:value-type="currency">
            <text:p>1,501.33 руб.</text:p>
          </table:table-cell>
          <table:table-cell office:value-type="percentage" office:value="4.43123835525466" calcext:value-type="percentage">
            <text:p>443.12%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2.3448275862069" calcext:value-type="float">
            <text:p>2.34</text:p>
          </table:table-cell>
          <table:table-cell office:value-type="currency" office:currency="руб." office:value="736.916666666667" calcext:value-type="currency">
            <text:p>736.92 руб.</text:p>
          </table:table-cell>
          <table:table-cell office:value-type="float" office:value="128" calcext:value-type="float">
            <text:p>128</text:p>
          </table:table-cell>
          <table:table-cell office:value-type="currency" office:currency="руб." office:value="356.125" calcext:value-type="currency">
            <text:p>356.13 руб.</text:p>
          </table:table-cell>
          <table:table-cell office:value-type="percentage" office:value="0.6796875" calcext:value-type="percentage">
            <text:p>67.97%</text:p>
          </table:table-cell>
          <table:table-cell office:value-type="currency" office:currency="руб." office:value="1727.94252873563" calcext:value-type="currency">
            <text:p>1,727.94 руб.</text:p>
          </table:table-cell>
          <table:table-cell office:value-type="currency" office:currency="руб." office:value="1174.4609375" calcext:value-type="currency">
            <text:p>1,174.46 руб.</text:p>
          </table:table-cell>
          <table:table-cell office:value-type="percentage" office:value="3.29788961038961" calcext:value-type="percentage">
            <text:p>329.79%</text:p>
          </table:table-cell>
        </table:table-row>
        <table:table-row table:style-name="ro1">
          <table:table-cell office:value-type="string" calcext:value-type="string">
            <text:p>orel</text:p>
          </table:table-cell>
          <table:table-cell office:value-type="float" office:value="1.96296296296296" calcext:value-type="float">
            <text:p>1.96</text:p>
          </table:table-cell>
          <table:table-cell office:value-type="currency" office:currency="руб." office:value="653.424528301887" calcext:value-type="currency">
            <text:p>653.42 руб.</text:p>
          </table:table-cell>
          <table:table-cell office:value-type="float" office:value="157" calcext:value-type="float">
            <text:p>157</text:p>
          </table:table-cell>
          <table:table-cell office:value-type="currency" office:currency="руб." office:value="351.407643312102" calcext:value-type="currency">
            <text:p>351.41 руб.</text:p>
          </table:table-cell>
          <table:table-cell office:value-type="percentage" office:value="0.687898089171974" calcext:value-type="percentage">
            <text:p>68.79%</text:p>
          </table:table-cell>
          <table:table-cell office:value-type="currency" office:currency="руб." office:value="1282.64814814815" calcext:value-type="currency">
            <text:p>1,282.65 руб.</text:p>
          </table:table-cell>
          <table:table-cell office:value-type="currency" office:currency="руб." office:value="882.331210191083" calcext:value-type="currency">
            <text:p>882.33 руб.</text:p>
          </table:table-cell>
          <table:table-cell office:value-type="percentage" office:value="2.51084809048232" calcext:value-type="percentage">
            <text:p>251.08%</text:p>
          </table:table-cell>
        </table:table-row>
        <table:table-row table:style-name="ro1">
          <table:table-cell table:style-name="ce144" office:value-type="string" calcext:value-type="string">
            <text:p>AVERAGES</text:p>
          </table:table-cell>
          <table:table-cell table:style-name="ce146" office:value-type="float" office:value="2.42880523731588" calcext:value-type="float">
            <text:p>2.43</text:p>
          </table:table-cell>
          <table:table-cell table:style-name="ce147" office:value-type="currency" office:currency="руб." office:value="943.514824797844" calcext:value-type="currency">
            <text:p>943.51 руб.</text:p>
          </table:table-cell>
          <table:table-cell table:style-name="ce144" office:value-type="float" office:value="900" calcext:value-type="float">
            <text:p>900</text:p>
          </table:table-cell>
          <table:table-cell table:style-name="ce147" office:value-type="currency" office:currency="руб." office:value="349.626666666667" calcext:value-type="currency">
            <text:p>349.63 руб.</text:p>
          </table:table-cell>
          <table:table-cell table:style-name="ce148" office:value-type="percentage" office:value="0.678888888888889" calcext:value-type="percentage">
            <text:p>67.89%</text:p>
          </table:table-cell>
          <table:table-cell table:style-name="ce147" office:value-type="currency" office:currency="руб." office:value="2291.61374795417" calcext:value-type="currency">
            <text:p>2,291.61 руб.</text:p>
          </table:table-cell>
          <table:table-cell table:style-name="ce147" office:value-type="currency" office:currency="руб." office:value="1555.75111111111" calcext:value-type="currency">
            <text:p>1,555.75 руб.</text:p>
          </table:table-cell>
          <table:table-cell table:style-name="ce148" office:value-type="percentage" office:value="4.44974957414893" calcext:value-type="percentage">
            <text:p>444.97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2" office:value-type="string" calcext:value-type="string" table:number-columns-spanned="9" table:number-rows-spanned="1">
            <text:p>cpc_direct</text:p>
          </table:table-cell>
          <table:covered-table-cell table:style-name="ce153"/>
          <table:covered-table-cell table:style-name="ce155"/>
          <table:covered-table-cell table:style-name="Sub-table_20_heading"/>
          <table:covered-table-cell table:style-name="ce155"/>
          <table:covered-table-cell table:style-name="ce157"/>
          <table:covered-table-cell table:number-columns-repeated="2" table:style-name="ce155"/>
          <table:covered-table-cell table:style-name="ce157"/>
        </table:table-row>
        <table:table-row table:style-name="ro1">
          <table:table-cell table:style-name="ce143" office:value-type="string" calcext:value-type="string">
            <text:p>region</text:p>
          </table:table-cell>
          <table:table-cell table:style-name="ce154" office:value-type="string" calcext:value-type="string">
            <text:p>apc</text:p>
          </table:table-cell>
          <table:table-cell table:style-name="ce156" office:value-type="string" calcext:value-type="string">
            <text:p>avp</text:p>
          </table:table-cell>
          <table:table-cell table:style-name="ce145" office:value-type="string" calcext:value-type="string">
            <text:p>ua</text:p>
          </table:table-cell>
          <table:table-cell table:style-name="ce156" office:value-type="string" calcext:value-type="string">
            <text:p>cpa</text:p>
          </table:table-cell>
          <table:table-cell table:style-name="ce158" office:value-type="string" calcext:value-type="string">
            <text:p>c1</text:p>
          </table:table-cell>
          <table:table-cell table:style-name="ce156" office:value-type="string" calcext:value-type="string">
            <text:p>arpc</text:p>
          </table:table-cell>
          <table:table-cell table:style-name="ce156" office:value-type="string" calcext:value-type="string">
            <text:p>arpu</text:p>
          </table:table-cell>
          <table:table-cell table:style-name="ce159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spb</text:p>
          </table:table-cell>
          <table:table-cell office:value-type="float" office:value="2.47572815533981" calcext:value-type="float">
            <text:p>2.48</text:p>
          </table:table-cell>
          <table:table-cell office:value-type="currency" office:currency="руб." office:value="1053.00392156863" calcext:value-type="currency">
            <text:p>1,053.00 руб.</text:p>
          </table:table-cell>
          <table:table-cell office:value-type="float" office:value="142" calcext:value-type="float">
            <text:p>142</text:p>
          </table:table-cell>
          <table:table-cell office:value-type="currency" office:currency="руб." office:value="356.894366197183" calcext:value-type="currency">
            <text:p>356.89 руб.</text:p>
          </table:table-cell>
          <table:table-cell office:value-type="percentage" office:value="0.725352112676056" calcext:value-type="percentage">
            <text:p>72.54%</text:p>
          </table:table-cell>
          <table:table-cell office:value-type="currency" office:currency="руб." office:value="2606.95145631068" calcext:value-type="currency">
            <text:p>2,606.95 руб.</text:p>
          </table:table-cell>
          <table:table-cell office:value-type="currency" office:currency="руб." office:value="1890.95774647887" calcext:value-type="currency">
            <text:p>1,890.96 руб.</text:p>
          </table:table-cell>
          <table:table-cell office:value-type="percentage" office:value="5.29836816038201" calcext:value-type="percentage">
            <text:p>529.84%</text:p>
          </table:table-cell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2.13253012048193" calcext:value-type="float">
            <text:p>2.13</text:p>
          </table:table-cell>
          <table:table-cell office:value-type="currency" office:currency="руб." office:value="1122.91525423729" calcext:value-type="currency">
            <text:p>1,122.92 руб.</text:p>
          </table:table-cell>
          <table:table-cell office:value-type="float" office:value="126" calcext:value-type="float">
            <text:p>126</text:p>
          </table:table-cell>
          <table:table-cell office:value-type="currency" office:currency="руб." office:value="359.269841269841" calcext:value-type="currency">
            <text:p>359.27 руб.</text:p>
          </table:table-cell>
          <table:table-cell office:value-type="percentage" office:value="0.658730158730159" calcext:value-type="percentage">
            <text:p>65.87%</text:p>
          </table:table-cell>
          <table:table-cell office:value-type="currency" office:currency="руб." office:value="2394.65060240964" calcext:value-type="currency">
            <text:p>2,394.65 руб.</text:p>
          </table:table-cell>
          <table:table-cell office:value-type="currency" office:currency="руб." office:value="1577.42857142857" calcext:value-type="currency">
            <text:p>1,577.43 руб.</text:p>
          </table:table-cell>
          <table:table-cell office:value-type="percentage" office:value="4.39065123265883" calcext:value-type="percentage">
            <text:p>439.07%</text:p>
          </table:table-cell>
        </table:table-row>
        <table:table-row table:style-name="ro1">
          <table:table-cell office:value-type="string" calcext:value-type="string">
            <text:p>volgograd</text:p>
          </table:table-cell>
          <table:table-cell office:value-type="float" office:value="2.33898305084746" calcext:value-type="float">
            <text:p>2.34</text:p>
          </table:table-cell>
          <table:table-cell office:value-type="currency" office:currency="руб." office:value="786.065217391304" calcext:value-type="currency">
            <text:p>786.07 руб.</text:p>
          </table:table-cell>
          <table:table-cell office:value-type="float" office:value="157" calcext:value-type="float">
            <text:p>157</text:p>
          </table:table-cell>
          <table:table-cell office:value-type="currency" office:currency="руб." office:value="340.095541401274" calcext:value-type="currency">
            <text:p>340.10 руб.</text:p>
          </table:table-cell>
          <table:table-cell office:value-type="percentage" office:value="0.751592356687898" calcext:value-type="percentage">
            <text:p>75.16%</text:p>
          </table:table-cell>
          <table:table-cell office:value-type="currency" office:currency="руб." office:value="1838.59322033898" calcext:value-type="currency">
            <text:p>1,838.59 руб.</text:p>
          </table:table-cell>
          <table:table-cell office:value-type="currency" office:currency="руб." office:value="1381.87261146497" calcext:value-type="currency">
            <text:p>1,381.87 руб.</text:p>
          </table:table-cell>
          <table:table-cell office:value-type="percentage" office:value="4.06318943721322" calcext:value-type="percentage">
            <text:p>406.32%</text:p>
          </table:table-cell>
        </table:table-row>
        <table:table-row table:style-name="ro1">
          <table:table-cell office:value-type="string" calcext:value-type="string">
            <text:p>ekb</text:p>
          </table:table-cell>
          <table:table-cell office:value-type="float" office:value="2.25490196078431" calcext:value-type="float">
            <text:p>2.25</text:p>
          </table:table-cell>
          <table:table-cell office:value-type="currency" office:currency="руб." office:value="862.017391304348" calcext:value-type="currency">
            <text:p>862.02 руб.</text:p>
          </table:table-cell>
          <table:table-cell office:value-type="float" office:value="140" calcext:value-type="float">
            <text:p>140</text:p>
          </table:table-cell>
          <table:table-cell office:value-type="currency" office:currency="руб." office:value="361.65" calcext:value-type="currency">
            <text:p>361.65 руб.</text:p>
          </table:table-cell>
          <table:table-cell office:value-type="percentage" office:value="0.728571428571428" calcext:value-type="percentage">
            <text:p>72.86%</text:p>
          </table:table-cell>
          <table:table-cell office:value-type="currency" office:currency="руб." office:value="1943.76470588235" calcext:value-type="currency">
            <text:p>1,943.76 руб.</text:p>
          </table:table-cell>
          <table:table-cell office:value-type="currency" office:currency="руб." office:value="1416.17142857143" calcext:value-type="currency">
            <text:p>1,416.17 руб.</text:p>
          </table:table-cell>
          <table:table-cell office:value-type="percentage" office:value="3.91586182378385" calcext:value-type="percentage">
            <text:p>391.59%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2.51282051282051" calcext:value-type="float">
            <text:p>2.51</text:p>
          </table:table-cell>
          <table:table-cell office:value-type="currency" office:currency="руб." office:value="735.061224489796" calcext:value-type="currency">
            <text:p>735.06 руб.</text:p>
          </table:table-cell>
          <table:table-cell office:value-type="float" office:value="130" calcext:value-type="float">
            <text:p>130</text:p>
          </table:table-cell>
          <table:table-cell office:value-type="currency" office:currency="руб." office:value="360.592307692308" calcext:value-type="currency">
            <text:p>360.59 руб.</text:p>
          </table:table-cell>
          <table:table-cell office:value-type="percentage" office:value="0.6" calcext:value-type="percentage">
            <text:p>60.00%</text:p>
          </table:table-cell>
          <table:table-cell office:value-type="currency" office:currency="руб." office:value="1847.07692307692" calcext:value-type="currency">
            <text:p>1,847.08 руб.</text:p>
          </table:table-cell>
          <table:table-cell office:value-type="currency" office:currency="руб." office:value="1108.24615384615" calcext:value-type="currency">
            <text:p>1,108.25 руб.</text:p>
          </table:table-cell>
          <table:table-cell office:value-type="percentage" office:value="3.07340486805896" calcext:value-type="percentage">
            <text:p>307.34%</text:p>
          </table:table-cell>
        </table:table-row>
        <table:table-row table:style-name="ro1">
          <table:table-cell office:value-type="string" calcext:value-type="string">
            <text:p>orel</text:p>
          </table:table-cell>
          <table:table-cell office:value-type="float" office:value="2.23958333333333" calcext:value-type="float">
            <text:p>2.24</text:p>
          </table:table-cell>
          <table:table-cell office:value-type="currency" office:currency="руб." office:value="599.655813953488" calcext:value-type="currency">
            <text:p>599.66 руб.</text:p>
          </table:table-cell>
          <table:table-cell office:value-type="float" office:value="152" calcext:value-type="float">
            <text:p>152</text:p>
          </table:table-cell>
          <table:table-cell office:value-type="currency" office:currency="руб." office:value="346.572368421053" calcext:value-type="currency">
            <text:p>346.57 руб.</text:p>
          </table:table-cell>
          <table:table-cell office:value-type="percentage" office:value="0.631578947368421" calcext:value-type="percentage">
            <text:p>63.16%</text:p>
          </table:table-cell>
          <table:table-cell office:value-type="currency" office:currency="руб." office:value="1342.97916666667" calcext:value-type="currency">
            <text:p>1,342.98 руб.</text:p>
          </table:table-cell>
          <table:table-cell office:value-type="currency" office:currency="руб." office:value="848.197368421053" calcext:value-type="currency">
            <text:p>848.20 руб.</text:p>
          </table:table-cell>
          <table:table-cell office:value-type="percentage" office:value="2.44738890259876" calcext:value-type="percentage">
            <text:p>244.74%</text:p>
          </table:table-cell>
        </table:table-row>
        <table:table-row table:style-name="ro1">
          <table:table-cell table:style-name="ce144" office:value-type="string" calcext:value-type="string">
            <text:p>AVERAGES</text:p>
          </table:table-cell>
          <table:table-cell table:style-name="ce146" office:value-type="float" office:value="2.32586206896552" calcext:value-type="float">
            <text:p>2.33</text:p>
          </table:table-cell>
          <table:table-cell table:style-name="ce147" office:value-type="currency" office:currency="руб." office:value="856.551519644181" calcext:value-type="currency">
            <text:p>856.55 руб.</text:p>
          </table:table-cell>
          <table:table-cell table:style-name="ce144" office:value-type="float" office:value="847" calcext:value-type="float">
            <text:p>847</text:p>
          </table:table-cell>
          <table:table-cell table:style-name="ce147" office:value-type="currency" office:currency="руб." office:value="353.635182998819" calcext:value-type="currency">
            <text:p>353.64 руб.</text:p>
          </table:table-cell>
          <table:table-cell table:style-name="ce148" office:value-type="percentage" office:value="0.684769775678867" calcext:value-type="percentage">
            <text:p>68.48%</text:p>
          </table:table-cell>
          <table:table-cell table:style-name="ce147" office:value-type="currency" office:currency="руб." office:value="1992.22068965517" calcext:value-type="currency">
            <text:p>1,992.22 руб.</text:p>
          </table:table-cell>
          <table:table-cell table:style-name="ce147" office:value-type="currency" office:currency="руб." office:value="1364.21251475797" calcext:value-type="currency">
            <text:p>1,364.21 руб.</text:p>
          </table:table-cell>
          <table:table-cell table:style-name="ce148" office:value-type="percentage" office:value="3.85768322933672" calcext:value-type="percentage">
            <text:p>385.77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2" office:value-type="string" calcext:value-type="string" table:number-columns-spanned="9" table:number-rows-spanned="1">
            <text:p>seo</text:p>
          </table:table-cell>
          <table:covered-table-cell table:style-name="ce153"/>
          <table:covered-table-cell table:style-name="ce155"/>
          <table:covered-table-cell table:style-name="Sub-table_20_heading"/>
          <table:covered-table-cell table:style-name="ce155"/>
          <table:covered-table-cell table:style-name="ce157"/>
          <table:covered-table-cell table:number-columns-repeated="2" table:style-name="ce155"/>
          <table:covered-table-cell table:style-name="ce157"/>
        </table:table-row>
        <table:table-row table:style-name="ro1">
          <table:table-cell table:style-name="ce143" office:value-type="string" calcext:value-type="string">
            <text:p>region</text:p>
          </table:table-cell>
          <table:table-cell table:style-name="ce154" office:value-type="string" calcext:value-type="string">
            <text:p>apc</text:p>
          </table:table-cell>
          <table:table-cell table:style-name="ce156" office:value-type="string" calcext:value-type="string">
            <text:p>avp</text:p>
          </table:table-cell>
          <table:table-cell table:style-name="ce145" office:value-type="string" calcext:value-type="string">
            <text:p>ua</text:p>
          </table:table-cell>
          <table:table-cell table:style-name="ce156" office:value-type="string" calcext:value-type="string">
            <text:p>cpa</text:p>
          </table:table-cell>
          <table:table-cell table:style-name="ce158" office:value-type="string" calcext:value-type="string">
            <text:p>c1</text:p>
          </table:table-cell>
          <table:table-cell table:style-name="ce156" office:value-type="string" calcext:value-type="string">
            <text:p>arpc</text:p>
          </table:table-cell>
          <table:table-cell table:style-name="ce156" office:value-type="string" calcext:value-type="string">
            <text:p>arpu</text:p>
          </table:table-cell>
          <table:table-cell table:style-name="ce159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2.29059829059829" calcext:value-type="float">
            <text:p>2.29</text:p>
          </table:table-cell>
          <table:table-cell office:value-type="currency" office:currency="руб." office:value="1314.22388059701" calcext:value-type="currency">
            <text:p>1,314.22 руб.</text:p>
          </table:table-cell>
          <table:table-cell office:value-type="float" office:value="165" calcext:value-type="float">
            <text:p>165</text:p>
          </table:table-cell>
          <table:table-cell office:value-type="currency" office:currency="руб." office:value="360.333333333333" calcext:value-type="currency">
            <text:p>360.33 руб.</text:p>
          </table:table-cell>
          <table:table-cell office:value-type="percentage" office:value="0.709090909090909" calcext:value-type="percentage">
            <text:p>70.91%</text:p>
          </table:table-cell>
          <table:table-cell office:value-type="currency" office:currency="руб." office:value="3010.35897435897" calcext:value-type="currency">
            <text:p>3,010.36 руб.</text:p>
          </table:table-cell>
          <table:table-cell office:value-type="currency" office:currency="руб." office:value="2134.61818181818" calcext:value-type="currency">
            <text:p>2,134.62 руб.</text:p>
          </table:table-cell>
          <table:table-cell office:value-type="percentage" office:value="5.9240097552771" calcext:value-type="percentage">
            <text:p>592.40%</text:p>
          </table:table-cell>
        </table:table-row>
        <table:table-row table:style-name="ro1">
          <table:table-cell office:value-type="string" calcext:value-type="string">
            <text:p>spb</text:p>
          </table:table-cell>
          <table:table-cell office:value-type="float" office:value="2.28828828828829" calcext:value-type="float">
            <text:p>2.29</text:p>
          </table:table-cell>
          <table:table-cell office:value-type="currency" office:currency="руб." office:value="1219.07480314961" calcext:value-type="currency">
            <text:p>1,219.07 руб.</text:p>
          </table:table-cell>
          <table:table-cell office:value-type="float" office:value="174" calcext:value-type="float">
            <text:p>174</text:p>
          </table:table-cell>
          <table:table-cell office:value-type="currency" office:currency="руб." office:value="340.511494252874" calcext:value-type="currency">
            <text:p>340.51 руб.</text:p>
          </table:table-cell>
          <table:table-cell office:value-type="percentage" office:value="0.637931034482758" calcext:value-type="percentage">
            <text:p>63.79%</text:p>
          </table:table-cell>
          <table:table-cell office:value-type="currency" office:currency="руб." office:value="2789.5945945946" calcext:value-type="currency">
            <text:p>2,789.59 руб.</text:p>
          </table:table-cell>
          <table:table-cell office:value-type="currency" office:currency="руб." office:value="1779.56896551724" calcext:value-type="currency">
            <text:p>1,779.57 руб.</text:p>
          </table:table-cell>
          <table:table-cell office:value-type="percentage" office:value="5.22616415466928" calcext:value-type="percentage">
            <text:p>522.62%</text:p>
          </table:table-cell>
        </table:table-row>
        <table:table-row table:style-name="ro1">
          <table:table-cell office:value-type="string" calcext:value-type="string">
            <text:p>ekb</text:p>
          </table:table-cell>
          <table:table-cell office:value-type="float" office:value="2.25531914893617" calcext:value-type="float">
            <text:p>2.26</text:p>
          </table:table-cell>
          <table:table-cell office:value-type="currency" office:currency="руб." office:value="1102.66981132075" calcext:value-type="currency">
            <text:p>1,102.67 руб.</text:p>
          </table:table-cell>
          <table:table-cell office:value-type="float" office:value="139" calcext:value-type="float">
            <text:p>139</text:p>
          </table:table-cell>
          <table:table-cell office:value-type="currency" office:currency="руб." office:value="364.374100719424" calcext:value-type="currency">
            <text:p>364.37 руб.</text:p>
          </table:table-cell>
          <table:table-cell office:value-type="percentage" office:value="0.676258992805755" calcext:value-type="percentage">
            <text:p>67.63%</text:p>
          </table:table-cell>
          <table:table-cell office:value-type="currency" office:currency="руб." office:value="2486.87234042553" calcext:value-type="currency">
            <text:p>2,486.87 руб.</text:p>
          </table:table-cell>
          <table:table-cell office:value-type="currency" office:currency="руб." office:value="1681.76978417266" calcext:value-type="currency">
            <text:p>1,681.77 руб.</text:p>
          </table:table-cell>
          <table:table-cell office:value-type="percentage" office:value="4.61550308008214" calcext:value-type="percentage">
            <text:p>461.55%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2.39449541284404" calcext:value-type="float">
            <text:p>2.39</text:p>
          </table:table-cell>
          <table:table-cell office:value-type="currency" office:currency="руб." office:value="844.590038314176" calcext:value-type="currency">
            <text:p>844.59 руб.</text:p>
          </table:table-cell>
          <table:table-cell office:value-type="float" office:value="143" calcext:value-type="float">
            <text:p>143</text:p>
          </table:table-cell>
          <table:table-cell office:value-type="currency" office:currency="руб." office:value="343.055944055944" calcext:value-type="currency">
            <text:p>343.06 руб.</text:p>
          </table:table-cell>
          <table:table-cell office:value-type="percentage" office:value="0.762237762237762" calcext:value-type="percentage">
            <text:p>76.22%</text:p>
          </table:table-cell>
          <table:table-cell office:value-type="currency" office:currency="руб." office:value="2022.36697247706" calcext:value-type="currency">
            <text:p>2,022.37 руб.</text:p>
          </table:table-cell>
          <table:table-cell office:value-type="currency" office:currency="руб." office:value="1541.52447552448" calcext:value-type="currency">
            <text:p>1,541.52 руб.</text:p>
          </table:table-cell>
          <table:table-cell office:value-type="percentage" office:value="4.493507552439" calcext:value-type="percentage">
            <text:p>449.35%</text:p>
          </table:table-cell>
        </table:table-row>
        <table:table-row table:style-name="ro1">
          <table:table-cell office:value-type="string" calcext:value-type="string">
            <text:p>volgograd</text:p>
          </table:table-cell>
          <table:table-cell office:value-type="float" office:value="2.1900826446281" calcext:value-type="float">
            <text:p>2.19</text:p>
          </table:table-cell>
          <table:table-cell office:value-type="currency" office:currency="руб." office:value="896.279245283019" calcext:value-type="currency">
            <text:p>896.28 руб.</text:p>
          </table:table-cell>
          <table:table-cell office:value-type="float" office:value="165" calcext:value-type="float">
            <text:p>165</text:p>
          </table:table-cell>
          <table:table-cell office:value-type="currency" office:currency="руб." office:value="346.521212121212" calcext:value-type="currency">
            <text:p>346.52 руб.</text:p>
          </table:table-cell>
          <table:table-cell office:value-type="percentage" office:value="0.733333333333333" calcext:value-type="percentage">
            <text:p>73.33%</text:p>
          </table:table-cell>
          <table:table-cell office:value-type="currency" office:currency="руб." office:value="1962.92561983471" calcext:value-type="currency">
            <text:p>1,962.93 руб.</text:p>
          </table:table-cell>
          <table:table-cell office:value-type="currency" office:currency="руб." office:value="1439.47878787879" calcext:value-type="currency">
            <text:p>1,439.48 руб.</text:p>
          </table:table-cell>
          <table:table-cell office:value-type="percentage" office:value="4.15408563033441" calcext:value-type="percentage">
            <text:p>415.41%</text:p>
          </table:table-cell>
        </table:table-row>
        <table:table-row table:style-name="ro1">
          <table:table-cell office:value-type="string" calcext:value-type="string">
            <text:p>orel</text:p>
          </table:table-cell>
          <table:table-cell office:value-type="float" office:value="2.65486725663717" calcext:value-type="float">
            <text:p>2.65</text:p>
          </table:table-cell>
          <table:table-cell office:value-type="currency" office:currency="руб." office:value="708.46" calcext:value-type="currency">
            <text:p>708.46 руб.</text:p>
          </table:table-cell>
          <table:table-cell office:value-type="float" office:value="166" calcext:value-type="float">
            <text:p>166</text:p>
          </table:table-cell>
          <table:table-cell office:value-type="currency" office:currency="руб." office:value="325.072289156626" calcext:value-type="currency">
            <text:p>325.07 руб.</text:p>
          </table:table-cell>
          <table:table-cell office:value-type="percentage" office:value="0.680722891566265" calcext:value-type="percentage">
            <text:p>68.07%</text:p>
          </table:table-cell>
          <table:table-cell office:value-type="currency" office:currency="руб." office:value="1880.86725663717" calcext:value-type="currency">
            <text:p>1,880.87 руб.</text:p>
          </table:table-cell>
          <table:table-cell office:value-type="currency" office:currency="руб." office:value="1280.34939759036" calcext:value-type="currency">
            <text:p>1,280.35 руб.</text:p>
          </table:table-cell>
          <table:table-cell office:value-type="percentage" office:value="3.93866053889774" calcext:value-type="percentage">
            <text:p>393.87%</text:p>
          </table:table-cell>
        </table:table-row>
        <table:table-row table:style-name="ro1">
          <table:table-cell table:style-name="ce144" office:value-type="string" calcext:value-type="string">
            <text:p>AVERAGES</text:p>
          </table:table-cell>
          <table:table-cell table:style-name="ce146" office:value-type="float" office:value="2.34586466165414" calcext:value-type="float">
            <text:p>2.35</text:p>
          </table:table-cell>
          <table:table-cell table:style-name="ce147" office:value-type="currency" office:currency="руб." office:value="1003.91858974359" calcext:value-type="currency">
            <text:p>1,003.92 руб.</text:p>
          </table:table-cell>
          <table:table-cell table:style-name="ce144" office:value-type="float" office:value="952" calcext:value-type="float">
            <text:p>952</text:p>
          </table:table-cell>
          <table:table-cell table:style-name="ce147" office:value-type="currency" office:currency="руб." office:value="346.16281512605" calcext:value-type="currency">
            <text:p>346.16 руб.</text:p>
          </table:table-cell>
          <table:table-cell table:style-name="ce148" office:value-type="percentage" office:value="0.698529411764706" calcext:value-type="percentage">
            <text:p>69.85%</text:p>
          </table:table-cell>
          <table:table-cell table:style-name="ce147" office:value-type="currency" office:currency="руб." office:value="2355.05714285714" calcext:value-type="currency">
            <text:p>2,355.06 руб.</text:p>
          </table:table-cell>
          <table:table-cell table:style-name="ce147" office:value-type="currency" office:currency="руб." office:value="1645.07668067227" calcext:value-type="currency">
            <text:p>1,645.08 руб.</text:p>
          </table:table-cell>
          <table:table-cell table:style-name="ce148" office:value-type="percentage" office:value="4.7523206098068" calcext:value-type="percentage">
            <text:p>475.23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2" office:value-type="string" calcext:value-type="string" table:number-columns-spanned="9" table:number-rows-spanned="1">
            <text:p>smm</text:p>
          </table:table-cell>
          <table:covered-table-cell table:style-name="ce153"/>
          <table:covered-table-cell table:style-name="ce155"/>
          <table:covered-table-cell table:style-name="Sub-table_20_heading"/>
          <table:covered-table-cell table:style-name="ce155"/>
          <table:covered-table-cell table:style-name="ce157"/>
          <table:covered-table-cell table:number-columns-repeated="2" table:style-name="ce155"/>
          <table:covered-table-cell table:style-name="ce157"/>
        </table:table-row>
        <table:table-row table:style-name="ro1">
          <table:table-cell table:style-name="ce143" office:value-type="string" calcext:value-type="string">
            <text:p>region</text:p>
          </table:table-cell>
          <table:table-cell table:style-name="ce154" office:value-type="string" calcext:value-type="string">
            <text:p>apc</text:p>
          </table:table-cell>
          <table:table-cell table:style-name="ce156" office:value-type="string" calcext:value-type="string">
            <text:p>avp</text:p>
          </table:table-cell>
          <table:table-cell table:style-name="ce145" office:value-type="string" calcext:value-type="string">
            <text:p>ua</text:p>
          </table:table-cell>
          <table:table-cell table:style-name="ce156" office:value-type="string" calcext:value-type="string">
            <text:p>cpa</text:p>
          </table:table-cell>
          <table:table-cell table:style-name="ce158" office:value-type="string" calcext:value-type="string">
            <text:p>c1</text:p>
          </table:table-cell>
          <table:table-cell table:style-name="ce156" office:value-type="string" calcext:value-type="string">
            <text:p>arpc</text:p>
          </table:table-cell>
          <table:table-cell table:style-name="ce156" office:value-type="string" calcext:value-type="string">
            <text:p>arpu</text:p>
          </table:table-cell>
          <table:table-cell table:style-name="ce159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2.21100917431193" calcext:value-type="float">
            <text:p>2.21</text:p>
          </table:table-cell>
          <table:table-cell office:value-type="currency" office:currency="руб." office:value="917.236514522822" calcext:value-type="currency">
            <text:p>917.24 руб.</text:p>
          </table:table-cell>
          <table:table-cell office:value-type="float" office:value="163" calcext:value-type="float">
            <text:p>163</text:p>
          </table:table-cell>
          <table:table-cell office:value-type="currency" office:currency="руб." office:value="339.944785276074" calcext:value-type="currency">
            <text:p>339.94 руб.</text:p>
          </table:table-cell>
          <table:table-cell office:value-type="percentage" office:value="0.668711656441718" calcext:value-type="percentage">
            <text:p>66.87%</text:p>
          </table:table-cell>
          <table:table-cell office:value-type="currency" office:currency="руб." office:value="2028.01834862385" calcext:value-type="currency">
            <text:p>2,028.02 руб.</text:p>
          </table:table-cell>
          <table:table-cell office:value-type="currency" office:currency="руб." office:value="1356.15950920245" calcext:value-type="currency">
            <text:p>1,356.16 руб.</text:p>
          </table:table-cell>
          <table:table-cell office:value-type="percentage" office:value="3.98935229467073" calcext:value-type="percentage">
            <text:p>398.94%</text:p>
          </table:table-cell>
        </table:table-row>
        <table:table-row table:style-name="ro1">
          <table:table-cell office:value-type="string" calcext:value-type="string">
            <text:p>spb</text:p>
          </table:table-cell>
          <table:table-cell office:value-type="float" office:value="2.34579439252336" calcext:value-type="float">
            <text:p>2.35</text:p>
          </table:table-cell>
          <table:table-cell office:value-type="currency" office:currency="руб." office:value="826.92828685259" calcext:value-type="currency">
            <text:p>826.93 руб.</text:p>
          </table:table-cell>
          <table:table-cell office:value-type="float" office:value="151" calcext:value-type="float">
            <text:p>151</text:p>
          </table:table-cell>
          <table:table-cell office:value-type="currency" office:currency="руб." office:value="355.066225165563" calcext:value-type="currency">
            <text:p>355.07 руб.</text:p>
          </table:table-cell>
          <table:table-cell office:value-type="percentage" office:value="0.708609271523179" calcext:value-type="percentage">
            <text:p>70.86%</text:p>
          </table:table-cell>
          <table:table-cell office:value-type="currency" office:currency="руб." office:value="1939.80373831776" calcext:value-type="currency">
            <text:p>1,939.80 руб.</text:p>
          </table:table-cell>
          <table:table-cell office:value-type="currency" office:currency="руб." office:value="1374.56291390728" calcext:value-type="currency">
            <text:p>1,374.56 руб.</text:p>
          </table:table-cell>
          <table:table-cell office:value-type="percentage" office:value="3.87128602070316" calcext:value-type="percentage">
            <text:p>387.13%</text:p>
          </table:table-cell>
        </table:table-row>
        <table:table-row table:style-name="ro1">
          <table:table-cell office:value-type="string" calcext:value-type="string">
            <text:p>ekb</text:p>
          </table:table-cell>
          <table:table-cell office:value-type="float" office:value="2.49367088607595" calcext:value-type="float">
            <text:p>2.49</text:p>
          </table:table-cell>
          <table:table-cell office:value-type="currency" office:currency="руб." office:value="654.294416243655" calcext:value-type="currency">
            <text:p>654.29 руб.</text:p>
          </table:table-cell>
          <table:table-cell office:value-type="float" office:value="131" calcext:value-type="float">
            <text:p>131</text:p>
          </table:table-cell>
          <table:table-cell office:value-type="currency" office:currency="руб." office:value="348.87786259542" calcext:value-type="currency">
            <text:p>348.88 руб.</text:p>
          </table:table-cell>
          <table:table-cell office:value-type="percentage" office:value="0.603053435114504" calcext:value-type="percentage">
            <text:p>60.31%</text:p>
          </table:table-cell>
          <table:table-cell office:value-type="currency" office:currency="руб." office:value="1631.59493670886" calcext:value-type="currency">
            <text:p>1,631.59 руб.</text:p>
          </table:table-cell>
          <table:table-cell office:value-type="currency" office:currency="руб." office:value="983.93893129771" calcext:value-type="currency">
            <text:p>983.94 руб.</text:p>
          </table:table-cell>
          <table:table-cell office:value-type="percentage" office:value="2.82029626063935" calcext:value-type="percentage">
            <text:p>282.03%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2.38095238095238" calcext:value-type="float">
            <text:p>2.38</text:p>
          </table:table-cell>
          <table:table-cell office:value-type="currency" office:currency="руб." office:value="571.163333333333" calcext:value-type="currency">
            <text:p>571.16 руб.</text:p>
          </table:table-cell>
          <table:table-cell office:value-type="float" office:value="176" calcext:value-type="float">
            <text:p>176</text:p>
          </table:table-cell>
          <table:table-cell office:value-type="currency" office:currency="руб." office:value="350.25" calcext:value-type="currency">
            <text:p>350.25 руб.</text:p>
          </table:table-cell>
          <table:table-cell office:value-type="percentage" office:value="0.715909090909091" calcext:value-type="percentage">
            <text:p>71.59%</text:p>
          </table:table-cell>
          <table:table-cell office:value-type="currency" office:currency="руб." office:value="1359.9126984127" calcext:value-type="currency">
            <text:p>1,359.91 руб.</text:p>
          </table:table-cell>
          <table:table-cell office:value-type="currency" office:currency="руб." office:value="973.573863636364" calcext:value-type="currency">
            <text:p>973.57 руб.</text:p>
          </table:table-cell>
          <table:table-cell office:value-type="percentage" office:value="2.77965414314451" calcext:value-type="percentage">
            <text:p>277.97%</text:p>
          </table:table-cell>
        </table:table-row>
        <table:table-row table:style-name="ro1">
          <table:table-cell office:value-type="string" calcext:value-type="string">
            <text:p>volgograd</text:p>
          </table:table-cell>
          <table:table-cell office:value-type="float" office:value="2.22222222222222" calcext:value-type="float">
            <text:p>2.22</text:p>
          </table:table-cell>
          <table:table-cell office:value-type="currency" office:currency="руб." office:value="630.375" calcext:value-type="currency">
            <text:p>630.38 руб.</text:p>
          </table:table-cell>
          <table:table-cell office:value-type="float" office:value="154" calcext:value-type="float">
            <text:p>154</text:p>
          </table:table-cell>
          <table:table-cell office:value-type="currency" office:currency="руб." office:value="354.519480519481" calcext:value-type="currency">
            <text:p>354.52 руб.</text:p>
          </table:table-cell>
          <table:table-cell office:value-type="percentage" office:value="0.701298701298701" calcext:value-type="percentage">
            <text:p>70.13%</text:p>
          </table:table-cell>
          <table:table-cell office:value-type="currency" office:currency="руб." office:value="1400.83333333333" calcext:value-type="currency">
            <text:p>1,400.83 руб.</text:p>
          </table:table-cell>
          <table:table-cell office:value-type="currency" office:currency="руб." office:value="982.402597402598" calcext:value-type="currency">
            <text:p>982.40 руб.</text:p>
          </table:table-cell>
          <table:table-cell office:value-type="percentage" office:value="2.77108213055902" calcext:value-type="percentage">
            <text:p>277.11%</text:p>
          </table:table-cell>
        </table:table-row>
        <table:table-row table:style-name="ro1">
          <table:table-cell office:value-type="string" calcext:value-type="string">
            <text:p>orel</text:p>
          </table:table-cell>
          <table:table-cell office:value-type="float" office:value="2.28571428571429" calcext:value-type="float">
            <text:p>2.29</text:p>
          </table:table-cell>
          <table:table-cell office:value-type="currency" office:currency="руб." office:value="488.31640625" calcext:value-type="currency">
            <text:p>488.32 руб.</text:p>
          </table:table-cell>
          <table:table-cell office:value-type="float" office:value="163" calcext:value-type="float">
            <text:p>163</text:p>
          </table:table-cell>
          <table:table-cell office:value-type="currency" office:currency="руб." office:value="351.453987730061" calcext:value-type="currency">
            <text:p>351.45 руб.</text:p>
          </table:table-cell>
          <table:table-cell office:value-type="percentage" office:value="0.687116564417178" calcext:value-type="percentage">
            <text:p>68.71%</text:p>
          </table:table-cell>
          <table:table-cell office:value-type="currency" office:currency="руб." office:value="1116.15178571429" calcext:value-type="currency">
            <text:p>1,116.15 руб.</text:p>
          </table:table-cell>
          <table:table-cell office:value-type="currency" office:currency="руб." office:value="766.926380368098" calcext:value-type="currency">
            <text:p>766.93 руб.</text:p>
          </table:table-cell>
          <table:table-cell office:value-type="percentage" office:value="2.18215301900955" calcext:value-type="percentage">
            <text:p>218.22%</text:p>
          </table:table-cell>
        </table:table-row>
        <table:table-row table:style-name="ro1">
          <table:table-cell table:style-name="ce144" office:value-type="string" calcext:value-type="string">
            <text:p>AVERAGES</text:p>
          </table:table-cell>
          <table:table-cell table:style-name="ce146" office:value-type="float" office:value="2.31669266770671" calcext:value-type="float">
            <text:p>2.32</text:p>
          </table:table-cell>
          <table:table-cell table:style-name="ce147" office:value-type="currency" office:currency="руб." office:value="676.873400673401" calcext:value-type="currency">
            <text:p>676.87 руб.</text:p>
          </table:table-cell>
          <table:table-cell table:style-name="ce144" office:value-type="float" office:value="938" calcext:value-type="float">
            <text:p>938</text:p>
          </table:table-cell>
          <table:table-cell table:style-name="ce147" office:value-type="currency" office:currency="руб." office:value="349.953091684435" calcext:value-type="currency">
            <text:p>349.95 руб.</text:p>
          </table:table-cell>
          <table:table-cell table:style-name="ce148" office:value-type="percentage" office:value="0.683368869936034" calcext:value-type="percentage">
            <text:p>68.34%</text:p>
          </table:table-cell>
          <table:table-cell table:style-name="ce147" office:value-type="currency" office:currency="руб." office:value="1568.10764430577" calcext:value-type="currency">
            <text:p>1,568.11 руб.</text:p>
          </table:table-cell>
          <table:table-cell table:style-name="ce147" office:value-type="currency" office:currency="руб." office:value="1071.59594882729" calcext:value-type="currency">
            <text:p>1,071.60 руб.</text:p>
          </table:table-cell>
          <table:table-cell table:style-name="ce148" office:value-type="percentage" office:value="3.06211310684344" calcext:value-type="percentage">
            <text:p>306.21%</text:p>
          </table:table-cell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UE_by_Source.A1:UE_by_Source.I1048576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UE_by_region.A1:UE_by_region.I1048576">
          <table:sort>
            <table:sort-by table:field-number="8" table:order="descending" table:data-type="automatic"/>
          </table:sort>
        </table:database-range>
      </table:database-ranges>
      <table:data-pilot-tables>
        <table:data-pilot-table table:name="DataPilot2" table:application-data="" table:target-range-address="'Сводная источник регион UE'.A29:'Сводная источник регион UE'.G34" table:buttons="" table:grand-total="none" table:identify-categories="true" table:show-filter-button="false" table:drill-down-on-double-click="false">
          <table:source-cell-range table:cell-range-address="'Сводная источник регион UE'.A1:'Сводная источник регион UE'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pc" table:orientation="data" table:used-hierarchy="0" table:function="min">
            <table:data-pilot-level table:show-empty="false" calcext:repeat-item-labels="false">
              <table:data-pilot-members>
                <table:data-pilot-member table:name="1.96" table:display="true" table:show-details="true"/>
                <table:data-pilot-member table:name="2.13" table:display="true" table:show-details="true"/>
                <table:data-pilot-member table:name="2.19" table:display="true" table:show-details="true"/>
                <table:data-pilot-member table:name="2.21" table:display="true" table:show-details="true"/>
                <table:data-pilot-member table:name="2.22" table:display="true" table:show-details="true"/>
                <table:data-pilot-member table:name="2.24" table:display="true" table:show-details="true"/>
                <table:data-pilot-member table:name="2.25" table:display="true" table:show-details="true"/>
                <table:data-pilot-member table:name="2.26" table:display="true" table:show-details="true"/>
                <table:data-pilot-member table:name="2.29" table:display="true" table:show-details="true"/>
                <table:data-pilot-member table:name="2.34" table:display="true" table:show-details="true"/>
                <table:data-pilot-member table:name="2.35" table:display="true" table:show-details="true"/>
                <table:data-pilot-member table:name="2.38" table:display="true" table:show-details="true"/>
                <table:data-pilot-member table:name="2.39" table:display="true" table:show-details="true"/>
                <table:data-pilot-member table:name="2.48" table:display="true" table:show-details="true"/>
                <table:data-pilot-member table:name="2.49" table:display="true" table:show-details="true"/>
                <table:data-pilot-member table:name="2.50" table:display="true" table:show-details="true"/>
                <table:data-pilot-member table:name="2.51" table:display="true" table:show-details="true"/>
                <table:data-pilot-member table:name="2.55" table:display="true" table:show-details="true"/>
                <table:data-pilot-member table:name="2.59" table:display="true" table:show-details="true"/>
                <table:data-pilot-member table:name="2.63" table:display="true" table:show-details="true"/>
                <table:data-pilot-member table:name="2.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Сводная источник регион UE'.A38:'Сводная источник регион UE'.G43" table:buttons="" table:grand-total="none" table:show-filter-button="false" table:drill-down-on-double-click="false">
          <table:source-cell-range table:cell-range-address="'Сводная источник регион UE'.A1:'Сводная источник регион UE'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p" table:orientation="data" table:used-hierarchy="0" table:function="max">
            <table:data-pilot-level table:show-empty="false" calcext:repeat-item-labels="false">
              <table:data-pilot-members>
                <table:data-pilot-member table:name="488.32" table:display="true" table:show-details="true"/>
                <table:data-pilot-member table:name="571.16" table:display="true" table:show-details="true"/>
                <table:data-pilot-member table:name="599.66" table:display="true" table:show-details="true"/>
                <table:data-pilot-member table:name="630.38" table:display="true" table:show-details="true"/>
                <table:data-pilot-member table:name="653.42" table:display="true" table:show-details="true"/>
                <table:data-pilot-member table:name="654.29" table:display="true" table:show-details="true"/>
                <table:data-pilot-member table:name="708.46" table:display="true" table:show-details="true"/>
                <table:data-pilot-member table:name="735.06" table:display="true" table:show-details="true"/>
                <table:data-pilot-member table:name="736.92" table:display="true" table:show-details="true"/>
                <table:data-pilot-member table:name="786.07" table:display="true" table:show-details="true"/>
                <table:data-pilot-member table:name="826.93" table:display="true" table:show-details="true"/>
                <table:data-pilot-member table:name="844.59" table:display="true" table:show-details="true"/>
                <table:data-pilot-member table:name="862.02" table:display="true" table:show-details="true"/>
                <table:data-pilot-member table:name="879.90" table:display="true" table:show-details="true"/>
                <table:data-pilot-member table:name="896.28" table:display="true" table:show-details="true"/>
                <table:data-pilot-member table:name="905.31" table:display="true" table:show-details="true"/>
                <table:data-pilot-member table:name="917.24" table:display="true" table:show-details="true"/>
                <table:data-pilot-member table:name="1,053.00" table:display="true" table:show-details="true"/>
                <table:data-pilot-member table:name="1,102.67" table:display="true" table:show-details="true"/>
                <table:data-pilot-member table:name="1,122.92" table:display="true" table:show-details="true"/>
                <table:data-pilot-member table:name="1,124.31" table:display="true" table:show-details="true"/>
                <table:data-pilot-member table:name="1,219.07" table:display="true" table:show-details="true"/>
                <table:data-pilot-member table:name="1,270.53" table:display="true" table:show-details="true"/>
                <table:data-pilot-member table:name="1,314.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Сводная источник регион UE'.A47:'Сводная источник регион UE'.G52" table:buttons="" table:grand-total="none" table:show-filter-button="false" table:drill-down-on-double-click="false">
          <table:source-cell-range table:cell-range-address="'Сводная источник регион UE'.A1:'Сводная источник регион UE'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1%" table:orientation="data" table:used-hierarchy="0" table:function="max">
            <table:data-pilot-level table:show-empty="false" calcext:repeat-item-labels="false">
              <table:data-pilot-members>
                <table:data-pilot-member table:name="60.00" table:display="true" table:show-details="true"/>
                <table:data-pilot-member table:name="60.31" table:display="true" table:show-details="true"/>
                <table:data-pilot-member table:name="63.16" table:display="true" table:show-details="true"/>
                <table:data-pilot-member table:name="63.79" table:display="true" table:show-details="true"/>
                <table:data-pilot-member table:name="65.22" table:display="true" table:show-details="true"/>
                <table:data-pilot-member table:name="65.87" table:display="true" table:show-details="true"/>
                <table:data-pilot-member table:name="66.87" table:display="true" table:show-details="true"/>
                <table:data-pilot-member table:name="67.61" table:display="true" table:show-details="true"/>
                <table:data-pilot-member table:name="67.63" table:display="true" table:show-details="true"/>
                <table:data-pilot-member table:name="67.97" table:display="true" table:show-details="true"/>
                <table:data-pilot-member table:name="68.07" table:display="true" table:show-details="true"/>
                <table:data-pilot-member table:name="68.13" table:display="true" table:show-details="true"/>
                <table:data-pilot-member table:name="68.71" table:display="true" table:show-details="true"/>
                <table:data-pilot-member table:name="68.79" table:display="true" table:show-details="true"/>
                <table:data-pilot-member table:name="69.74" table:display="true" table:show-details="true"/>
                <table:data-pilot-member table:name="70.13" table:display="true" table:show-details="true"/>
                <table:data-pilot-member table:name="70.86" table:display="true" table:show-details="true"/>
                <table:data-pilot-member table:name="70.91" table:display="true" table:show-details="true"/>
                <table:data-pilot-member table:name="71.59" table:display="true" table:show-details="true"/>
                <table:data-pilot-member table:name="72.54" table:display="true" table:show-details="true"/>
                <table:data-pilot-member table:name="72.86" table:display="true" table:show-details="true"/>
                <table:data-pilot-member table:name="73.33" table:display="true" table:show-details="true"/>
                <table:data-pilot-member table:name="75.16" table:display="true" table:show-details="true"/>
                <table:data-pilot-member table:name="76.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Сводная источник регион UE'.A56:'Сводная источник регион UE'.G61" table:buttons="" table:grand-total="none" table:show-filter-button="false" table:drill-down-on-double-click="false">
          <table:source-cell-range table:cell-range-address="'Сводная источник регион UE'.A1:'Сводная источник регион UE'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pc" table:orientation="data" table:used-hierarchy="0" table:function="sum">
            <table:data-pilot-level table:show-empty="false" calcext:repeat-item-labels="false">
              <table:data-pilot-members>
                <table:data-pilot-member table:name="1,116.15" table:display="true" table:show-details="true"/>
                <table:data-pilot-member table:name="1,282.65" table:display="true" table:show-details="true"/>
                <table:data-pilot-member table:name="1,342.98" table:display="true" table:show-details="true"/>
                <table:data-pilot-member table:name="1,359.91" table:display="true" table:show-details="true"/>
                <table:data-pilot-member table:name="1,400.83" table:display="true" table:show-details="true"/>
                <table:data-pilot-member table:name="1,631.59" table:display="true" table:show-details="true"/>
                <table:data-pilot-member table:name="1,727.94" table:display="true" table:show-details="true"/>
                <table:data-pilot-member table:name="1,838.59" table:display="true" table:show-details="true"/>
                <table:data-pilot-member table:name="1,847.08" table:display="true" table:show-details="true"/>
                <table:data-pilot-member table:name="1,880.87" table:display="true" table:show-details="true"/>
                <table:data-pilot-member table:name="1,939.80" table:display="true" table:show-details="true"/>
                <table:data-pilot-member table:name="1,943.76" table:display="true" table:show-details="true"/>
                <table:data-pilot-member table:name="1,962.93" table:display="true" table:show-details="true"/>
                <table:data-pilot-member table:name="2,022.37" table:display="true" table:show-details="true"/>
                <table:data-pilot-member table:name="2,028.02" table:display="true" table:show-details="true"/>
                <table:data-pilot-member table:name="2,203.79" table:display="true" table:show-details="true"/>
                <table:data-pilot-member table:name="2,305.99" table:display="true" table:show-details="true"/>
                <table:data-pilot-member table:name="2,394.65" table:display="true" table:show-details="true"/>
                <table:data-pilot-member table:name="2,486.87" table:display="true" table:show-details="true"/>
                <table:data-pilot-member table:name="2,606.95" table:display="true" table:show-details="true"/>
                <table:data-pilot-member table:name="2,789.59" table:display="true" table:show-details="true"/>
                <table:data-pilot-member table:name="2,955.32" table:display="true" table:show-details="true"/>
                <table:data-pilot-member table:name="3,010.36" table:display="true" table:show-details="true"/>
                <table:data-pilot-member table:name="3,295.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Сводная источник регион UE'.A65:'Сводная источник регион UE'.G70" table:buttons="" table:grand-total="none" table:show-filter-button="false" table:drill-down-on-double-click="false">
          <table:source-cell-range table:cell-range-address="'Сводная источник регион UE'.A1:'Сводная источник регион UE'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pu" table:orientation="data" table:used-hierarchy="0" table:function="sum">
            <table:data-pilot-level table:show-empty="false" calcext:repeat-item-labels="false">
              <table:data-pilot-members>
                <table:data-pilot-member table:name="766.93" table:display="true" table:show-details="true"/>
                <table:data-pilot-member table:name="848.20" table:display="true" table:show-details="true"/>
                <table:data-pilot-member table:name="882.33" table:display="true" table:show-details="true"/>
                <table:data-pilot-member table:name="973.57" table:display="true" table:show-details="true"/>
                <table:data-pilot-member table:name="982.40" table:display="true" table:show-details="true"/>
                <table:data-pilot-member table:name="983.94" table:display="true" table:show-details="true"/>
                <table:data-pilot-member table:name="1,108.25" table:display="true" table:show-details="true"/>
                <table:data-pilot-member table:name="1,174.46" table:display="true" table:show-details="true"/>
                <table:data-pilot-member table:name="1,280.35" table:display="true" table:show-details="true"/>
                <table:data-pilot-member table:name="1,356.16" table:display="true" table:show-details="true"/>
                <table:data-pilot-member table:name="1,374.56" table:display="true" table:show-details="true"/>
                <table:data-pilot-member table:name="1,381.87" table:display="true" table:show-details="true"/>
                <table:data-pilot-member table:name="1,416.17" table:display="true" table:show-details="true"/>
                <table:data-pilot-member table:name="1,439.48" table:display="true" table:show-details="true"/>
                <table:data-pilot-member table:name="1,501.33" table:display="true" table:show-details="true"/>
                <table:data-pilot-member table:name="1,541.52" table:display="true" table:show-details="true"/>
                <table:data-pilot-member table:name="1,577.43" table:display="true" table:show-details="true"/>
                <table:data-pilot-member table:name="1,608.13" table:display="true" table:show-details="true"/>
                <table:data-pilot-member table:name="1,681.77" table:display="true" table:show-details="true"/>
                <table:data-pilot-member table:name="1,779.57" table:display="true" table:show-details="true"/>
                <table:data-pilot-member table:name="1,890.96" table:display="true" table:show-details="true"/>
                <table:data-pilot-member table:name="1,927.39" table:display="true" table:show-details="true"/>
                <table:data-pilot-member table:name="2,134.62" table:display="true" table:show-details="true"/>
                <table:data-pilot-member table:name="2,227.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Сводная источник регион UE'.A74:'Сводная источник регион UE'.G79" table:buttons="" table:grand-total="none" table:show-filter-button="false" table:drill-down-on-double-click="false">
          <table:source-cell-range table:cell-range-address="'Сводная источник регион UE'.A1:'Сводная источник регион UE'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mi%" table:orientation="data" table:used-hierarchy="0" table:function="max">
            <table:data-pilot-level table:show-empty="false" calcext:repeat-item-labels="false">
              <table:data-pilot-members>
                <table:data-pilot-member table:name="218.22" table:display="true" table:show-details="true"/>
                <table:data-pilot-member table:name="244.74" table:display="true" table:show-details="true"/>
                <table:data-pilot-member table:name="251.08" table:display="true" table:show-details="true"/>
                <table:data-pilot-member table:name="277.11" table:display="true" table:show-details="true"/>
                <table:data-pilot-member table:name="277.97" table:display="true" table:show-details="true"/>
                <table:data-pilot-member table:name="282.03" table:display="true" table:show-details="true"/>
                <table:data-pilot-member table:name="307.34" table:display="true" table:show-details="true"/>
                <table:data-pilot-member table:name="329.79" table:display="true" table:show-details="true"/>
                <table:data-pilot-member table:name="387.13" table:display="true" table:show-details="true"/>
                <table:data-pilot-member table:name="391.59" table:display="true" table:show-details="true"/>
                <table:data-pilot-member table:name="393.87" table:display="true" table:show-details="true"/>
                <table:data-pilot-member table:name="398.94" table:display="true" table:show-details="true"/>
                <table:data-pilot-member table:name="406.32" table:display="true" table:show-details="true"/>
                <table:data-pilot-member table:name="415.41" table:display="true" table:show-details="true"/>
                <table:data-pilot-member table:name="439.07" table:display="true" table:show-details="true"/>
                <table:data-pilot-member table:name="443.12" table:display="true" table:show-details="true"/>
                <table:data-pilot-member table:name="449.35" table:display="true" table:show-details="true"/>
                <table:data-pilot-member table:name="461.55" table:display="true" table:show-details="true"/>
                <table:data-pilot-member table:name="464.47" table:display="true" table:show-details="true"/>
                <table:data-pilot-member table:name="522.62" table:display="true" table:show-details="true"/>
                <table:data-pilot-member table:name="529.84" table:display="true" table:show-details="true"/>
                <table:data-pilot-member table:name="543.76" table:display="true" table:show-details="true"/>
                <table:data-pilot-member table:name="592.40" table:display="true" table:show-details="true"/>
                <table:data-pilot-member table:name="632.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3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32P0"/>
    </number:currency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Sub-table_20_heading" style:display-name="Sub-table heading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underline-style="non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5:27:13.721835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Дмитрий Голуб</meta:initial-creator>
    <meta:creation-date>2019-10-13T23:45:30.192149756</meta:creation-date>
    <dc:date>2019-10-18T15:43:42.640254812</dc:date>
    <dc:creator>Д Голуб</dc:creator>
    <meta:editing-duration>PT1H11M16S</meta:editing-duration>
    <meta:editing-cycles>13</meta:editing-cycles>
    <meta:generator>LibreOffice/6.3.2.2$Linux_X86_64 LibreOffice_project/30$Build-2</meta:generator>
    <meta:document-statistic meta:table-count="6" meta:cell-count="1364" meta:object-count="0"/>
  </office:meta>
</office:document-meta>
</file>